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07" calcext:value-type="float">
            <text:p>0.79007</text:p>
          </table:table-cell>
          <table:table-cell office:value-type="float" office:value="0.358964" calcext:value-type="float">
            <text:p>0.358964</text:p>
          </table:table-cell>
          <table:table-cell office:value-type="float" office:value="0.298" calcext:value-type="float">
            <text:p>0.298</text:p>
          </table:table-cell>
          <table:table-cell office:value-type="float" office:value="0.507" calcext:value-type="float">
            <text:p>0.507</text:p>
          </table:table-cell>
          <table:table-cell office:value-type="float" office:value="0.792" calcext:value-type="float">
            <text:p>0.792</text:p>
          </table:table-cell>
          <table:table-cell office:value-type="float" office:value="0.945" calcext:value-type="float">
            <text:p>0.945</text:p>
          </table:table-cell>
          <table:table-cell office:value-type="float" office:value="2.615" calcext:value-type="float">
            <text:p>2.6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257" calcext:value-type="float">
            <text:p>0.35257</text:p>
          </table:table-cell>
          <table:table-cell office:value-type="float" office:value="0.0742609" calcext:value-type="float">
            <text:p>0.0742609</text:p>
          </table:table-cell>
          <table:table-cell office:value-type="float" office:value="0.248" calcext:value-type="float">
            <text:p>0.248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387" calcext:value-type="float">
            <text:p>0.387</text:p>
          </table:table-cell>
          <table:table-cell office:value-type="float" office:value="0.629" calcext:value-type="float">
            <text:p>0.6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0183894" calcext:value-type="float">
            <text:p>0.0183894</text:p>
          </table:table-cell>
          <table:table-cell office:value-type="float" office:value="0.22" calcext:value-type="float">
            <text:p>0.22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8" calcext:value-type="float">
            <text:p>0.24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9" calcext:value-type="float">
            <text:p>0.24109</text:p>
          </table:table-cell>
          <table:table-cell office:value-type="float" office:value="0.0203367" calcext:value-type="float">
            <text:p>0.020336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387" calcext:value-type="float">
            <text:p>0.3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988" calcext:value-type="float">
            <text:p>0.23988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1" calcext:value-type="float">
            <text:p>0.241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95" calcext:value-type="float">
            <text:p>0.25295</text:p>
          </table:table-cell>
          <table:table-cell office:value-type="float" office:value="0.0575627" calcext:value-type="float">
            <text:p>0.057562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66" calcext:value-type="float">
            <text:p>0.7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7" calcext:value-type="float">
            <text:p>0.25817</text:p>
          </table:table-cell>
          <table:table-cell office:value-type="float" office:value="0.0222617" calcext:value-type="float">
            <text:p>0.0222617</text:p>
          </table:table-cell>
          <table:table-cell office:value-type="float" office:value="0.229" calcext:value-type="float">
            <text:p>0.229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9" calcext:value-type="float">
            <text:p>0.2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341" calcext:value-type="float">
            <text:p>0.3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5" calcext:value-type="float">
            <text:p>0.28525</text:p>
          </table:table-cell>
          <table:table-cell office:value-type="float" office:value="0.0372246" calcext:value-type="float">
            <text:p>0.0372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295" calcext:value-type="float">
            <text:p>0.295</text:p>
          </table:table-cell>
          <table:table-cell office:value-type="float" office:value="0.548" calcext:value-type="float">
            <text:p>0.5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663" calcext:value-type="float">
            <text:p>0.28663</text:p>
          </table:table-cell>
          <table:table-cell office:value-type="float" office:value="0.0189191" calcext:value-type="float">
            <text:p>0.0189191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5" calcext:value-type="float">
            <text:p>0.3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771" calcext:value-type="float">
            <text:p>0.32771</text:p>
          </table:table-cell>
          <table:table-cell office:value-type="float" office:value="0.0249685" calcext:value-type="float">
            <text:p>0.0249685</text:p>
          </table:table-cell>
          <table:table-cell office:value-type="float" office:value="0.304" calcext:value-type="float">
            <text:p>0.30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497" calcext:value-type="float">
            <text:p>0.4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97" calcext:value-type="float">
            <text:p>0.40697</text:p>
          </table:table-cell>
          <table:table-cell office:value-type="float" office:value="0.0377578" calcext:value-type="float">
            <text:p>0.0377578</text:p>
          </table:table-cell>
          <table:table-cell office:value-type="float" office:value="0.322" calcext:value-type="float">
            <text:p>0.322</text:p>
          </table:table-cell>
          <table:table-cell office:value-type="float" office:value="0.389" calcext:value-type="float">
            <text:p>0.389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8" calcext:value-type="float">
            <text:p>0.408</text:p>
          </table:table-cell>
          <table:table-cell office:value-type="float" office:value="0.66" calcext:value-type="float">
            <text:p>0.6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31" calcext:value-type="float">
            <text:p>0.63231</text:p>
          </table:table-cell>
          <table:table-cell office:value-type="float" office:value="0.0569584" calcext:value-type="float">
            <text:p>0.05695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8" calcext:value-type="float">
            <text:p>0.58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85" calcext:value-type="float">
            <text:p>0.685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6401" calcext:value-type="float">
            <text:p>1.06401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0.853" calcext:value-type="float">
            <text:p>0.853</text:p>
          </table:table-cell>
          <table:table-cell office:value-type="float" office:value="0.934" calcext:value-type="float">
            <text:p>0.934</text:p>
          </table:table-cell>
          <table:table-cell office:value-type="float" office:value="1.078" calcext:value-type="float">
            <text:p>1.078</text:p>
          </table:table-cell>
          <table:table-cell office:value-type="float" office:value="1.168" calcext:value-type="float">
            <text:p>1.168</text:p>
          </table:table-cell>
          <table:table-cell office:value-type="float" office:value="1.252" calcext:value-type="float">
            <text:p>1.2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938" calcext:value-type="float">
            <text:p>1.79938</text:p>
          </table:table-cell>
          <table:table-cell office:value-type="float" office:value="0.203429" calcext:value-type="float">
            <text:p>0.203429</text:p>
          </table:table-cell>
          <table:table-cell office:value-type="float" office:value="1.428" calcext:value-type="float">
            <text:p>1.428</text:p>
          </table:table-cell>
          <table:table-cell office:value-type="float" office:value="1.568" calcext:value-type="float">
            <text:p>1.568</text:p>
          </table:table-cell>
          <table:table-cell office:value-type="float" office:value="1.882" calcext:value-type="float">
            <text:p>1.882</text:p>
          </table:table-cell>
          <table:table-cell office:value-type="float" office:value="1.957" calcext:value-type="float">
            <text:p>1.957</text:p>
          </table:table-cell>
          <table:table-cell office:value-type="float" office:value="2.085" calcext:value-type="float">
            <text:p>2.0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39651" calcext:value-type="float">
            <text:p>3.39651</text:p>
          </table:table-cell>
          <table:table-cell office:value-type="float" office:value="0.456422" calcext:value-type="float">
            <text:p>0.456422</text:p>
          </table:table-cell>
          <table:table-cell office:value-type="float" office:value="2.557" calcext:value-type="float">
            <text:p>2.557</text:p>
          </table:table-cell>
          <table:table-cell office:value-type="float" office:value="2.855" calcext:value-type="float">
            <text:p>2.855</text:p>
          </table:table-cell>
          <table:table-cell office:value-type="float" office:value="3.617" calcext:value-type="float">
            <text:p>3.617</text:p>
          </table:table-cell>
          <table:table-cell office:value-type="float" office:value="3.758" calcext:value-type="float">
            <text:p>3.758</text:p>
          </table:table-cell>
          <table:table-cell office:value-type="float" office:value="4.136" calcext:value-type="float">
            <text:p>4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6365" calcext:value-type="float">
            <text:p>6.16365</text:p>
          </table:table-cell>
          <table:table-cell office:value-type="float" office:value="0.816608" calcext:value-type="float">
            <text:p>0.816608</text:p>
          </table:table-cell>
          <table:table-cell office:value-type="float" office:value="4.838" calcext:value-type="float">
            <text:p>4.838</text:p>
          </table:table-cell>
          <table:table-cell office:value-type="float" office:value="5.204" calcext:value-type="float">
            <text:p>5.204</text:p>
          </table:table-cell>
          <table:table-cell office:value-type="float" office:value="6.408" calcext:value-type="float">
            <text:p>6.408</text:p>
          </table:table-cell>
          <table:table-cell office:value-type="float" office:value="6.807" calcext:value-type="float">
            <text:p>6.807</text:p>
          </table:table-cell>
          <table:table-cell office:value-type="float" office:value="7.371" calcext:value-type="float">
            <text:p>7.3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4817" calcext:value-type="float">
            <text:p>12.4817</text:p>
          </table:table-cell>
          <table:table-cell office:value-type="float" office:value="1.60748" calcext:value-type="float">
            <text:p>1.60748</text:p>
          </table:table-cell>
          <table:table-cell office:value-type="float" office:value="9.361" calcext:value-type="float">
            <text:p>9.361</text:p>
          </table:table-cell>
          <table:table-cell office:value-type="float" office:value="10.721" calcext:value-type="float">
            <text:p>10.721</text:p>
          </table:table-cell>
          <table:table-cell office:value-type="float" office:value="13.234" calcext:value-type="float">
            <text:p>13.234</text:p>
          </table:table-cell>
          <table:table-cell office:value-type="float" office:value="13.936" calcext:value-type="float">
            <text:p>13.936</text:p>
          </table:table-cell>
          <table:table-cell office:value-type="float" office:value="14.336" calcext:value-type="float">
            <text:p>14.3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.1585" calcext:value-type="float">
            <text:p>26.1585</text:p>
          </table:table-cell>
          <table:table-cell office:value-type="float" office:value="2.55629" calcext:value-type="float">
            <text:p>2.55629</text:p>
          </table:table-cell>
          <table:table-cell office:value-type="float" office:value="20.906" calcext:value-type="float">
            <text:p>20.906</text:p>
          </table:table-cell>
          <table:table-cell office:value-type="float" office:value="23.38" calcext:value-type="float">
            <text:p>23.38</text:p>
          </table:table-cell>
          <table:table-cell office:value-type="float" office:value="27.262" calcext:value-type="float">
            <text:p>27.262</text:p>
          </table:table-cell>
          <table:table-cell office:value-type="float" office:value="28.602" calcext:value-type="float">
            <text:p>28.602</text:p>
          </table:table-cell>
          <table:table-cell office:value-type="float" office:value="29.102" calcext:value-type="float">
            <text:p>29.1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3195" calcext:value-type="float">
            <text:p>52.3195</text:p>
          </table:table-cell>
          <table:table-cell office:value-type="float" office:value="5.56002" calcext:value-type="float">
            <text:p>5.56002</text:p>
          </table:table-cell>
          <table:table-cell office:value-type="float" office:value="39.549" calcext:value-type="float">
            <text:p>39.549</text:p>
          </table:table-cell>
          <table:table-cell office:value-type="float" office:value="47.048" calcext:value-type="float">
            <text:p>47.048</text:p>
          </table:table-cell>
          <table:table-cell office:value-type="float" office:value="54.645" calcext:value-type="float">
            <text:p>54.645</text:p>
          </table:table-cell>
          <table:table-cell office:value-type="float" office:value="57.432" calcext:value-type="float">
            <text:p>57.432</text:p>
          </table:table-cell>
          <table:table-cell office:value-type="float" office:value="58.091" calcext:value-type="float">
            <text:p>58.0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3.09854" calcext:value-type="float">
            <text:p>3.09854</text:p>
          </table:table-cell>
          <table:table-cell office:value-type="float" office:value="98.061" calcext:value-type="float">
            <text:p>98.061</text:p>
          </table:table-cell>
          <table:table-cell office:value-type="float" office:value="113.464" calcext:value-type="float">
            <text:p>113.464</text:p>
          </table:table-cell>
          <table:table-cell office:value-type="float" office:value="115.323" calcext:value-type="float">
            <text:p>115.323</text:p>
          </table:table-cell>
          <table:table-cell office:value-type="float" office:value="115.834" calcext:value-type="float">
            <text:p>115.834</text:p>
          </table:table-cell>
          <table:table-cell office:value-type="float" office:value="116.392" calcext:value-type="float">
            <text:p>116.3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772" calcext:value-type="float">
            <text:p>230.772</text:p>
          </table:table-cell>
          <table:table-cell office:value-type="float" office:value="2.57207" calcext:value-type="float">
            <text:p>2.57207</text:p>
          </table:table-cell>
          <table:table-cell office:value-type="float" office:value="218.465" calcext:value-type="float">
            <text:p>218.465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231.302" calcext:value-type="float">
            <text:p>231.30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35" calcext:value-type="float">
            <text:p>2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2.69105" calcext:value-type="float">
            <text:p>2.69105</text:p>
          </table:table-cell>
          <table:table-cell office:value-type="float" office:value="452.916" calcext:value-type="float">
            <text:p>452.916</text:p>
          </table:table-cell>
          <table:table-cell office:value-type="float" office:value="468.144" calcext:value-type="float">
            <text:p>468.144</text:p>
          </table:table-cell>
          <table:table-cell office:value-type="float" office:value="469.158" calcext:value-type="float">
            <text:p>469.158</text:p>
          </table:table-cell>
          <table:table-cell office:value-type="float" office:value="469.663" calcext:value-type="float">
            <text:p>469.663</text:p>
          </table:table-cell>
          <table:table-cell office:value-type="float" office:value="470.672" calcext:value-type="float">
            <text:p>470.6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8.771" calcext:value-type="float">
            <text:p>938.771</text:p>
          </table:table-cell>
          <table:table-cell office:value-type="float" office:value="3.33407" calcext:value-type="float">
            <text:p>3.33407</text:p>
          </table:table-cell>
          <table:table-cell office:value-type="float" office:value="931.593" calcext:value-type="float">
            <text:p>931.593</text:p>
          </table:table-cell>
          <table:table-cell office:value-type="float" office:value="937.76" calcext:value-type="float">
            <text:p>937.76</text:p>
          </table:table-cell>
          <table:table-cell office:value-type="float" office:value="938.366" calcext:value-type="float">
            <text:p>938.366</text:p>
          </table:table-cell>
          <table:table-cell office:value-type="float" office:value="938.725" calcext:value-type="float">
            <text:p>938.725</text:p>
          </table:table-cell>
          <table:table-cell office:value-type="float" office:value="953.812" calcext:value-type="float">
            <text:p>953.8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0.48" calcext:value-type="float">
            <text:p>1900.48</text:p>
          </table:table-cell>
          <table:table-cell office:value-type="float" office:value="5.22595" calcext:value-type="float">
            <text:p>5.22595</text:p>
          </table:table-cell>
          <table:table-cell office:value-type="float" office:value="1883" calcext:value-type="float">
            <text:p>1883</text:p>
          </table:table-cell>
          <table:table-cell office:value-type="float" office:value="1898.81" calcext:value-type="float">
            <text:p>1898.81</text:p>
          </table:table-cell>
          <table:table-cell office:value-type="float" office:value="1900.25" calcext:value-type="float">
            <text:p>1900.25</text:p>
          </table:table-cell>
          <table:table-cell office:value-type="float" office:value="1901.47" calcext:value-type="float">
            <text:p>1901.47</text:p>
          </table:table-cell>
          <table:table-cell office:value-type="float" office:value="1932.15" calcext:value-type="float">
            <text:p>1932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115" calcext:value-type="float">
            <text:p>0.09115</text:p>
          </table:table-cell>
          <table:table-cell office:value-type="float" office:value="0.0306155" calcext:value-type="float">
            <text:p>0.030615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394" calcext:value-type="float">
            <text:p>0.3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535" calcext:value-type="float">
            <text:p>0.17535</text:p>
          </table:table-cell>
          <table:table-cell office:value-type="float" office:value="0.0226024" calcext:value-type="float">
            <text:p>0.0226024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394" calcext:value-type="float">
            <text:p>0.3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551" calcext:value-type="float">
            <text:p>0.17551</text:p>
          </table:table-cell>
          <table:table-cell office:value-type="float" office:value="0.0215771" calcext:value-type="float">
            <text:p>0.0215771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73" calcext:value-type="float">
            <text:p>0.173</text:p>
          </table:table-cell>
          <table:table-cell office:value-type="float" office:value="0.385" calcext:value-type="float">
            <text:p>0.3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289" calcext:value-type="float">
            <text:p>0.25289</text:p>
          </table:table-cell>
          <table:table-cell office:value-type="float" office:value="0.0241875" calcext:value-type="float">
            <text:p>0.02418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1" calcext:value-type="float">
            <text:p>0.251</text:p>
          </table:table-cell>
          <table:table-cell office:value-type="float" office:value="0.488" calcext:value-type="float">
            <text:p>0.4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147" calcext:value-type="float">
            <text:p>0.25147</text:p>
          </table:table-cell>
          <table:table-cell office:value-type="float" office:value="0.0227493" calcext:value-type="float">
            <text:p>0.022749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6" calcext:value-type="float">
            <text:p>0.4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078" calcext:value-type="float">
            <text:p>0.34078</text:p>
          </table:table-cell>
          <table:table-cell office:value-type="float" office:value="0.0237161" calcext:value-type="float">
            <text:p>0.0237161</text:p>
          </table:table-cell>
          <table:table-cell office:value-type="float" office:value="0.332" calcext:value-type="float">
            <text:p>0.33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569" calcext:value-type="float">
            <text:p>0.5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114" calcext:value-type="float">
            <text:p>0.34114</text:p>
          </table:table-cell>
          <table:table-cell office:value-type="float" office:value="0.0236559" calcext:value-type="float">
            <text:p>0.023655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4" calcext:value-type="float">
            <text:p>0.5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022" calcext:value-type="float">
            <text:p>0.43022</text:p>
          </table:table-cell>
          <table:table-cell office:value-type="float" office:value="0.0393638" calcext:value-type="float">
            <text:p>0.0393638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office:value-type="float" office:value="0.815" calcext:value-type="float">
            <text:p>0.8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0.038542" calcext:value-type="float">
            <text:p>0.03854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1" calcext:value-type="float">
            <text:p>0.431</text:p>
          </table:table-cell>
          <table:table-cell office:value-type="float" office:value="0.81" calcext:value-type="float">
            <text:p>0.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131" calcext:value-type="float">
            <text:p>0.52131</text:p>
          </table:table-cell>
          <table:table-cell office:value-type="float" office:value="0.0424692" calcext:value-type="float">
            <text:p>0.0424692</text:p>
          </table:table-cell>
          <table:table-cell office:value-type="float" office:value="0.51" calcext:value-type="float">
            <text:p>0.51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94" calcext:value-type="float">
            <text:p>0.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189" calcext:value-type="float">
            <text:p>0.52189</text:p>
          </table:table-cell>
          <table:table-cell office:value-type="float" office:value="0.0397967" calcext:value-type="float">
            <text:p>0.0397967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8" calcext:value-type="float">
            <text:p>0.518</text:p>
          </table:table-cell>
          <table:table-cell office:value-type="float" office:value="0.911" calcext:value-type="float">
            <text:p>0.9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408" calcext:value-type="float">
            <text:p>0.61408</text:p>
          </table:table-cell>
          <table:table-cell office:value-type="float" office:value="0.0407771" calcext:value-type="float">
            <text:p>0.040777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04074" calcext:value-type="float">
            <text:p>0.04074</text:p>
          </table:table-cell>
          <table:table-cell office:value-type="float" office:value="0.63" calcext:value-type="float">
            <text:p>0.63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8" calcext:value-type="float">
            <text:p>0.638</text:p>
          </table:table-cell>
          <table:table-cell office:value-type="float" office:value="1.041" calcext:value-type="float">
            <text:p>1.0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5218" calcext:value-type="float">
            <text:p>0.85218</text:p>
          </table:table-cell>
          <table:table-cell office:value-type="float" office:value="0.0443437" calcext:value-type="float">
            <text:p>0.044343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5" calcext:value-type="float">
            <text:p>0.8495</text:p>
          </table:table-cell>
          <table:table-cell office:value-type="float" office:value="1.277" calcext:value-type="float">
            <text:p>1.2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1317" calcext:value-type="float">
            <text:p>1.01317</text:p>
          </table:table-cell>
          <table:table-cell office:value-type="float" office:value="0.0487992" calcext:value-type="float">
            <text:p>0.0487992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25" calcext:value-type="float">
            <text:p>1.0025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05" calcext:value-type="float">
            <text:p>1.0105</text:p>
          </table:table-cell>
          <table:table-cell office:value-type="float" office:value="1.488" calcext:value-type="float">
            <text:p>1.4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3297" calcext:value-type="float">
            <text:p>1.43297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1.328" calcext:value-type="float">
            <text:p>1.328</text:p>
          </table:table-cell>
          <table:table-cell office:value-type="float" office:value="1.3365" calcext:value-type="float">
            <text:p>1.3365</text:p>
          </table:table-cell>
          <table:table-cell office:value-type="float" office:value="1.475" calcext:value-type="float">
            <text:p>1.475</text:p>
          </table:table-cell>
          <table:table-cell office:value-type="float" office:value="1.482" calcext:value-type="float">
            <text:p>1.482</text:p>
          </table:table-cell>
          <table:table-cell office:value-type="float" office:value="2.024" calcext:value-type="float">
            <text:p>2.0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96303" calcext:value-type="float">
            <text:p>1.96303</text:p>
          </table:table-cell>
          <table:table-cell office:value-type="float" office:value="0.0968811" calcext:value-type="float">
            <text:p>0.0968811</text:p>
          </table:table-cell>
          <table:table-cell office:value-type="float" office:value="1.915" calcext:value-type="float">
            <text:p>1.915</text:p>
          </table:table-cell>
          <table:table-cell office:value-type="float" office:value="1.93" calcext:value-type="float">
            <text:p>1.93</text:p>
          </table:table-cell>
          <table:table-cell office:value-type="float" office:value="1.948" calcext:value-type="float">
            <text:p>1.948</text:p>
          </table:table-cell>
          <table:table-cell office:value-type="float" office:value="1.956" calcext:value-type="float">
            <text:p>1.956</text:p>
          </table:table-cell>
          <table:table-cell office:value-type="float" office:value="2.727" calcext:value-type="float">
            <text:p>2.7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829" calcext:value-type="float">
            <text:p>5.42829</text:p>
          </table:table-cell>
          <table:table-cell office:value-type="float" office:value="0.118542" calcext:value-type="float">
            <text:p>0.118542</text:p>
          </table:table-cell>
          <table:table-cell office:value-type="float" office:value="5.395" calcext:value-type="float">
            <text:p>5.395</text:p>
          </table:table-cell>
          <table:table-cell office:value-type="float" office:value="5.4095" calcext:value-type="float">
            <text:p>5.4095</text:p>
          </table:table-cell>
          <table:table-cell office:value-type="float" office:value="5.415" calcext:value-type="float">
            <text:p>5.415</text:p>
          </table:table-cell>
          <table:table-cell office:value-type="float" office:value="5.423" calcext:value-type="float">
            <text:p>5.423</text:p>
          </table:table-cell>
          <table:table-cell office:value-type="float" office:value="6.603" calcext:value-type="float">
            <text:p>6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1941" calcext:value-type="float">
            <text:p>10.1941</text:p>
          </table:table-cell>
          <table:table-cell office:value-type="float" office:value="0.194974" calcext:value-type="float">
            <text:p>0.194974</text:p>
          </table:table-cell>
          <table:table-cell office:value-type="float" office:value="10.159" calcext:value-type="float">
            <text:p>10.159</text:p>
          </table:table-cell>
          <table:table-cell office:value-type="float" office:value="10.168" calcext:value-type="float">
            <text:p>10.168</text:p>
          </table:table-cell>
          <table:table-cell office:value-type="float" office:value="10.174" calcext:value-type="float">
            <text:p>10.174</text:p>
          </table:table-cell>
          <table:table-cell office:value-type="float" office:value="10.182" calcext:value-type="float">
            <text:p>10.182</text:p>
          </table:table-cell>
          <table:table-cell office:value-type="float" office:value="12.132" calcext:value-type="float">
            <text:p>12.1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4167" calcext:value-type="float">
            <text:p>21.4167</text:p>
          </table:table-cell>
          <table:table-cell office:value-type="float" office:value="0.353978" calcext:value-type="float">
            <text:p>0.353978</text:p>
          </table:table-cell>
          <table:table-cell office:value-type="float" office:value="21.344" calcext:value-type="float">
            <text:p>21.344</text:p>
          </table:table-cell>
          <table:table-cell office:value-type="float" office:value="21.368" calcext:value-type="float">
            <text:p>21.368</text:p>
          </table:table-cell>
          <table:table-cell office:value-type="float" office:value="21.382" calcext:value-type="float">
            <text:p>21.382</text:p>
          </table:table-cell>
          <table:table-cell office:value-type="float" office:value="21.3935" calcext:value-type="float">
            <text:p>21.3935</text:p>
          </table:table-cell>
          <table:table-cell office:value-type="float" office:value="24.934" calcext:value-type="float">
            <text:p>24.9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.8811" calcext:value-type="float">
            <text:p>41.8811</text:p>
          </table:table-cell>
          <table:table-cell office:value-type="float" office:value="0.655974" calcext:value-type="float">
            <text:p>0.655974</text:p>
          </table:table-cell>
          <table:table-cell office:value-type="float" office:value="41.747" calcext:value-type="float">
            <text:p>41.747</text:p>
          </table:table-cell>
          <table:table-cell office:value-type="float" office:value="41.8" calcext:value-type="float">
            <text:p>41.8</text:p>
          </table:table-cell>
          <table:table-cell office:value-type="float" office:value="41.814" calcext:value-type="float">
            <text:p>41.814</text:p>
          </table:table-cell>
          <table:table-cell office:value-type="float" office:value="41.8315" calcext:value-type="float">
            <text:p>41.8315</text:p>
          </table:table-cell>
          <table:table-cell office:value-type="float" office:value="48.404" calcext:value-type="float">
            <text:p>48.4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.4241" calcext:value-type="float">
            <text:p>90.4241</text:p>
          </table:table-cell>
          <table:table-cell office:value-type="float" office:value="1.26978" calcext:value-type="float">
            <text:p>1.26978</text:p>
          </table:table-cell>
          <table:table-cell office:value-type="float" office:value="90.206" calcext:value-type="float">
            <text:p>90.206</text:p>
          </table:table-cell>
          <table:table-cell office:value-type="float" office:value="90.2745" calcext:value-type="float">
            <text:p>90.2745</text:p>
          </table:table-cell>
          <table:table-cell office:value-type="float" office:value="90.295" calcext:value-type="float">
            <text:p>90.295</text:p>
          </table:table-cell>
          <table:table-cell office:value-type="float" office:value="90.31" calcext:value-type="float">
            <text:p>90.31</text:p>
          </table:table-cell>
          <table:table-cell office:value-type="float" office:value="103.053" calcext:value-type="float">
            <text:p>103.0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9.908" calcext:value-type="float">
            <text:p>179.908</text:p>
          </table:table-cell>
          <table:table-cell office:value-type="float" office:value="2.48577" calcext:value-type="float">
            <text:p>2.48577</text:p>
          </table:table-cell>
          <table:table-cell office:value-type="float" office:value="179.559" calcext:value-type="float">
            <text:p>179.559</text:p>
          </table:table-cell>
          <table:table-cell office:value-type="float" office:value="179.621" calcext:value-type="float">
            <text:p>179.621</text:p>
          </table:table-cell>
          <table:table-cell office:value-type="float" office:value="179.642" calcext:value-type="float">
            <text:p>179.642</text:p>
          </table:table-cell>
          <table:table-cell office:value-type="float" office:value="179.678" calcext:value-type="float">
            <text:p>179.678</text:p>
          </table:table-cell>
          <table:table-cell office:value-type="float" office:value="204.63" calcext:value-type="float">
            <text:p>204.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8.67" calcext:value-type="float">
            <text:p>388.67</text:p>
          </table:table-cell>
          <table:table-cell office:value-type="float" office:value="4.92863" calcext:value-type="float">
            <text:p>4.92863</text:p>
          </table:table-cell>
          <table:table-cell office:value-type="float" office:value="388.034" calcext:value-type="float">
            <text:p>388.034</text:p>
          </table:table-cell>
          <table:table-cell office:value-type="float" office:value="388.115" calcext:value-type="float">
            <text:p>388.115</text:p>
          </table:table-cell>
          <table:table-cell office:value-type="float" office:value="388.147" calcext:value-type="float">
            <text:p>388.147</text:p>
          </table:table-cell>
          <table:table-cell office:value-type="float" office:value="388.191" calcext:value-type="float">
            <text:p>388.191</text:p>
          </table:table-cell>
          <table:table-cell office:value-type="float" office:value="437.698" calcext:value-type="float">
            <text:p>437.6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04" calcext:value-type="float">
            <text:p>0.02004</text:p>
          </table:table-cell>
          <table:table-cell office:value-type="float" office:value="0.0208806" calcext:value-type="float">
            <text:p>0.0208806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131" calcext:value-type="float">
            <text:p>0.13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23" calcext:value-type="float">
            <text:p>0.03023</text:p>
          </table:table-cell>
          <table:table-cell office:value-type="float" office:value="0.00701691" calcext:value-type="float">
            <text:p>0.0070169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79" calcext:value-type="float">
            <text:p>0.0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186" calcext:value-type="float">
            <text:p>0.03186</text:p>
          </table:table-cell>
          <table:table-cell office:value-type="float" office:value="0.00631668" calcext:value-type="float">
            <text:p>0.0063166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0.075" calcext:value-type="float">
            <text:p>0.0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0538947" calcext:value-type="float">
            <text:p>0.0053894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5" calcext:value-type="float">
            <text:p>0.09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963" calcext:value-type="float">
            <text:p>0.04963</text:p>
          </table:table-cell>
          <table:table-cell office:value-type="float" office:value="0.00161031" calcext:value-type="float">
            <text:p>0.00161031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76" calcext:value-type="float">
            <text:p>0.06676</text:p>
          </table:table-cell>
          <table:table-cell office:value-type="float" office:value="0.0060665" calcext:value-type="float">
            <text:p>0.00606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24" calcext:value-type="float">
            <text:p>0.12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642" calcext:value-type="float">
            <text:p>0.06642</text:p>
          </table:table-cell>
          <table:table-cell office:value-type="float" office:value="0.00522337" calcext:value-type="float">
            <text:p>0.005223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117" calcext:value-type="float">
            <text:p>0.1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415" calcext:value-type="float">
            <text:p>0.08415</text:p>
          </table:table-cell>
          <table:table-cell office:value-type="float" office:value="0.00598059" calcext:value-type="float">
            <text:p>0.00598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4" calcext:value-type="float">
            <text:p>0.12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389" calcext:value-type="float">
            <text:p>0.08389</text:p>
          </table:table-cell>
          <table:table-cell office:value-type="float" office:value="0.00498778" calcext:value-type="float">
            <text:p>0.00498778</text:p>
          </table:table-cell>
          <table:table-cell office:value-type="float" office:value="0.08" calcext:value-type="float">
            <text:p>0.0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" calcext:value-type="float">
            <text:p>0.1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00607516" calcext:value-type="float">
            <text:p>0.00607516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1" calcext:value-type="float">
            <text:p>0.1</text:p>
          </table:table-cell>
          <table:table-cell office:value-type="float" office:value="0.141" calcext:value-type="float">
            <text:p>0.1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934" calcext:value-type="float">
            <text:p>0.09934</text:p>
          </table:table-cell>
          <table:table-cell office:value-type="float" office:value="0.00470791" calcext:value-type="float">
            <text:p>0.004707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853" calcext:value-type="float">
            <text:p>0.10853</text:p>
          </table:table-cell>
          <table:table-cell office:value-type="float" office:value="0.00782618" calcext:value-type="float">
            <text:p>0.0078261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4" calcext:value-type="float">
            <text:p>0.114</text:p>
          </table:table-cell>
          <table:table-cell office:value-type="float" office:value="0.153" calcext:value-type="float">
            <text:p>0.1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00426262" calcext:value-type="float">
            <text:p>0.0042626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138" calcext:value-type="float">
            <text:p>0.12138</text:p>
          </table:table-cell>
          <table:table-cell office:value-type="float" office:value="0.00870377" calcext:value-type="float">
            <text:p>0.0087037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019" calcext:value-type="float">
            <text:p>0.13019</text:p>
          </table:table-cell>
          <table:table-cell office:value-type="float" office:value="0.0135733" calcext:value-type="float">
            <text:p>0.013573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" calcext:value-type="float">
            <text:p>0.1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45" calcext:value-type="float">
            <text:p>0.145</text:p>
          </table:table-cell>
          <table:table-cell office:value-type="float" office:value="0.161" calcext:value-type="float">
            <text:p>0.1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554" calcext:value-type="float">
            <text:p>0.13554</text:p>
          </table:table-cell>
          <table:table-cell office:value-type="float" office:value="0.00940789" calcext:value-type="float">
            <text:p>0.0094078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86" calcext:value-type="float">
            <text:p>0.18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507" calcext:value-type="float">
            <text:p>0.13507</text:p>
          </table:table-cell>
          <table:table-cell office:value-type="float" office:value="0.0152599" calcext:value-type="float">
            <text:p>0.0152599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5" calcext:value-type="float">
            <text:p>0.2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802" calcext:value-type="float">
            <text:p>0.14802</text:p>
          </table:table-cell>
          <table:table-cell office:value-type="float" office:value="0.0100309" calcext:value-type="float">
            <text:p>0.0100309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19" calcext:value-type="float">
            <text:p>0.2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064" calcext:value-type="float">
            <text:p>0.15064</text:p>
          </table:table-cell>
          <table:table-cell office:value-type="float" office:value="0.0153216" calcext:value-type="float">
            <text:p>0.0153216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9" calcext:value-type="float">
            <text:p>0.149</text:p>
          </table:table-cell>
          <table:table-cell office:value-type="float" office:value="0.27" calcext:value-type="float">
            <text:p>0.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638" calcext:value-type="float">
            <text:p>0.16638</text:p>
          </table:table-cell>
          <table:table-cell office:value-type="float" office:value="0.00963616" calcext:value-type="float">
            <text:p>0.00963616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85" calcext:value-type="float">
            <text:p>0.1685</text:p>
          </table:table-cell>
          <table:table-cell office:value-type="float" office:value="0.227" calcext:value-type="float">
            <text:p>0.2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629" calcext:value-type="float">
            <text:p>0.16629</text:p>
          </table:table-cell>
          <table:table-cell office:value-type="float" office:value="0.0105804" calcext:value-type="float">
            <text:p>0.0105804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32" calcext:value-type="float">
            <text:p>0.2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996" calcext:value-type="float">
            <text:p>0.17996</text:p>
          </table:table-cell>
          <table:table-cell office:value-type="float" office:value="0.0121498" calcext:value-type="float">
            <text:p>0.0121498</text:p>
          </table:table-cell>
          <table:table-cell office:value-type="float" office:value="0.171" calcext:value-type="float">
            <text:p>0.171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8" calcext:value-type="float">
            <text:p>0.18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114" calcext:value-type="float">
            <text:p>0.18114</text:p>
          </table:table-cell>
          <table:table-cell office:value-type="float" office:value="0.014697" calcext:value-type="float">
            <text:p>0.014697</text:p>
          </table:table-cell>
          <table:table-cell office:value-type="float" office:value="0.17" calcext:value-type="float">
            <text:p>0.17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531" calcext:value-type="float">
            <text:p>0.19531</text:p>
          </table:table-cell>
          <table:table-cell office:value-type="float" office:value="0.00791037" calcext:value-type="float">
            <text:p>0.007910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6" calcext:value-type="float">
            <text:p>0.196</text:p>
          </table:table-cell>
          <table:table-cell office:value-type="float" office:value="0.244" calcext:value-type="float">
            <text:p>0.24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0.0180378" calcext:value-type="float">
            <text:p>0.018037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201032" calcext:value-type="float">
            <text:p>0.0201032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227" calcext:value-type="float">
            <text:p>0.2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20139" calcext:value-type="float">
            <text:p>0.020139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227" calcext:value-type="float">
            <text:p>0.22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022" calcext:value-type="float">
            <text:p>0.04022</text:p>
          </table:table-cell>
          <table:table-cell office:value-type="float" office:value="0.0223582" calcext:value-type="float">
            <text:p>0.0223582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1" calcext:value-type="float">
            <text:p>0.2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0222664" calcext:value-type="float">
            <text:p>0.0222664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" calcext:value-type="float">
            <text:p>0.2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256" calcext:value-type="float">
            <text:p>0.05256</text:p>
          </table:table-cell>
          <table:table-cell office:value-type="float" office:value="0.0238945" calcext:value-type="float">
            <text:p>0.0238945</text:p>
          </table:table-cell>
          <table:table-cell table:number-columns-repeated="2" office:value-type="float" office:value="0.049" calcext:value-type="float">
            <text:p>0.04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88" calcext:value-type="float">
            <text:p>0.2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023995" calcext:value-type="float">
            <text:p>0.023995</text:p>
          </table:table-cell>
          <table:table-cell table:number-columns-repeated="2" office:value-type="float" office:value="0.049" calcext:value-type="float">
            <text:p>0.04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289" calcext:value-type="float">
            <text:p>0.2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516" calcext:value-type="float">
            <text:p>0.06516</text:p>
          </table:table-cell>
          <table:table-cell office:value-type="float" office:value="0.0253636" calcext:value-type="float">
            <text:p>0.025363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316" calcext:value-type="float">
            <text:p>0.31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0.0255477" calcext:value-type="float">
            <text:p>0.0255477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317" calcext:value-type="float">
            <text:p>0.31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713" calcext:value-type="float">
            <text:p>0.07713</text:p>
          </table:table-cell>
          <table:table-cell office:value-type="float" office:value="0.0270864" calcext:value-type="float">
            <text:p>0.0270864</text:p>
          </table:table-cell>
          <table:table-cell table:number-columns-repeated="2" office:value-type="float" office:value="0.073" calcext:value-type="float">
            <text:p>0.073</text:p>
          </table:table-cell>
          <table:table-cell table:number-columns-repeated="2" office:value-type="float" office:value="0.074" calcext:value-type="float">
            <text:p>0.074</text:p>
          </table:table-cell>
          <table:table-cell office:value-type="float" office:value="0.345" calcext:value-type="float">
            <text:p>0.34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707" calcext:value-type="float">
            <text:p>0.07707</text:p>
          </table:table-cell>
          <table:table-cell office:value-type="float" office:value="0.0269404" calcext:value-type="float">
            <text:p>0.026940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344" calcext:value-type="float">
            <text:p>0.3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975" calcext:value-type="float">
            <text:p>0.08975</text:p>
          </table:table-cell>
          <table:table-cell office:value-type="float" office:value="0.0294137" calcext:value-type="float">
            <text:p>0.02941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38" calcext:value-type="float">
            <text:p>0.3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964" calcext:value-type="float">
            <text:p>0.08964</text:p>
          </table:table-cell>
          <table:table-cell office:value-type="float" office:value="0.0314218" calcext:value-type="float">
            <text:p>0.03142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401" calcext:value-type="float">
            <text:p>0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168" calcext:value-type="float">
            <text:p>0.10168</text:p>
          </table:table-cell>
          <table:table-cell office:value-type="float" office:value="0.0302737" calcext:value-type="float">
            <text:p>0.0302737</text:p>
          </table:table-cell>
          <table:table-cell office:value-type="float" office:value="0.097" calcext:value-type="float">
            <text:p>0.097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402" calcext:value-type="float">
            <text:p>0.4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32277" calcext:value-type="float">
            <text:p>0.032277</text:p>
          </table:table-cell>
          <table:table-cell table:number-columns-repeated="2" office:value-type="float" office:value="0.097" calcext:value-type="float">
            <text:p>0.09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99" calcext:value-type="float">
            <text:p>0.099</text:p>
          </table:table-cell>
          <table:table-cell office:value-type="float" office:value="0.422" calcext:value-type="float">
            <text:p>0.4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429" calcext:value-type="float">
            <text:p>0.11429</text:p>
          </table:table-cell>
          <table:table-cell office:value-type="float" office:value="0.0323052" calcext:value-type="float">
            <text:p>0.0323052</text:p>
          </table:table-cell>
          <table:table-cell office:value-type="float" office:value="0.109" calcext:value-type="float">
            <text:p>0.10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433" calcext:value-type="float">
            <text:p>0.43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415" calcext:value-type="float">
            <text:p>0.11415</text:p>
          </table:table-cell>
          <table:table-cell office:value-type="float" office:value="0.0321529" calcext:value-type="float">
            <text:p>0.0321529</text:p>
          </table:table-cell>
          <table:table-cell office:value-type="float" office:value="0.108" calcext:value-type="float">
            <text:p>0.108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11" calcext:value-type="float">
            <text:p>0.111</text:p>
          </table:table-cell>
          <table:table-cell office:value-type="float" office:value="0.433" calcext:value-type="float">
            <text:p>0.43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678" calcext:value-type="float">
            <text:p>0.12678</text:p>
          </table:table-cell>
          <table:table-cell office:value-type="float" office:value="0.0338652" calcext:value-type="float">
            <text:p>0.0338652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462" calcext:value-type="float">
            <text:p>0.4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714" calcext:value-type="float">
            <text:p>0.12714</text:p>
          </table:table-cell>
          <table:table-cell office:value-type="float" office:value="0.0339565" calcext:value-type="float">
            <text:p>0.033956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2" calcext:value-type="float">
            <text:p>0.122</text:p>
          </table:table-cell>
          <table:table-cell table:number-columns-repeated="2" office:value-type="float" office:value="0.123" calcext:value-type="float">
            <text:p>0.123</text:p>
          </table:table-cell>
          <table:table-cell office:value-type="float" office:value="0.463" calcext:value-type="float">
            <text:p>0.4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962" calcext:value-type="float">
            <text:p>0.13962</text:p>
          </table:table-cell>
          <table:table-cell office:value-type="float" office:value="0.0352851" calcext:value-type="float">
            <text:p>0.0352851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489" calcext:value-type="float">
            <text:p>0.4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3972" calcext:value-type="float">
            <text:p>0.13972</text:p>
          </table:table-cell>
          <table:table-cell office:value-type="float" office:value="0.0355075" calcext:value-type="float">
            <text:p>0.0355075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491" calcext:value-type="float">
            <text:p>0.4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0.0402433" calcext:value-type="float">
            <text:p>0.04024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551" calcext:value-type="float">
            <text:p>0.5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0373062" calcext:value-type="float">
            <text:p>0.0373062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521" calcext:value-type="float">
            <text:p>0.5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456" calcext:value-type="float">
            <text:p>0.16456</text:p>
          </table:table-cell>
          <table:table-cell office:value-type="float" office:value="0.0395905" calcext:value-type="float">
            <text:p>0.0395905</text:p>
          </table:table-cell>
          <table:table-cell office:value-type="float" office:value="0.157" calcext:value-type="float">
            <text:p>0.1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1595" calcext:value-type="float">
            <text:p>0.1595</text:p>
          </table:table-cell>
          <table:table-cell office:value-type="float" office:value="0.16" calcext:value-type="float">
            <text:p>0.16</text:p>
          </table:table-cell>
          <table:table-cell office:value-type="float" office:value="0.556" calcext:value-type="float">
            <text:p>0.5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19" calcext:value-type="float">
            <text:p>0.19419</text:p>
          </table:table-cell>
          <table:table-cell office:value-type="float" office:value="0.11207" calcext:value-type="float">
            <text:p>0.11207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4" calcext:value-type="float">
            <text:p>0.154</text:p>
          </table:table-cell>
          <table:table-cell office:value-type="float" office:value="0.185" calcext:value-type="float">
            <text:p>0.185</text:p>
          </table:table-cell>
          <table:table-cell office:value-type="float" office:value="0.851" calcext:value-type="float">
            <text:p>0.8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4" calcext:value-type="float">
            <text:p>0.27004</text:p>
          </table:table-cell>
          <table:table-cell office:value-type="float" office:value="0.193074" calcext:value-type="float">
            <text:p>0.19307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3" calcext:value-type="float">
            <text:p>0.243</text:p>
          </table:table-cell>
          <table:table-cell office:value-type="float" office:value="2.136" calcext:value-type="float">
            <text:p>2.1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124" calcext:value-type="float">
            <text:p>0.24124</text:p>
          </table:table-cell>
          <table:table-cell office:value-type="float" office:value="0.0199505" calcext:value-type="float">
            <text:p>0.019950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69" calcext:value-type="float">
            <text:p>0.3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107" calcext:value-type="float">
            <text:p>0.24107</text:p>
          </table:table-cell>
          <table:table-cell office:value-type="float" office:value="0.0160706" calcext:value-type="float">
            <text:p>0.016070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1" calcext:value-type="float">
            <text:p>0.241</text:p>
          </table:table-cell>
          <table:table-cell office:value-type="float" office:value="0.328" calcext:value-type="float">
            <text:p>0.3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382" calcext:value-type="float">
            <text:p>0.25382</text:p>
          </table:table-cell>
          <table:table-cell office:value-type="float" office:value="0.0570774" calcext:value-type="float">
            <text:p>0.0570774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78" calcext:value-type="float">
            <text:p>0.7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622" calcext:value-type="float">
            <text:p>0.26622</text:p>
          </table:table-cell>
          <table:table-cell office:value-type="float" office:value="0.0563932" calcext:value-type="float">
            <text:p>0.05639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7" calcext:value-type="float">
            <text:p>0.6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779" calcext:value-type="float">
            <text:p>0.25779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1" calcext:value-type="float">
            <text:p>0.3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912" calcext:value-type="float">
            <text:p>0.26912</text:p>
          </table:table-cell>
          <table:table-cell office:value-type="float" office:value="0.025947" calcext:value-type="float">
            <text:p>0.02594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13" calcext:value-type="float">
            <text:p>0.4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0188554" calcext:value-type="float">
            <text:p>0.018855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2" calcext:value-type="float">
            <text:p>0.282</text:p>
          </table:table-cell>
          <table:table-cell office:value-type="float" office:value="0.399" calcext:value-type="float">
            <text:p>0.3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079" calcext:value-type="float">
            <text:p>0.32079</text:p>
          </table:table-cell>
          <table:table-cell office:value-type="float" office:value="0.0233638" calcext:value-type="float">
            <text:p>0.023363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326" calcext:value-type="float">
            <text:p>0.326</text:p>
          </table:table-cell>
          <table:table-cell office:value-type="float" office:value="0.415" calcext:value-type="float">
            <text:p>0.4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705" calcext:value-type="float">
            <text:p>0.39705</text:p>
          </table:table-cell>
          <table:table-cell office:value-type="float" office:value="0.0739466" calcext:value-type="float">
            <text:p>0.073946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91" calcext:value-type="float">
            <text:p>0.391</text:p>
          </table:table-cell>
          <table:table-cell office:value-type="float" office:value="0.912" calcext:value-type="float">
            <text:p>0.91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109" calcext:value-type="float">
            <text:p>0.54109</text:p>
          </table:table-cell>
          <table:table-cell office:value-type="float" office:value="0.0739932" calcext:value-type="float">
            <text:p>0.0739932</text:p>
          </table:table-cell>
          <table:table-cell office:value-type="float" office:value="0.459" calcext:value-type="float">
            <text:p>0.459</text:p>
          </table:table-cell>
          <table:table-cell office:value-type="float" office:value="0.485" calcext:value-type="float">
            <text:p>0.4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948" calcext:value-type="float">
            <text:p>0.94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2276" calcext:value-type="float">
            <text:p>0.82276</text:p>
          </table:table-cell>
          <table:table-cell office:value-type="float" office:value="0.140738" calcext:value-type="float">
            <text:p>0.140738</text:p>
          </table:table-cell>
          <table:table-cell office:value-type="float" office:value="0.691" calcext:value-type="float">
            <text:p>0.691</text:p>
          </table:table-cell>
          <table:table-cell office:value-type="float" office:value="0.761" calcext:value-type="float">
            <text:p>0.761</text:p>
          </table:table-cell>
          <table:table-cell office:value-type="float" office:value="0.808" calcext:value-type="float">
            <text:p>0.808</text:p>
          </table:table-cell>
          <table:table-cell office:value-type="float" office:value="0.831" calcext:value-type="float">
            <text:p>0.831</text:p>
          </table:table-cell>
          <table:table-cell office:value-type="float" office:value="1.699" calcext:value-type="float">
            <text:p>1.6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389" calcext:value-type="float">
            <text:p>1.3389</text:p>
          </table:table-cell>
          <table:table-cell office:value-type="float" office:value="0.325363" calcext:value-type="float">
            <text:p>0.325363</text:p>
          </table:table-cell>
          <table:table-cell office:value-type="float" office:value="1.104" calcext:value-type="float">
            <text:p>1.104</text:p>
          </table:table-cell>
          <table:table-cell office:value-type="float" office:value="1.227" calcext:value-type="float">
            <text:p>1.227</text:p>
          </table:table-cell>
          <table:table-cell office:value-type="float" office:value="1.303" calcext:value-type="float">
            <text:p>1.303</text:p>
          </table:table-cell>
          <table:table-cell office:value-type="float" office:value="1.323" calcext:value-type="float">
            <text:p>1.323</text:p>
          </table:table-cell>
          <table:table-cell office:value-type="float" office:value="3.467" calcext:value-type="float">
            <text:p>3.46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495" calcext:value-type="float">
            <text:p>2.40495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1.97" calcext:value-type="float">
            <text:p>1.97</text:p>
          </table:table-cell>
          <table:table-cell office:value-type="float" office:value="2.228" calcext:value-type="float">
            <text:p>2.228</text:p>
          </table:table-cell>
          <table:table-cell office:value-type="float" office:value="2.293" calcext:value-type="float">
            <text:p>2.293</text:p>
          </table:table-cell>
          <table:table-cell office:value-type="float" office:value="2.397" calcext:value-type="float">
            <text:p>2.397</text:p>
          </table:table-cell>
          <table:table-cell office:value-type="float" office:value="7.232" calcext:value-type="float">
            <text:p>7.2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3924" calcext:value-type="float">
            <text:p>4.53924</text:p>
          </table:table-cell>
          <table:table-cell office:value-type="float" office:value="1.25417" calcext:value-type="float">
            <text:p>1.25417</text:p>
          </table:table-cell>
          <table:table-cell office:value-type="float" office:value="3.907" calcext:value-type="float">
            <text:p>3.907</text:p>
          </table:table-cell>
          <table:table-cell office:value-type="float" office:value="4.239" calcext:value-type="float">
            <text:p>4.239</text:p>
          </table:table-cell>
          <table:table-cell office:value-type="float" office:value="4.305" calcext:value-type="float">
            <text:p>4.305</text:p>
          </table:table-cell>
          <table:table-cell office:value-type="float" office:value="4.538" calcext:value-type="float">
            <text:p>4.538</text:p>
          </table:table-cell>
          <table:table-cell office:value-type="float" office:value="12.62" calcext:value-type="float">
            <text:p>12.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70098" calcext:value-type="float">
            <text:p>9.70098</text:p>
          </table:table-cell>
          <table:table-cell office:value-type="float" office:value="2.88782" calcext:value-type="float">
            <text:p>2.88782</text:p>
          </table:table-cell>
          <table:table-cell office:value-type="float" office:value="8.032" calcext:value-type="float">
            <text:p>8.032</text:p>
          </table:table-cell>
          <table:table-cell office:value-type="float" office:value="8.854" calcext:value-type="float">
            <text:p>8.854</text:p>
          </table:table-cell>
          <table:table-cell office:value-type="float" office:value="9.306" calcext:value-type="float">
            <text:p>9.306</text:p>
          </table:table-cell>
          <table:table-cell office:value-type="float" office:value="9.463" calcext:value-type="float">
            <text:p>9.463</text:p>
          </table:table-cell>
          <table:table-cell office:value-type="float" office:value="29.215" calcext:value-type="float">
            <text:p>29.2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23" calcext:value-type="float">
            <text:p>19.923</text:p>
          </table:table-cell>
          <table:table-cell office:value-type="float" office:value="5.64454" calcext:value-type="float">
            <text:p>5.64454</text:p>
          </table:table-cell>
          <table:table-cell office:value-type="float" office:value="16.715" calcext:value-type="float">
            <text:p>16.715</text:p>
          </table:table-cell>
          <table:table-cell office:value-type="float" office:value="18.277" calcext:value-type="float">
            <text:p>18.277</text:p>
          </table:table-cell>
          <table:table-cell office:value-type="float" office:value="19.096" calcext:value-type="float">
            <text:p>19.096</text:p>
          </table:table-cell>
          <table:table-cell office:value-type="float" office:value="19.672" calcext:value-type="float">
            <text:p>19.672</text:p>
          </table:table-cell>
          <table:table-cell office:value-type="float" office:value="58.505" calcext:value-type="float">
            <text:p>58.5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4752" calcext:value-type="float">
            <text:p>94.4752</text:p>
          </table:table-cell>
          <table:table-cell office:value-type="float" office:value="37.3302" calcext:value-type="float">
            <text:p>37.3302</text:p>
          </table:table-cell>
          <table:table-cell office:value-type="float" office:value="36.933" calcext:value-type="float">
            <text:p>36.933</text:p>
          </table:table-cell>
          <table:table-cell office:value-type="float" office:value="43.459" calcext:value-type="float">
            <text:p>43.459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23.763" calcext:value-type="float">
            <text:p>123.763</text:p>
          </table:table-cell>
          <table:table-cell office:value-type="float" office:value="130.597" calcext:value-type="float">
            <text:p>130.5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8.231" calcext:value-type="float">
            <text:p>258.231</text:p>
          </table:table-cell>
          <table:table-cell office:value-type="float" office:value="6.99691" calcext:value-type="float">
            <text:p>6.99691</text:p>
          </table:table-cell>
          <table:table-cell office:value-type="float" office:value="232.938" calcext:value-type="float">
            <text:p>232.938</text:p>
          </table:table-cell>
          <table:table-cell office:value-type="float" office:value="256.462" calcext:value-type="float">
            <text:p>256.462</text:p>
          </table:table-cell>
          <table:table-cell office:value-type="float" office:value="260.214" calcext:value-type="float">
            <text:p>260.214</text:p>
          </table:table-cell>
          <table:table-cell office:value-type="float" office:value="260.868" calcext:value-type="float">
            <text:p>260.868</text:p>
          </table:table-cell>
          <table:table-cell office:value-type="float" office:value="269.097" calcext:value-type="float">
            <text:p>269.0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0.59" calcext:value-type="float">
            <text:p>520.59</text:p>
          </table:table-cell>
          <table:table-cell office:value-type="float" office:value="11.0004" calcext:value-type="float">
            <text:p>11.0004</text:p>
          </table:table-cell>
          <table:table-cell office:value-type="float" office:value="463.96" calcext:value-type="float">
            <text:p>463.96</text:p>
          </table:table-cell>
          <table:table-cell office:value-type="float" office:value="517.583" calcext:value-type="float">
            <text:p>517.583</text:p>
          </table:table-cell>
          <table:table-cell office:value-type="float" office:value="522.548" calcext:value-type="float">
            <text:p>522.548</text:p>
          </table:table-cell>
          <table:table-cell office:value-type="float" office:value="526.929" calcext:value-type="float">
            <text:p>526.929</text:p>
          </table:table-cell>
          <table:table-cell office:value-type="float" office:value="538.329" calcext:value-type="float">
            <text:p>538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4.45" calcext:value-type="float">
            <text:p>1044.45</text:p>
          </table:table-cell>
          <table:table-cell office:value-type="float" office:value="9.38813" calcext:value-type="float">
            <text:p>9.38813</text:p>
          </table:table-cell>
          <table:table-cell office:value-type="float" office:value="983.073" calcext:value-type="float">
            <text:p>983.073</text:p>
          </table:table-cell>
          <table:table-cell office:value-type="float" office:value="1043.15" calcext:value-type="float">
            <text:p>1043.15</text:p>
          </table:table-cell>
          <table:table-cell office:value-type="float" office:value="1045.08" calcext:value-type="float">
            <text:p>1045.08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058.69" calcext:value-type="float">
            <text:p>1058.6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85.93" calcext:value-type="float">
            <text:p>2085.93</text:p>
          </table:table-cell>
          <table:table-cell office:value-type="float" office:value="16.0744" calcext:value-type="float">
            <text:p>16.0744</text:p>
          </table:table-cell>
          <table:table-cell office:value-type="float" office:value="1941.91" calcext:value-type="float">
            <text:p>1941.91</text:p>
          </table:table-cell>
          <table:table-cell office:value-type="float" office:value="2083.38" calcext:value-type="float">
            <text:p>2083.38</text:p>
          </table:table-cell>
          <table:table-cell office:value-type="float" office:value="2088.61" calcext:value-type="float">
            <text:p>2088.61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097.94" calcext:value-type="float">
            <text:p>2097.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78.24" calcext:value-type="float">
            <text:p>4178.24</text:p>
          </table:table-cell>
          <table:table-cell office:value-type="float" office:value="33.9903" calcext:value-type="float">
            <text:p>33.9903</text:p>
          </table:table-cell>
          <table:table-cell office:value-type="float" office:value="3869.24" calcext:value-type="float">
            <text:p>3869.24</text:p>
          </table:table-cell>
          <table:table-cell office:value-type="float" office:value="4170.72" calcext:value-type="float">
            <text:p>4170.72</text:p>
          </table:table-cell>
          <table:table-cell office:value-type="float" office:value="4179.62" calcext:value-type="float">
            <text:p>4179.62</text:p>
          </table:table-cell>
          <table:table-cell office:value-type="float" office:value="4188.18" calcext:value-type="float">
            <text:p>4188.18</text:p>
          </table:table-cell>
          <table:table-cell office:value-type="float" office:value="4221.82" calcext:value-type="float">
            <text:p>4221.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868" calcext:value-type="float">
            <text:p>0.31868</text:p>
          </table:table-cell>
          <table:table-cell office:value-type="float" office:value="0.528107" calcext:value-type="float">
            <text:p>0.528107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3" calcext:value-type="float">
            <text:p>0.203</text:p>
          </table:table-cell>
          <table:table-cell office:value-type="float" office:value="0.27" calcext:value-type="float">
            <text:p>0.27</text:p>
          </table:table-cell>
          <table:table-cell office:value-type="float" office:value="0.2825" calcext:value-type="float">
            <text:p>0.2825</text:p>
          </table:table-cell>
          <table:table-cell office:value-type="float" office:value="5.303" calcext:value-type="float">
            <text:p>5.3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0.044663" calcext:value-type="float">
            <text:p>0.044663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273" calcext:value-type="float">
            <text:p>0.273</text:p>
          </table:table-cell>
          <table:table-cell office:value-type="float" office:value="0.471" calcext:value-type="float">
            <text:p>0.4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397594" calcext:value-type="float">
            <text:p>0.039759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05" calcext:value-type="float">
            <text:p>0.2805</text:p>
          </table:table-cell>
          <table:table-cell office:value-type="float" office:value="0.461" calcext:value-type="float">
            <text:p>0.4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129" calcext:value-type="float">
            <text:p>0.26129</text:p>
          </table:table-cell>
          <table:table-cell office:value-type="float" office:value="0.0392419" calcext:value-type="float">
            <text:p>0.039241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" calcext:value-type="float">
            <text:p>0.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472" calcext:value-type="float">
            <text:p>0.26472</text:p>
          </table:table-cell>
          <table:table-cell office:value-type="float" office:value="0.022589" calcext:value-type="float">
            <text:p>0.022589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office:value-type="float" office:value="0.262" calcext:value-type="float">
            <text:p>0.262</text:p>
          </table:table-cell>
          <table:table-cell office:value-type="float" office:value="0.456" calcext:value-type="float">
            <text:p>0.4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095" calcext:value-type="float">
            <text:p>0.29095</text:p>
          </table:table-cell>
          <table:table-cell office:value-type="float" office:value="0.021374" calcext:value-type="float">
            <text:p>0.021374</text:p>
          </table:table-cell>
          <table:table-cell office:value-type="float" office:value="0.257" calcext:value-type="float">
            <text:p>0.257</text:p>
          </table:table-cell>
          <table:table-cell office:value-type="float" office:value="0.2815" calcext:value-type="float">
            <text:p>0.28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294" calcext:value-type="float">
            <text:p>0.294</text:p>
          </table:table-cell>
          <table:table-cell office:value-type="float" office:value="0.466" calcext:value-type="float">
            <text:p>0.4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223" calcext:value-type="float">
            <text:p>0.31223</text:p>
          </table:table-cell>
          <table:table-cell office:value-type="float" office:value="0.0226565" calcext:value-type="float">
            <text:p>0.022656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519" calcext:value-type="float">
            <text:p>0.51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736" calcext:value-type="float">
            <text:p>0.39736</text:p>
          </table:table-cell>
          <table:table-cell office:value-type="float" office:value="0.0355194" calcext:value-type="float">
            <text:p>0.0355194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398" calcext:value-type="float">
            <text:p>0.398</text:p>
          </table:table-cell>
          <table:table-cell office:value-type="float" office:value="0.738" calcext:value-type="float">
            <text:p>0.7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313" calcext:value-type="float">
            <text:p>0.36313</text:p>
          </table:table-cell>
          <table:table-cell office:value-type="float" office:value="0.0495955" calcext:value-type="float">
            <text:p>0.049595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6" calcext:value-type="float">
            <text:p>0.326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401" calcext:value-type="float">
            <text:p>0.401</text:p>
          </table:table-cell>
          <table:table-cell office:value-type="float" office:value="0.676" calcext:value-type="float">
            <text:p>0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027" calcext:value-type="float">
            <text:p>0.40027</text:p>
          </table:table-cell>
          <table:table-cell office:value-type="float" office:value="0.0389094" calcext:value-type="float">
            <text:p>0.0389094</text:p>
          </table:table-cell>
          <table:table-cell office:value-type="float" office:value="0.39" calcext:value-type="float">
            <text:p>0.39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779" calcext:value-type="float">
            <text:p>0.7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658" calcext:value-type="float">
            <text:p>0.40658</text:p>
          </table:table-cell>
          <table:table-cell office:value-type="float" office:value="0.0355244" calcext:value-type="float">
            <text:p>0.0355244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" calcext:value-type="float">
            <text:p>0.4</text:p>
          </table:table-cell>
          <table:table-cell office:value-type="float" office:value="0.403" calcext:value-type="float">
            <text:p>0.403</text:p>
          </table:table-cell>
          <table:table-cell office:value-type="float" office:value="0.749" calcext:value-type="float">
            <text:p>0.7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2298" calcext:value-type="float">
            <text:p>0.42298</text:p>
          </table:table-cell>
          <table:table-cell office:value-type="float" office:value="0.0425213" calcext:value-type="float">
            <text:p>0.0425213</text:p>
          </table:table-cell>
          <table:table-cell office:value-type="float" office:value="0.345" calcext:value-type="float">
            <text:p>0.345</text:p>
          </table:table-cell>
          <table:table-cell office:value-type="float" office:value="0.42" calcext:value-type="float">
            <text:p>0.4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78" calcext:value-type="float">
            <text:p>0.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08" calcext:value-type="float">
            <text:p>0.4608</text:p>
          </table:table-cell>
          <table:table-cell office:value-type="float" office:value="0.0372102" calcext:value-type="float">
            <text:p>0.0372102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4" calcext:value-type="float">
            <text:p>0.8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926" calcext:value-type="float">
            <text:p>0.49926</text:p>
          </table:table-cell>
          <table:table-cell office:value-type="float" office:value="0.0417518" calcext:value-type="float">
            <text:p>0.041751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" calcext:value-type="float">
            <text:p>0.49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5" calcext:value-type="float">
            <text:p>0.90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682" calcext:value-type="float">
            <text:p>0.58682</text:p>
          </table:table-cell>
          <table:table-cell office:value-type="float" office:value="0.0462546" calcext:value-type="float">
            <text:p>0.046254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35" calcext:value-type="float">
            <text:p>0.5835</text:p>
          </table:table-cell>
          <table:table-cell office:value-type="float" office:value="1.037" calcext:value-type="float">
            <text:p>1.03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0396" calcext:value-type="float">
            <text:p>1.00396</text:p>
          </table:table-cell>
          <table:table-cell office:value-type="float" office:value="0.0557512" calcext:value-type="float">
            <text:p>0.05575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" calcext:value-type="float">
            <text:p>0.998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557" calcext:value-type="float">
            <text:p>1.5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6071" calcext:value-type="float">
            <text:p>1.46071</text:p>
          </table:table-cell>
          <table:table-cell office:value-type="float" office:value="0.173478" calcext:value-type="float">
            <text:p>0.173478</text:p>
          </table:table-cell>
          <table:table-cell office:value-type="float" office:value="1.404" calcext:value-type="float">
            <text:p>1.404</text:p>
          </table:table-cell>
          <table:table-cell office:value-type="float" office:value="1.4295" calcext:value-type="float">
            <text:p>1.4295</text:p>
          </table:table-cell>
          <table:table-cell office:value-type="float" office:value="1.437" calcext:value-type="float">
            <text:p>1.437</text:p>
          </table:table-cell>
          <table:table-cell office:value-type="float" office:value="1.446" calcext:value-type="float">
            <text:p>1.446</text:p>
          </table:table-cell>
          <table:table-cell office:value-type="float" office:value="3.088" calcext:value-type="float">
            <text:p>3.0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48047" calcext:value-type="float">
            <text:p>2.48047</text:p>
          </table:table-cell>
          <table:table-cell office:value-type="float" office:value="0.695578" calcext:value-type="float">
            <text:p>0.695578</text:p>
          </table:table-cell>
          <table:table-cell office:value-type="float" office:value="2.09" calcext:value-type="float">
            <text:p>2.09</text:p>
          </table:table-cell>
          <table:table-cell office:value-type="float" office:value="2.1225" calcext:value-type="float">
            <text:p>2.1225</text:p>
          </table:table-cell>
          <table:table-cell office:value-type="float" office:value="2.351" calcext:value-type="float">
            <text:p>2.351</text:p>
          </table:table-cell>
          <table:table-cell office:value-type="float" office:value="2.4965" calcext:value-type="float">
            <text:p>2.4965</text:p>
          </table:table-cell>
          <table:table-cell office:value-type="float" office:value="5.808" calcext:value-type="float">
            <text:p>5.8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24974" calcext:value-type="float">
            <text:p>4.24974</text:p>
          </table:table-cell>
          <table:table-cell office:value-type="float" office:value="0.96767" calcext:value-type="float">
            <text:p>0.96767</text:p>
          </table:table-cell>
          <table:table-cell office:value-type="float" office:value="4.066" calcext:value-type="float">
            <text:p>4.066</text:p>
          </table:table-cell>
          <table:table-cell office:value-type="float" office:value="4.081" calcext:value-type="float">
            <text:p>4.081</text:p>
          </table:table-cell>
          <table:table-cell office:value-type="float" office:value="4.0885" calcext:value-type="float">
            <text:p>4.0885</text:p>
          </table:table-cell>
          <table:table-cell office:value-type="float" office:value="4.101" calcext:value-type="float">
            <text:p>4.101</text:p>
          </table:table-cell>
          <table:table-cell office:value-type="float" office:value="10.929" calcext:value-type="float">
            <text:p>10.9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39842" calcext:value-type="float">
            <text:p>8.39842</text:p>
          </table:table-cell>
          <table:table-cell office:value-type="float" office:value="3.01869" calcext:value-type="float">
            <text:p>3.01869</text:p>
          </table:table-cell>
          <table:table-cell office:value-type="float" office:value="6.803" calcext:value-type="float">
            <text:p>6.803</text:p>
          </table:table-cell>
          <table:table-cell office:value-type="float" office:value="7.3385" calcext:value-type="float">
            <text:p>7.3385</text:p>
          </table:table-cell>
          <table:table-cell office:value-type="float" office:value="7.359" calcext:value-type="float">
            <text:p>7.359</text:p>
          </table:table-cell>
          <table:table-cell office:value-type="float" office:value="7.3855" calcext:value-type="float">
            <text:p>7.3855</text:p>
          </table:table-cell>
          <table:table-cell office:value-type="float" office:value="21.639" calcext:value-type="float">
            <text:p>21.63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8516" calcext:value-type="float">
            <text:p>43.8516</text:p>
          </table:table-cell>
          <table:table-cell office:value-type="float" office:value="0.672555" calcext:value-type="float">
            <text:p>0.672555</text:p>
          </table:table-cell>
          <table:table-cell office:value-type="float" office:value="43.501" calcext:value-type="float">
            <text:p>43.501</text:p>
          </table:table-cell>
          <table:table-cell office:value-type="float" office:value="43.6305" calcext:value-type="float">
            <text:p>43.6305</text:p>
          </table:table-cell>
          <table:table-cell office:value-type="float" office:value="43.7135" calcext:value-type="float">
            <text:p>43.7135</text:p>
          </table:table-cell>
          <table:table-cell office:value-type="float" office:value="43.9495" calcext:value-type="float">
            <text:p>43.9495</text:p>
          </table:table-cell>
          <table:table-cell office:value-type="float" office:value="50.27" calcext:value-type="float">
            <text:p>50.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.3049" calcext:value-type="float">
            <text:p>87.3049</text:p>
          </table:table-cell>
          <table:table-cell office:value-type="float" office:value="1.28156" calcext:value-type="float">
            <text:p>1.28156</text:p>
          </table:table-cell>
          <table:table-cell office:value-type="float" office:value="87.025" calcext:value-type="float">
            <text:p>87.025</text:p>
          </table:table-cell>
          <table:table-cell office:value-type="float" office:value="87.1125" calcext:value-type="float">
            <text:p>87.1125</text:p>
          </table:table-cell>
          <table:table-cell office:value-type="float" office:value="87.165" calcext:value-type="float">
            <text:p>87.165</text:p>
          </table:table-cell>
          <table:table-cell office:value-type="float" office:value="87.2115" calcext:value-type="float">
            <text:p>87.2115</text:p>
          </table:table-cell>
          <table:table-cell office:value-type="float" office:value="100.011" calcext:value-type="float">
            <text:p>100.0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3.916" calcext:value-type="float">
            <text:p>173.916</text:p>
          </table:table-cell>
          <table:table-cell office:value-type="float" office:value="2.43337" calcext:value-type="float">
            <text:p>2.43337</text:p>
          </table:table-cell>
          <table:table-cell office:value-type="float" office:value="171.905" calcext:value-type="float">
            <text:p>171.905</text:p>
          </table:table-cell>
          <table:table-cell office:value-type="float" office:value="173.562" calcext:value-type="float">
            <text:p>173.562</text:p>
          </table:table-cell>
          <table:table-cell office:value-type="float" office:value="173.661" calcext:value-type="float">
            <text:p>173.661</text:p>
          </table:table-cell>
          <table:table-cell office:value-type="float" office:value="173.791" calcext:value-type="float">
            <text:p>173.791</text:p>
          </table:table-cell>
          <table:table-cell office:value-type="float" office:value="197.976" calcext:value-type="float">
            <text:p>197.9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4.948" calcext:value-type="float">
            <text:p>344.948</text:p>
          </table:table-cell>
          <table:table-cell office:value-type="float" office:value="4.67962" calcext:value-type="float">
            <text:p>4.67962</text:p>
          </table:table-cell>
          <table:table-cell office:value-type="float" office:value="343.854" calcext:value-type="float">
            <text:p>343.854</text:p>
          </table:table-cell>
          <table:table-cell office:value-type="float" office:value="344.262" calcext:value-type="float">
            <text:p>344.262</text:p>
          </table:table-cell>
          <table:table-cell office:value-type="float" office:value="344.431" calcext:value-type="float">
            <text:p>344.431</text:p>
          </table:table-cell>
          <table:table-cell office:value-type="float" office:value="344.646" calcext:value-type="float">
            <text:p>344.646</text:p>
          </table:table-cell>
          <table:table-cell office:value-type="float" office:value="391.41" calcext:value-type="float">
            <text:p>391.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668" calcext:value-type="float">
            <text:p>0.04668</text:p>
          </table:table-cell>
          <table:table-cell office:value-type="float" office:value="0.00888918" calcext:value-type="float">
            <text:p>0.0088891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124" calcext:value-type="float">
            <text:p>0.12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929" calcext:value-type="float">
            <text:p>0.05929</text:p>
          </table:table-cell>
          <table:table-cell office:value-type="float" office:value="0.00175097" calcext:value-type="float">
            <text:p>0.0017509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71" calcext:value-type="float">
            <text:p>0.0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427" calcext:value-type="float">
            <text:p>0.07427</text:p>
          </table:table-cell>
          <table:table-cell office:value-type="float" office:value="0.00188603" calcext:value-type="float">
            <text:p>0.0018860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2" calcext:value-type="float">
            <text:p>0.0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987" calcext:value-type="float">
            <text:p>0.08987</text:p>
          </table:table-cell>
          <table:table-cell office:value-type="float" office:value="0.00559402" calcext:value-type="float">
            <text:p>0.0055940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143" calcext:value-type="float">
            <text:p>0.1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00774681" calcext:value-type="float">
            <text:p>0.00774681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" calcext:value-type="float">
            <text:p>0.105</text:p>
          </table:table-cell>
          <table:table-cell office:value-type="float" office:value="0.177" calcext:value-type="float">
            <text:p>0.17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926" calcext:value-type="float">
            <text:p>0.11926</text:p>
          </table:table-cell>
          <table:table-cell office:value-type="float" office:value="0.00552923" calcext:value-type="float">
            <text:p>0.0055292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351" calcext:value-type="float">
            <text:p>0.13351</text:p>
          </table:table-cell>
          <table:table-cell office:value-type="float" office:value="0.00255928" calcext:value-type="float">
            <text:p>0.00255928</text:p>
          </table:table-cell>
          <table:table-cell office:value-type="float" office:value="0.13" calcext:value-type="float">
            <text:p>0.1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49" calcext:value-type="float">
            <text:p>0.14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934" calcext:value-type="float">
            <text:p>0.14934</text:p>
          </table:table-cell>
          <table:table-cell office:value-type="float" office:value="0.00492589" calcext:value-type="float">
            <text:p>0.004925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0557153" calcext:value-type="float">
            <text:p>0.0557153</text:p>
          </table:table-cell>
          <table:table-cell office:value-type="float" office:value="0.158" calcext:value-type="float">
            <text:p>0.15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71" calcext:value-type="float">
            <text:p>0.7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0.00321265" calcext:value-type="float">
            <text:p>0.00321265</text:p>
          </table:table-cell>
          <table:table-cell office:value-type="float" office:value="0.173" calcext:value-type="float">
            <text:p>0.173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" calcext:value-type="float">
            <text:p>0.19</text:p>
          </table:table-cell>
          <table:table-cell office:value-type="float" office:value="0.010244" calcext:value-type="float">
            <text:p>0.010244</text:p>
          </table:table-cell>
          <table:table-cell office:value-type="float" office:value="0.181" calcext:value-type="float">
            <text:p>0.181</text:p>
          </table:table-cell>
          <table:table-cell office:value-type="float" office:value="0.184" calcext:value-type="float">
            <text:p>0.184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0722" calcext:value-type="float">
            <text:p>0.20722</text:p>
          </table:table-cell>
          <table:table-cell office:value-type="float" office:value="0.0262231" calcext:value-type="float">
            <text:p>0.0262231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9" calcext:value-type="float">
            <text:p>0.19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04" calcext:value-type="float">
            <text:p>0.204</text:p>
          </table:table-cell>
          <table:table-cell office:value-type="float" office:value="0.363" calcext:value-type="float">
            <text:p>0.36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463" calcext:value-type="float">
            <text:p>0.22463</text:p>
          </table:table-cell>
          <table:table-cell office:value-type="float" office:value="0.0119228" calcext:value-type="float">
            <text:p>0.01192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" calcext:value-type="float">
            <text:p>0.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01" calcext:value-type="float">
            <text:p>0.3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596" calcext:value-type="float">
            <text:p>0.24596</text:p>
          </table:table-cell>
          <table:table-cell office:value-type="float" office:value="0.0651303" calcext:value-type="float">
            <text:p>0.06513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874" calcext:value-type="float">
            <text:p>0.87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539" calcext:value-type="float">
            <text:p>0.25539</text:p>
          </table:table-cell>
          <table:table-cell office:value-type="float" office:value="0.0217297" calcext:value-type="float">
            <text:p>0.0217297</text:p>
          </table:table-cell>
          <table:table-cell office:value-type="float" office:value="0.241" calcext:value-type="float">
            <text:p>0.24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434" calcext:value-type="float">
            <text:p>0.43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329" calcext:value-type="float">
            <text:p>0.27329</text:p>
          </table:table-cell>
          <table:table-cell office:value-type="float" office:value="0.0238727" calcext:value-type="float">
            <text:p>0.0238727</text:p>
          </table:table-cell>
          <table:table-cell office:value-type="float" office:value="0.26" calcext:value-type="float">
            <text:p>0.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65" calcext:value-type="float">
            <text:p>0.2665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385" calcext:value-type="float">
            <text:p>0.38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843" calcext:value-type="float">
            <text:p>0.28843</text:p>
          </table:table-cell>
          <table:table-cell office:value-type="float" office:value="0.0227597" calcext:value-type="float">
            <text:p>0.0227597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8" calcext:value-type="float">
            <text:p>0.4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432" calcext:value-type="float">
            <text:p>0.30432</text:p>
          </table:table-cell>
          <table:table-cell office:value-type="float" office:value="0.0261147" calcext:value-type="float">
            <text:p>0.0261147</text:p>
          </table:table-cell>
          <table:table-cell office:value-type="float" office:value="0.29" calcext:value-type="float">
            <text:p>0.29</text:p>
          </table:table-cell>
          <table:table-cell office:value-type="float" office:value="0.2945" calcext:value-type="float">
            <text:p>0.2945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9" calcext:value-type="float">
            <text:p>0.49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41" calcext:value-type="float">
            <text:p>0.3141</text:p>
          </table:table-cell>
          <table:table-cell office:value-type="float" office:value="0.0115711" calcext:value-type="float">
            <text:p>0.011571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" calcext:value-type="float">
            <text:p>0.3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85" calcext:value-type="float">
            <text:p>0.38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702" calcext:value-type="float">
            <text:p>0.33702</text:p>
          </table:table-cell>
          <table:table-cell office:value-type="float" office:value="0.034798" calcext:value-type="float">
            <text:p>0.0347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15" calcext:value-type="float">
            <text:p>0.3315</text:p>
          </table:table-cell>
          <table:table-cell office:value-type="float" office:value="0.565" calcext:value-type="float">
            <text:p>0.5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939" calcext:value-type="float">
            <text:p>0.34939</text:p>
          </table:table-cell>
          <table:table-cell office:value-type="float" office:value="0.0237019" calcext:value-type="float">
            <text:p>0.0237019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65" calcext:value-type="float">
            <text:p>0.4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0.0217981" calcext:value-type="float">
            <text:p>0.021798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57" calcext:value-type="float">
            <text:p>0.357</text:p>
          </table:table-cell>
          <table:table-cell office:value-type="float" office:value="0.466" calcext:value-type="float">
            <text:p>0.46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143" calcext:value-type="float">
            <text:p>0.37143</text:p>
          </table:table-cell>
          <table:table-cell office:value-type="float" office:value="0.0161711" calcext:value-type="float">
            <text:p>0.016171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2" calcext:value-type="float">
            <text:p>0.372</text:p>
          </table:table-cell>
          <table:table-cell office:value-type="float" office:value="0.442" calcext:value-type="float">
            <text:p>0.4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422" calcext:value-type="float">
            <text:p>0.38422</text:p>
          </table:table-cell>
          <table:table-cell office:value-type="float" office:value="0.00777378" calcext:value-type="float">
            <text:p>0.0077737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" calcext:value-type="float">
            <text:p>0.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385" calcext:value-type="float">
            <text:p>0.385</text:p>
          </table:table-cell>
          <table:table-cell office:value-type="float" office:value="0.43" calcext:value-type="float">
            <text:p>0.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859" calcext:value-type="float">
            <text:p>0.13859</text:p>
          </table:table-cell>
          <table:table-cell office:value-type="float" office:value="0.0282157" calcext:value-type="float">
            <text:p>0.0282157</text:p>
          </table:table-cell>
          <table:table-cell office:value-type="float" office:value="0.133" calcext:value-type="float">
            <text:p>0.133</text:p>
          </table:table-cell>
          <table:table-cell table:number-columns-repeated="2"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416" calcext:value-type="float">
            <text:p>0.41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0309916" calcext:value-type="float">
            <text:p>0.0309916</text:p>
          </table:table-cell>
          <table:table-cell office:value-type="float" office:value="0.179" calcext:value-type="float">
            <text:p>0.179</text:p>
          </table:table-cell>
          <table:table-cell table:number-columns-repeated="2" office:value-type="float" office:value="0.181" calcext:value-type="float">
            <text:p>0.1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9" calcext:value-type="float">
            <text:p>0.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0339953" calcext:value-type="float">
            <text:p>0.0339953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7" calcext:value-type="float">
            <text:p>0.227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66" calcext:value-type="float">
            <text:p>0.5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463" calcext:value-type="float">
            <text:p>0.27463</text:p>
          </table:table-cell>
          <table:table-cell office:value-type="float" office:value="0.0373659" calcext:value-type="float">
            <text:p>0.0373659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8" calcext:value-type="float">
            <text:p>0.26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" calcext:value-type="float">
            <text:p>0.27</text:p>
          </table:table-cell>
          <table:table-cell office:value-type="float" office:value="0.642" calcext:value-type="float">
            <text:p>0.6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752" calcext:value-type="float">
            <text:p>0.32752</text:p>
          </table:table-cell>
          <table:table-cell office:value-type="float" office:value="0.0402357" calcext:value-type="float">
            <text:p>0.040235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" calcext:value-type="float">
            <text:p>0.32</text:p>
          </table:table-cell>
          <table:table-cell office:value-type="float" office:value="0.321" calcext:value-type="float">
            <text:p>0.3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722" calcext:value-type="float">
            <text:p>0.7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0431368" calcext:value-type="float">
            <text:p>0.0431368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" calcext:value-type="float">
            <text:p>0.37</text:p>
          </table:table-cell>
          <table:table-cell office:value-type="float" office:value="0.799" calcext:value-type="float">
            <text:p>0.79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048771" calcext:value-type="float">
            <text:p>0.04877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897" calcext:value-type="float">
            <text:p>0.8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0508789" calcext:value-type="float">
            <text:p>0.050878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1" calcext:value-type="float">
            <text:p>0.461</text:p>
          </table:table-cell>
          <table:table-cell office:value-type="float" office:value="0.967" calcext:value-type="float">
            <text:p>0.9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741" calcext:value-type="float">
            <text:p>0.51741</text:p>
          </table:table-cell>
          <table:table-cell office:value-type="float" office:value="0.0547228" calcext:value-type="float">
            <text:p>0.054722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" calcext:value-type="float">
            <text:p>0.51</text:p>
          </table:table-cell>
          <table:table-cell office:value-type="float" office:value="0.513" calcext:value-type="float">
            <text:p>0.513</text:p>
          </table:table-cell>
          <table:table-cell office:value-type="float" office:value="1.058" calcext:value-type="float">
            <text:p>1.0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0557305" calcext:value-type="float">
            <text:p>0.0557305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7" calcext:value-type="float">
            <text:p>0.557</text:p>
          </table:table-cell>
          <table:table-cell office:value-type="float" office:value="1.11" calcext:value-type="float">
            <text:p>1.1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538" calcext:value-type="float">
            <text:p>0.60538</text:p>
          </table:table-cell>
          <table:table-cell office:value-type="float" office:value="0.0605485" calcext:value-type="float">
            <text:p>0.0605485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7" calcext:value-type="float">
            <text:p>0.597</text:p>
          </table:table-cell>
          <table:table-cell office:value-type="float" office:value="0.6" calcext:value-type="float">
            <text:p>0.6</text:p>
          </table:table-cell>
          <table:table-cell office:value-type="float" office:value="1.204" calcext:value-type="float">
            <text:p>1.2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0626312" calcext:value-type="float">
            <text:p>0.062631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3" calcext:value-type="float">
            <text:p>1.2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685" calcext:value-type="float">
            <text:p>0.70685</text:p>
          </table:table-cell>
          <table:table-cell office:value-type="float" office:value="0.0653066" calcext:value-type="float">
            <text:p>0.065306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25" calcext:value-type="float">
            <text:p>0.7025</text:p>
          </table:table-cell>
          <table:table-cell office:value-type="float" office:value="1.351" calcext:value-type="float">
            <text:p>1.3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149" calcext:value-type="float">
            <text:p>0.75149</text:p>
          </table:table-cell>
          <table:table-cell office:value-type="float" office:value="0.068765" calcext:value-type="float">
            <text:p>0.06876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6" calcext:value-type="float">
            <text:p>0.746</text:p>
          </table:table-cell>
          <table:table-cell office:value-type="float" office:value="1.43" calcext:value-type="float">
            <text:p>1.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619" calcext:value-type="float">
            <text:p>0.78619</text:p>
          </table:table-cell>
          <table:table-cell office:value-type="float" office:value="0.0727427" calcext:value-type="float">
            <text:p>0.0727427</text:p>
          </table:table-cell>
          <table:table-cell office:value-type="float" office:value="0.77" calcext:value-type="float">
            <text:p>0.7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6" calcext:value-type="float">
            <text:p>0.786</text:p>
          </table:table-cell>
          <table:table-cell office:value-type="float" office:value="1.503" calcext:value-type="float">
            <text:p>1.5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342" calcext:value-type="float">
            <text:p>0.8342</text:p>
          </table:table-cell>
          <table:table-cell office:value-type="float" office:value="0.0763759" calcext:value-type="float">
            <text:p>0.07637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4" calcext:value-type="float">
            <text:p>0.834</text:p>
          </table:table-cell>
          <table:table-cell office:value-type="float" office:value="1.589" calcext:value-type="float">
            <text:p>1.5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0.0819801" calcext:value-type="float">
            <text:p>0.0819801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75" calcext:value-type="float">
            <text:p>0.8875</text:p>
          </table:table-cell>
          <table:table-cell office:value-type="float" office:value="1.701" calcext:value-type="float">
            <text:p>1.7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385" calcext:value-type="float">
            <text:p>0.94385</text:p>
          </table:table-cell>
          <table:table-cell office:value-type="float" office:value="0.082342" calcext:value-type="float">
            <text:p>0.0823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2" calcext:value-type="float">
            <text:p>0.932</text:p>
          </table:table-cell>
          <table:table-cell office:value-type="float" office:value="0.944" calcext:value-type="float">
            <text:p>0.944</text:p>
          </table:table-cell>
          <table:table-cell office:value-type="float" office:value="1.758" calcext:value-type="float">
            <text:p>1.7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339" calcext:value-type="float">
            <text:p>0.98339</text:p>
          </table:table-cell>
          <table:table-cell office:value-type="float" office:value="0.0883307" calcext:value-type="float">
            <text:p>0.0883307</text:p>
          </table:table-cell>
          <table:table-cell office:value-type="float" office:value="0.961" calcext:value-type="float">
            <text:p>0.961</text:p>
          </table:table-cell>
          <table:table-cell office:value-type="float" office:value="0.966" calcext:value-type="float">
            <text:p>0.966</text:p>
          </table:table-cell>
          <table:table-cell office:value-type="float" office:value="0.97" calcext:value-type="float">
            <text:p>0.97</text:p>
          </table:table-cell>
          <table:table-cell office:value-type="float" office:value="0.982" calcext:value-type="float">
            <text:p>0.982</text:p>
          </table:table-cell>
          <table:table-cell office:value-type="float" office:value="1.855" calcext:value-type="float">
            <text:p>1.8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288" calcext:value-type="float">
            <text:p>1.0288</text:p>
          </table:table-cell>
          <table:table-cell office:value-type="float" office:value="0.0904183" calcext:value-type="float">
            <text:p>0.0904183</text:p>
          </table:table-cell>
          <table:table-cell office:value-type="float" office:value="1.008" calcext:value-type="float">
            <text:p>1.008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17" calcext:value-type="float">
            <text:p>1.017</text:p>
          </table:table-cell>
          <table:table-cell office:value-type="float" office:value="1.0265" calcext:value-type="float">
            <text:p>1.0265</text:p>
          </table:table-cell>
          <table:table-cell office:value-type="float" office:value="1.924" calcext:value-type="float">
            <text:p>1.9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0947064" calcext:value-type="float">
            <text:p>0.0947064</text:p>
          </table:table-cell>
          <table:table-cell office:value-type="float" office:value="1.056" calcext:value-type="float">
            <text:p>1.056</text:p>
          </table:table-cell>
          <table:table-cell office:value-type="float" office:value="1.061" calcext:value-type="float">
            <text:p>1.061</text:p>
          </table:table-cell>
          <table:table-cell office:value-type="float" office:value="1.0635" calcext:value-type="float">
            <text:p>1.0635</text:p>
          </table:table-cell>
          <table:table-cell office:value-type="float" office:value="1.075" calcext:value-type="float">
            <text:p>1.075</text:p>
          </table:table-cell>
          <table:table-cell office:value-type="float" office:value="2.015" calcext:value-type="float">
            <text:p>2.0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2572" calcext:value-type="float">
            <text:p>1.12572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9" calcext:value-type="float">
            <text:p>1.109</text:p>
          </table:table-cell>
          <table:table-cell office:value-type="float" office:value="1.113" calcext:value-type="float">
            <text:p>1.113</text:p>
          </table:table-cell>
          <table:table-cell office:value-type="float" office:value="1.124" calcext:value-type="float">
            <text:p>1.124</text:p>
          </table:table-cell>
          <table:table-cell office:value-type="float" office:value="2.09" calcext:value-type="float">
            <text:p>2.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7391" calcext:value-type="float">
            <text:p>1.17391</text:p>
          </table:table-cell>
          <table:table-cell office:value-type="float" office:value="0.0990808" calcext:value-type="float">
            <text:p>0.0990808</text:p>
          </table:table-cell>
          <table:table-cell office:value-type="float" office:value="1.15" calcext:value-type="float">
            <text:p>1.15</text:p>
          </table:table-cell>
          <table:table-cell office:value-type="float" office:value="1.157" calcext:value-type="float">
            <text:p>1.157</text:p>
          </table:table-cell>
          <table:table-cell office:value-type="float" office:value="1.1615" calcext:value-type="float">
            <text:p>1.1615</text:p>
          </table:table-cell>
          <table:table-cell office:value-type="float" office:value="1.172" calcext:value-type="float">
            <text:p>1.172</text:p>
          </table:table-cell>
          <table:table-cell office:value-type="float" office:value="2.156" calcext:value-type="float">
            <text:p>2.1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1044" calcext:value-type="float">
            <text:p>1.21044</text:p>
          </table:table-cell>
          <table:table-cell office:value-type="float" office:value="0.100547" calcext:value-type="float">
            <text:p>0.100547</text:p>
          </table:table-cell>
          <table:table-cell office:value-type="float" office:value="1.187" calcext:value-type="float">
            <text:p>1.187</text:p>
          </table:table-cell>
          <table:table-cell office:value-type="float" office:value="1.193" calcext:value-type="float">
            <text:p>1.193</text:p>
          </table:table-cell>
          <table:table-cell office:value-type="float" office:value="1.197" calcext:value-type="float">
            <text:p>1.197</text:p>
          </table:table-cell>
          <table:table-cell office:value-type="float" office:value="1.2075" calcext:value-type="float">
            <text:p>1.2075</text:p>
          </table:table-cell>
          <table:table-cell office:value-type="float" office:value="2.207" calcext:value-type="float">
            <text:p>2.2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275" calcext:value-type="float">
            <text:p>0.18275</text:p>
          </table:table-cell>
          <table:table-cell office:value-type="float" office:value="0.0765219" calcext:value-type="float">
            <text:p>0.0765219</text:p>
          </table:table-cell>
          <table:table-cell office:value-type="float" office:value="0.14" calcext:value-type="float">
            <text:p>0.1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1" calcext:value-type="float">
            <text:p>0.161</text:p>
          </table:table-cell>
          <table:table-cell office:value-type="float" office:value="0.622" calcext:value-type="float">
            <text:p>0.62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140632" calcext:value-type="float">
            <text:p>0.14063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1.618" calcext:value-type="float">
            <text:p>1.6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0177862" calcext:value-type="float">
            <text:p>0.017786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0253588" calcext:value-type="float">
            <text:p>0.0253588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9" calcext:value-type="float">
            <text:p>0.3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052" calcext:value-type="float">
            <text:p>0.24052</text:p>
          </table:table-cell>
          <table:table-cell office:value-type="float" office:value="0.00967417" calcext:value-type="float">
            <text:p>0.00967417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4" calcext:value-type="float">
            <text:p>0.2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11" calcext:value-type="float">
            <text:p>0.24611</text:p>
          </table:table-cell>
          <table:table-cell office:value-type="float" office:value="0.0175402" calcext:value-type="float">
            <text:p>0.0175402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" calcext:value-type="float">
            <text:p>0.247</text:p>
          </table:table-cell>
          <table:table-cell office:value-type="float" office:value="0.32" calcext:value-type="float">
            <text:p>0.3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44" calcext:value-type="float">
            <text:p>0.26344</text:p>
          </table:table-cell>
          <table:table-cell office:value-type="float" office:value="0.0313303" calcext:value-type="float">
            <text:p>0.031330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4" calcext:value-type="float">
            <text:p>0.254</text:p>
          </table:table-cell>
          <table:table-cell office:value-type="float" office:value="0.264" calcext:value-type="float">
            <text:p>0.264</text:p>
          </table:table-cell>
          <table:table-cell office:value-type="float" office:value="0.478" calcext:value-type="float">
            <text:p>0.4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179" calcext:value-type="float">
            <text:p>0.27179</text:p>
          </table:table-cell>
          <table:table-cell office:value-type="float" office:value="0.0215788" calcext:value-type="float">
            <text:p>0.02157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2" calcext:value-type="float">
            <text:p>0.272</text:p>
          </table:table-cell>
          <table:table-cell office:value-type="float" office:value="0.376" calcext:value-type="float">
            <text:p>0.3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494" calcext:value-type="float">
            <text:p>0.28494</text:p>
          </table:table-cell>
          <table:table-cell office:value-type="float" office:value="0.0158832" calcext:value-type="float">
            <text:p>0.0158832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6" calcext:value-type="float">
            <text:p>0.27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8" calcext:value-type="float">
            <text:p>0.288</text:p>
          </table:table-cell>
          <table:table-cell office:value-type="float" office:value="0.356" calcext:value-type="float">
            <text:p>0.35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0359897" calcext:value-type="float">
            <text:p>0.0359897</text:p>
          </table:table-cell>
          <table:table-cell office:value-type="float" office:value="0.27" calcext:value-type="float">
            <text:p>0.2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1" calcext:value-type="float">
            <text:p>0.331</text:p>
          </table:table-cell>
          <table:table-cell office:value-type="float" office:value="0.516" calcext:value-type="float">
            <text:p>0.5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081" calcext:value-type="float">
            <text:p>0.39081</text:p>
          </table:table-cell>
          <table:table-cell office:value-type="float" office:value="0.0519728" calcext:value-type="float">
            <text:p>0.0519728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432" calcext:value-type="float">
            <text:p>0.53432</text:p>
          </table:table-cell>
          <table:table-cell office:value-type="float" office:value="0.100037" calcext:value-type="float">
            <text:p>0.10003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3" calcext:value-type="float">
            <text:p>0.49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51" calcext:value-type="float">
            <text:p>0.551</text:p>
          </table:table-cell>
          <table:table-cell office:value-type="float" office:value="1.264" calcext:value-type="float">
            <text:p>1.26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155" calcext:value-type="float">
            <text:p>0.83155</text:p>
          </table:table-cell>
          <table:table-cell office:value-type="float" office:value="0.161227" calcext:value-type="float">
            <text:p>0.161227</text:p>
          </table:table-cell>
          <table:table-cell office:value-type="float" office:value="0.74" calcext:value-type="float">
            <text:p>0.7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6" calcext:value-type="float">
            <text:p>0.836</text:p>
          </table:table-cell>
          <table:table-cell office:value-type="float" office:value="1.805" calcext:value-type="float">
            <text:p>1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34275" calcext:value-type="float">
            <text:p>1.34275</text:p>
          </table:table-cell>
          <table:table-cell office:value-type="float" office:value="0.356898" calcext:value-type="float">
            <text:p>0.356898</text:p>
          </table:table-cell>
          <table:table-cell office:value-type="float" office:value="1.158" calcext:value-type="float">
            <text:p>1.158</text:p>
          </table:table-cell>
          <table:table-cell office:value-type="float" office:value="1.232" calcext:value-type="float">
            <text:p>1.232</text:p>
          </table:table-cell>
          <table:table-cell office:value-type="float" office:value="1.263" calcext:value-type="float">
            <text:p>1.263</text:p>
          </table:table-cell>
          <table:table-cell office:value-type="float" office:value="1.343" calcext:value-type="float">
            <text:p>1.343</text:p>
          </table:table-cell>
          <table:table-cell office:value-type="float" office:value="3.604" calcext:value-type="float">
            <text:p>3.60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269" calcext:value-type="float">
            <text:p>2.40269</text:p>
          </table:table-cell>
          <table:table-cell office:value-type="float" office:value="0.64163" calcext:value-type="float">
            <text:p>0.64163</text:p>
          </table:table-cell>
          <table:table-cell office:value-type="float" office:value="2.017" calcext:value-type="float">
            <text:p>2.017</text:p>
          </table:table-cell>
          <table:table-cell office:value-type="float" office:value="2.179" calcext:value-type="float">
            <text:p>2.179</text:p>
          </table:table-cell>
          <table:table-cell office:value-type="float" office:value="2.308" calcext:value-type="float">
            <text:p>2.308</text:p>
          </table:table-cell>
          <table:table-cell office:value-type="float" office:value="2.363" calcext:value-type="float">
            <text:p>2.363</text:p>
          </table:table-cell>
          <table:table-cell office:value-type="float" office:value="7.192" calcext:value-type="float">
            <text:p>7.1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5801" calcext:value-type="float">
            <text:p>4.55801</text:p>
          </table:table-cell>
          <table:table-cell office:value-type="float" office:value="1.30166" calcext:value-type="float">
            <text:p>1.30166</text:p>
          </table:table-cell>
          <table:table-cell office:value-type="float" office:value="4.017" calcext:value-type="float">
            <text:p>4.017</text:p>
          </table:table-cell>
          <table:table-cell office:value-type="float" office:value="4.089" calcext:value-type="float">
            <text:p>4.089</text:p>
          </table:table-cell>
          <table:table-cell office:value-type="float" office:value="4.369" calcext:value-type="float">
            <text:p>4.369</text:p>
          </table:table-cell>
          <table:table-cell office:value-type="float" office:value="4.424" calcext:value-type="float">
            <text:p>4.424</text:p>
          </table:table-cell>
          <table:table-cell office:value-type="float" office:value="12.978" calcext:value-type="float">
            <text:p>12.9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83537" calcext:value-type="float">
            <text:p>9.83537</text:p>
          </table:table-cell>
          <table:table-cell office:value-type="float" office:value="2.63649" calcext:value-type="float">
            <text:p>2.63649</text:p>
          </table:table-cell>
          <table:table-cell office:value-type="float" office:value="8.478" calcext:value-type="float">
            <text:p>8.478</text:p>
          </table:table-cell>
          <table:table-cell office:value-type="float" office:value="9.083" calcext:value-type="float">
            <text:p>9.083</text:p>
          </table:table-cell>
          <table:table-cell office:value-type="float" office:value="9.245" calcext:value-type="float">
            <text:p>9.245</text:p>
          </table:table-cell>
          <table:table-cell office:value-type="float" office:value="9.706" calcext:value-type="float">
            <text:p>9.706</text:p>
          </table:table-cell>
          <table:table-cell office:value-type="float" office:value="28.702" calcext:value-type="float">
            <text:p>28.7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5591" calcext:value-type="float">
            <text:p>20.5591</text:p>
          </table:table-cell>
          <table:table-cell office:value-type="float" office:value="4.92311" calcext:value-type="float">
            <text:p>4.92311</text:p>
          </table:table-cell>
          <table:table-cell office:value-type="float" office:value="17.608" calcext:value-type="float">
            <text:p>17.608</text:p>
          </table:table-cell>
          <table:table-cell office:value-type="float" office:value="19.057" calcext:value-type="float">
            <text:p>19.057</text:p>
          </table:table-cell>
          <table:table-cell office:value-type="float" office:value="19.766" calcext:value-type="float">
            <text:p>19.766</text:p>
          </table:table-cell>
          <table:table-cell office:value-type="float" office:value="20.292" calcext:value-type="float">
            <text:p>20.292</text:p>
          </table:table-cell>
          <table:table-cell office:value-type="float" office:value="57.11" calcext:value-type="float">
            <text:p>57.1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5.5537" calcext:value-type="float">
            <text:p>95.5537</text:p>
          </table:table-cell>
          <table:table-cell office:value-type="float" office:value="36.2533" calcext:value-type="float">
            <text:p>36.2533</text:p>
          </table:table-cell>
          <table:table-cell office:value-type="float" office:value="40.553" calcext:value-type="float">
            <text:p>40.553</text:p>
          </table:table-cell>
          <table:table-cell office:value-type="float" office:value="45.984" calcext:value-type="float">
            <text:p>45.984</text:p>
          </table:table-cell>
          <table:table-cell office:value-type="float" office:value="118.915" calcext:value-type="float">
            <text:p>118.915</text:p>
          </table:table-cell>
          <table:table-cell office:value-type="float" office:value="123.149" calcext:value-type="float">
            <text:p>123.149</text:p>
          </table:table-cell>
          <table:table-cell office:value-type="float" office:value="127.741" calcext:value-type="float">
            <text:p>127.7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295" calcext:value-type="float">
            <text:p>268.295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237.407" calcext:value-type="float">
            <text:p>237.407</text:p>
          </table:table-cell>
          <table:table-cell office:value-type="float" office:value="266.673" calcext:value-type="float">
            <text:p>266.673</text:p>
          </table:table-cell>
          <table:table-cell office:value-type="float" office:value="269.329" calcext:value-type="float">
            <text:p>269.329</text:p>
          </table:table-cell>
          <table:table-cell office:value-type="float" office:value="272.853" calcext:value-type="float">
            <text:p>272.853</text:p>
          </table:table-cell>
          <table:table-cell office:value-type="float" office:value="277.652" calcext:value-type="float">
            <text:p>277.6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859" calcext:value-type="float">
            <text:p>539.859</text:p>
          </table:table-cell>
          <table:table-cell office:value-type="float" office:value="10.9753" calcext:value-type="float">
            <text:p>10.9753</text:p>
          </table:table-cell>
          <table:table-cell office:value-type="float" office:value="483.201" calcext:value-type="float">
            <text:p>483.201</text:p>
          </table:table-cell>
          <table:table-cell office:value-type="float" office:value="537.331" calcext:value-type="float">
            <text:p>537.331</text:p>
          </table:table-cell>
          <table:table-cell office:value-type="float" office:value="542.711" calcext:value-type="float">
            <text:p>542.711</text:p>
          </table:table-cell>
          <table:table-cell office:value-type="float" office:value="545.884" calcext:value-type="float">
            <text:p>545.884</text:p>
          </table:table-cell>
          <table:table-cell office:value-type="float" office:value="554.683" calcext:value-type="float">
            <text:p>554.6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79.74" calcext:value-type="float">
            <text:p>1079.74</text:p>
          </table:table-cell>
          <table:table-cell office:value-type="float" office:value="13.692" calcext:value-type="float">
            <text:p>13.692</text:p>
          </table:table-cell>
          <table:table-cell office:value-type="float" office:value="1009.32" calcext:value-type="float">
            <text:p>1009.32</text:p>
          </table:table-cell>
          <table:table-cell office:value-type="float" office:value="1077.04" calcext:value-type="float">
            <text:p>1077.04</text:p>
          </table:table-cell>
          <table:table-cell office:value-type="float" office:value="1081.81" calcext:value-type="float">
            <text:p>1081.81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1096.74" calcext:value-type="float">
            <text:p>109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8.25" calcext:value-type="float">
            <text:p>2158.25</text:p>
          </table:table-cell>
          <table:table-cell office:value-type="float" office:value="15.9875" calcext:value-type="float">
            <text:p>15.9875</text:p>
          </table:table-cell>
          <table:table-cell office:value-type="float" office:value="2019.23" calcext:value-type="float">
            <text:p>2019.23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158.44" calcext:value-type="float">
            <text:p>2158.44</text:p>
          </table:table-cell>
          <table:table-cell office:value-type="float" office:value="2165.7" calcext:value-type="float">
            <text:p>2165.7</text:p>
          </table:table-cell>
          <table:table-cell office:value-type="float" office:value="2176.76" calcext:value-type="float">
            <text:p>2176.7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23.41" calcext:value-type="float">
            <text:p>4323.41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4018.83" calcext:value-type="float">
            <text:p>4018.83</text:p>
          </table:table-cell>
          <table:table-cell office:value-type="float" office:value="4316.7" calcext:value-type="float">
            <text:p>4316.7</text:p>
          </table:table-cell>
          <table:table-cell office:value-type="float" office:value="4325.58" calcext:value-type="float">
            <text:p>4325.58</text:p>
          </table:table-cell>
          <table:table-cell office:value-type="float" office:value="4333.07" calcext:value-type="float">
            <text:p>4333.07</text:p>
          </table:table-cell>
          <table:table-cell office:value-type="float" office:value="4377.37" calcext:value-type="float">
            <text:p>4377.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752" calcext:value-type="float">
            <text:p>0.09752</text:p>
          </table:table-cell>
          <table:table-cell office:value-type="float" office:value="0.107031" calcext:value-type="float">
            <text:p>0.10703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1.159" calcext:value-type="float">
            <text:p>1.1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674" calcext:value-type="float">
            <text:p>0.08674</text:p>
          </table:table-cell>
          <table:table-cell office:value-type="float" office:value="0.0210844" calcext:value-type="float">
            <text:p>0.0210844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293" calcext:value-type="float">
            <text:p>0.2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655" calcext:value-type="float">
            <text:p>0.08655</text:p>
          </table:table-cell>
          <table:table-cell office:value-type="float" office:value="0.0210852" calcext:value-type="float">
            <text:p>0.0210852</text:p>
          </table:table-cell>
          <table:table-cell office:value-type="float" office:value="0.082" calcext:value-type="float">
            <text:p>0.082</text:p>
          </table:table-cell>
          <table:table-cell table:number-columns-repeated="2"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292" calcext:value-type="float">
            <text:p>0.2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429" calcext:value-type="float">
            <text:p>0.08429</text:p>
          </table:table-cell>
          <table:table-cell office:value-type="float" office:value="0.0207472" calcext:value-type="float">
            <text:p>0.0207472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88" calcext:value-type="float">
            <text:p>0.2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397" calcext:value-type="float">
            <text:p>0.08397</text:p>
          </table:table-cell>
          <table:table-cell office:value-type="float" office:value="0.0210359" calcext:value-type="float">
            <text:p>0.021035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291" calcext:value-type="float">
            <text:p>0.2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693" calcext:value-type="float">
            <text:p>0.08693</text:p>
          </table:table-cell>
          <table:table-cell office:value-type="float" office:value="0.0233633" calcext:value-type="float">
            <text:p>0.023363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317" calcext:value-type="float">
            <text:p>0.31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654" calcext:value-type="float">
            <text:p>0.08654</text:p>
          </table:table-cell>
          <table:table-cell office:value-type="float" office:value="0.0207665" calcext:value-type="float">
            <text:p>0.0207665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45" calcext:value-type="float">
            <text:p>0.0845</text:p>
          </table:table-cell>
          <table:table-cell office:value-type="float" office:value="0.291" calcext:value-type="float">
            <text:p>0.2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884" calcext:value-type="float">
            <text:p>0.08884</text:p>
          </table:table-cell>
          <table:table-cell office:value-type="float" office:value="0.0360188" calcext:value-type="float">
            <text:p>0.036018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444" calcext:value-type="float">
            <text:p>0.4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8808" calcext:value-type="float">
            <text:p>0.08808</text:p>
          </table:table-cell>
          <table:table-cell office:value-type="float" office:value="0.035567" calcext:value-type="float">
            <text:p>0.035567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table:number-columns-repeated="2" office:value-type="float" office:value="0.084" calcext:value-type="float">
            <text:p>0.084</text:p>
          </table:table-cell>
          <table:table-cell office:value-type="float" office:value="0.44" calcext:value-type="float">
            <text:p>0.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931" calcext:value-type="float">
            <text:p>0.08931</text:p>
          </table:table-cell>
          <table:table-cell office:value-type="float" office:value="0.035936" calcext:value-type="float">
            <text:p>0.03593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6" calcext:value-type="float">
            <text:p>0.086</text:p>
          </table:table-cell>
          <table:table-cell office:value-type="float" office:value="0.445" calcext:value-type="float">
            <text:p>0.4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995" calcext:value-type="float">
            <text:p>0.08995</text:p>
          </table:table-cell>
          <table:table-cell office:value-type="float" office:value="0.0362669" calcext:value-type="float">
            <text:p>0.036266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5" calcext:value-type="float">
            <text:p>0.085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449" calcext:value-type="float">
            <text:p>0.4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081" calcext:value-type="float">
            <text:p>0.09081</text:p>
          </table:table-cell>
          <table:table-cell office:value-type="float" office:value="0.0376494" calcext:value-type="float">
            <text:p>0.0376494</text:p>
          </table:table-cell>
          <table:table-cell office:value-type="float" office:value="0.084" calcext:value-type="float">
            <text:p>0.084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.087" calcext:value-type="float">
            <text:p>0.087</text:p>
          </table:table-cell>
          <table:table-cell office:value-type="float" office:value="0.464" calcext:value-type="float">
            <text:p>0.4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268" calcext:value-type="float">
            <text:p>0.09268</text:p>
          </table:table-cell>
          <table:table-cell office:value-type="float" office:value="0.0378347" calcext:value-type="float">
            <text:p>0.0378347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468" calcext:value-type="float">
            <text:p>0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0861" calcext:value-type="float">
            <text:p>0.10861</text:p>
          </table:table-cell>
          <table:table-cell office:value-type="float" office:value="0.0393753" calcext:value-type="float">
            <text:p>0.0393753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499" calcext:value-type="float">
            <text:p>0.4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843" calcext:value-type="float">
            <text:p>0.11843</text:p>
          </table:table-cell>
          <table:table-cell office:value-type="float" office:value="0.0448442" calcext:value-type="float">
            <text:p>0.044844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563" calcext:value-type="float">
            <text:p>0.5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547898" calcext:value-type="float">
            <text:p>0.054789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55" calcext:value-type="float">
            <text:p>0.1455</text:p>
          </table:table-cell>
          <table:table-cell office:value-type="float" office:value="0.146" calcext:value-type="float">
            <text:p>0.146</text:p>
          </table:table-cell>
          <table:table-cell office:value-type="float" office:value="0.696" calcext:value-type="float">
            <text:p>0.6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383" calcext:value-type="float">
            <text:p>0.22383</text:p>
          </table:table-cell>
          <table:table-cell office:value-type="float" office:value="0.0734935" calcext:value-type="float">
            <text:p>0.07349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16" calcext:value-type="float">
            <text:p>0.216</text:p>
          </table:table-cell>
          <table:table-cell office:value-type="float" office:value="0.954" calcext:value-type="float">
            <text:p>0.9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391" calcext:value-type="float">
            <text:p>0.56391</text:p>
          </table:table-cell>
          <table:table-cell office:value-type="float" office:value="0.113316" calcext:value-type="float">
            <text:p>0.11331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4" calcext:value-type="float">
            <text:p>0.554</text:p>
          </table:table-cell>
          <table:table-cell office:value-type="float" office:value="1.691" calcext:value-type="float">
            <text:p>1.6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3621" calcext:value-type="float">
            <text:p>1.03621</text:p>
          </table:table-cell>
          <table:table-cell office:value-type="float" office:value="0.193884" calcext:value-type="float">
            <text:p>0.193884</text:p>
          </table:table-cell>
          <table:table-cell office:value-type="float" office:value="1.006" calcext:value-type="float">
            <text:p>1.006</text:p>
          </table:table-cell>
          <table:table-cell office:value-type="float" office:value="1.015" calcext:value-type="float">
            <text:p>1.015</text:p>
          </table:table-cell>
          <table:table-cell office:value-type="float" office:value="1.016" calcext:value-type="float">
            <text:p>1.016</text:p>
          </table:table-cell>
          <table:table-cell office:value-type="float" office:value="1.019" calcext:value-type="float">
            <text:p>1.019</text:p>
          </table:table-cell>
          <table:table-cell office:value-type="float" office:value="2.965" calcext:value-type="float">
            <text:p>2.9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97161" calcext:value-type="float">
            <text:p>1.97161</text:p>
          </table:table-cell>
          <table:table-cell office:value-type="float" office:value="0.346614" calcext:value-type="float">
            <text:p>0.346614</text:p>
          </table:table-cell>
          <table:table-cell office:value-type="float" office:value="1.93" calcext:value-type="float">
            <text:p>1.93</text:p>
          </table:table-cell>
          <table:table-cell office:value-type="float" office:value="1.933" calcext:value-type="float">
            <text:p>1.933</text:p>
          </table:table-cell>
          <table:table-cell office:value-type="float" office:value="1.936" calcext:value-type="float">
            <text:p>1.936</text:p>
          </table:table-cell>
          <table:table-cell office:value-type="float" office:value="1.939" calcext:value-type="float">
            <text:p>1.939</text:p>
          </table:table-cell>
          <table:table-cell office:value-type="float" office:value="5.42" calcext:value-type="float">
            <text:p>5.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5006" calcext:value-type="float">
            <text:p>3.85006</text:p>
          </table:table-cell>
          <table:table-cell office:value-type="float" office:value="0.6516" calcext:value-type="float">
            <text:p>0.6516</text:p>
          </table:table-cell>
          <table:table-cell office:value-type="float" office:value="3.773" calcext:value-type="float">
            <text:p>3.773</text:p>
          </table:table-cell>
          <table:table-cell office:value-type="float" office:value="3.778" calcext:value-type="float">
            <text:p>3.778</text:p>
          </table:table-cell>
          <table:table-cell office:value-type="float" office:value="3.785" calcext:value-type="float">
            <text:p>3.785</text:p>
          </table:table-cell>
          <table:table-cell office:value-type="float" office:value="3.789" calcext:value-type="float">
            <text:p>3.789</text:p>
          </table:table-cell>
          <table:table-cell office:value-type="float" office:value="10.333" calcext:value-type="float">
            <text:p>10.33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60437" calcext:value-type="float">
            <text:p>7.60437</text:p>
          </table:table-cell>
          <table:table-cell office:value-type="float" office:value="1.25729" calcext:value-type="float">
            <text:p>1.25729</text:p>
          </table:table-cell>
          <table:table-cell office:value-type="float" office:value="7.46" calcext:value-type="float">
            <text:p>7.46</text:p>
          </table:table-cell>
          <table:table-cell office:value-type="float" office:value="7.473" calcext:value-type="float">
            <text:p>7.473</text:p>
          </table:table-cell>
          <table:table-cell office:value-type="float" office:value="7.477" calcext:value-type="float">
            <text:p>7.477</text:p>
          </table:table-cell>
          <table:table-cell office:value-type="float" office:value="7.4835" calcext:value-type="float">
            <text:p>7.4835</text:p>
          </table:table-cell>
          <table:table-cell office:value-type="float" office:value="20.114" calcext:value-type="float">
            <text:p>20.1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18" calcext:value-type="float">
            <text:p>15.118</text:p>
          </table:table-cell>
          <table:table-cell office:value-type="float" office:value="2.478" calcext:value-type="float">
            <text:p>2.478</text:p>
          </table:table-cell>
          <table:table-cell office:value-type="float" office:value="14.847" calcext:value-type="float">
            <text:p>14.847</text:p>
          </table:table-cell>
          <table:table-cell office:value-type="float" office:value="14.8575" calcext:value-type="float">
            <text:p>14.8575</text:p>
          </table:table-cell>
          <table:table-cell office:value-type="float" office:value="14.865" calcext:value-type="float">
            <text:p>14.865</text:p>
          </table:table-cell>
          <table:table-cell office:value-type="float" office:value="14.8735" calcext:value-type="float">
            <text:p>14.8735</text:p>
          </table:table-cell>
          <table:table-cell office:value-type="float" office:value="39.773" calcext:value-type="float">
            <text:p>39.77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.1262" calcext:value-type="float">
            <text:p>30.1262</text:p>
          </table:table-cell>
          <table:table-cell office:value-type="float" office:value="4.90138" calcext:value-type="float">
            <text:p>4.90138</text:p>
          </table:table-cell>
          <table:table-cell office:value-type="float" office:value="29.599" calcext:value-type="float">
            <text:p>29.599</text:p>
          </table:table-cell>
          <table:table-cell office:value-type="float" office:value="29.623" calcext:value-type="float">
            <text:p>29.623</text:p>
          </table:table-cell>
          <table:table-cell office:value-type="float" office:value="29.632" calcext:value-type="float">
            <text:p>29.632</text:p>
          </table:table-cell>
          <table:table-cell office:value-type="float" office:value="29.646" calcext:value-type="float">
            <text:p>29.646</text:p>
          </table:table-cell>
          <table:table-cell office:value-type="float" office:value="78.894" calcext:value-type="float">
            <text:p>78.89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0893252" calcext:value-type="float">
            <text:p>0.00089325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00774855" calcext:value-type="float">
            <text:p>0.00077485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102196" calcext:value-type="float">
            <text:p>0.0010219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673721" calcext:value-type="float">
            <text:p>0.00067372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089861" calcext:value-type="float">
            <text:p>0.0008986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12278" calcext:value-type="float">
            <text:p>0.001227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597578" calcext:value-type="float">
            <text:p>0.00059757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0843564" calcext:value-type="float">
            <text:p>0.00084356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08544" calcext:value-type="float">
            <text:p>0.000854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757562" calcext:value-type="float">
            <text:p>0.00075756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821219" calcext:value-type="float">
            <text:p>0.0008212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38" calcext:value-type="float">
            <text:p>0.01538</text:p>
          </table:table-cell>
          <table:table-cell office:value-type="float" office:value="0.000797245" calcext:value-type="float">
            <text:p>0.00079724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00714143" calcext:value-type="float">
            <text:p>0.00071414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0951367" calcext:value-type="float">
            <text:p>0.00095136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0865968" calcext:value-type="float">
            <text:p>0.00086596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611474" calcext:value-type="float">
            <text:p>0.00061147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76" calcext:value-type="float">
            <text:p>0.01576</text:p>
          </table:table-cell>
          <table:table-cell office:value-type="float" office:value="0.00108738" calcext:value-type="float">
            <text:p>0.0010873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0.0011421" calcext:value-type="float">
            <text:p>0.001142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648922" calcext:value-type="float">
            <text:p>0.00064892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0108899" calcext:value-type="float">
            <text:p>0.0010889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43" calcext:value-type="float">
            <text:p>0.01543</text:p>
          </table:table-cell>
          <table:table-cell office:value-type="float" office:value="0.000751731" calcext:value-type="float">
            <text:p>0.00075173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783518" calcext:value-type="float">
            <text:p>0.00078351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0757033" calcext:value-type="float">
            <text:p>0.00075703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512" calcext:value-type="float">
            <text:p>0.01512</text:p>
          </table:table-cell>
          <table:table-cell office:value-type="float" office:value="0.000738647" calcext:value-type="float">
            <text:p>0.00073864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180109" calcext:value-type="float">
            <text:p>0.018010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83" calcext:value-type="float">
            <text:p>0.01483</text:p>
          </table:table-cell>
          <table:table-cell office:value-type="float" office:value="0.0179349" calcext:value-type="float">
            <text:p>0.017934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3" calcext:value-type="float">
            <text:p>0.19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180278" calcext:value-type="float">
            <text:p>0.0180278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181627" calcext:value-type="float">
            <text:p>0.0181627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82407" calcext:value-type="float">
            <text:p>0.018240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183733" calcext:value-type="float">
            <text:p>0.018373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81375" calcext:value-type="float">
            <text:p>0.0181375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.0182057" calcext:value-type="float">
            <text:p>0.018205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0181473" calcext:value-type="float">
            <text:p>0.018147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0.0182056" calcext:value-type="float">
            <text:p>0.018205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23" calcext:value-type="float">
            <text:p>0.01523</text:p>
          </table:table-cell>
          <table:table-cell office:value-type="float" office:value="0.0182076" calcext:value-type="float">
            <text:p>0.018207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182361" calcext:value-type="float">
            <text:p>0.018236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181353" calcext:value-type="float">
            <text:p>0.0181353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184036" calcext:value-type="float">
            <text:p>0.018403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183985" calcext:value-type="float">
            <text:p>0.0183985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181796" calcext:value-type="float">
            <text:p>0.018179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183001" calcext:value-type="float">
            <text:p>0.018300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82786" calcext:value-type="float">
            <text:p>0.0182786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25" calcext:value-type="float">
            <text:p>0.01525</text:p>
          </table:table-cell>
          <table:table-cell office:value-type="float" office:value="0.0210947" calcext:value-type="float">
            <text:p>0.0210947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225" calcext:value-type="float">
            <text:p>0.2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0.018315" calcext:value-type="float">
            <text:p>0.018315</text:p>
          </table:table-cell>
          <table:table-cell table:number-columns-repeated="4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183299" calcext:value-type="float">
            <text:p>0.0183299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7" calcext:value-type="float">
            <text:p>0.19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99" calcext:value-type="float">
            <text:p>0.01499</text:p>
          </table:table-cell>
          <table:table-cell office:value-type="float" office:value="0.018231" calcext:value-type="float">
            <text:p>0.018231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13" calcext:value-type="float">
            <text:p>0.013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82" calcext:value-type="float">
            <text:p>0.07582</text:p>
          </table:table-cell>
          <table:table-cell office:value-type="float" office:value="0.0427812" calcext:value-type="float">
            <text:p>0.042781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" calcext:value-type="float">
            <text:p>0.06</text:p>
          </table:table-cell>
          <table:table-cell office:value-type="float" office:value="0.062" calcext:value-type="float">
            <text:p>0.062</text:p>
          </table:table-cell>
          <table:table-cell office:value-type="float" office:value="0.365" calcext:value-type="float">
            <text:p>0.3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27" calcext:value-type="float">
            <text:p>0.15327</text:p>
          </table:table-cell>
          <table:table-cell office:value-type="float" office:value="0.0049048" calcext:value-type="float">
            <text:p>0.004904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6" calcext:value-type="float">
            <text:p>0.156</text:p>
          </table:table-cell>
          <table:table-cell office:value-type="float" office:value="0.174" calcext:value-type="float">
            <text:p>0.1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0693509" calcext:value-type="float">
            <text:p>0.069350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6" calcext:value-type="float">
            <text:p>0.7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0549242" calcext:value-type="float">
            <text:p>0.054924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68" calcext:value-type="float">
            <text:p>0.5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288" calcext:value-type="float">
            <text:p>0.25288</text:p>
          </table:table-cell>
          <table:table-cell office:value-type="float" office:value="0.049068" calcext:value-type="float">
            <text:p>0.0490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7" calcext:value-type="float">
            <text:p>0.5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0147498" calcext:value-type="float">
            <text:p>0.0147498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" calcext:value-type="float">
            <text:p>0.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99" calcext:value-type="float">
            <text:p>0.29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815" calcext:value-type="float">
            <text:p>0.25815</text:p>
          </table:table-cell>
          <table:table-cell office:value-type="float" office:value="0.0260305" calcext:value-type="float">
            <text:p>0.02603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7" calcext:value-type="float">
            <text:p>0.247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069" calcext:value-type="float">
            <text:p>0.27069</text:p>
          </table:table-cell>
          <table:table-cell office:value-type="float" office:value="0.054551" calcext:value-type="float">
            <text:p>0.054551</text:p>
          </table:table-cell>
          <table:table-cell office:value-type="float" office:value="0.247" calcext:value-type="float">
            <text:p>0.24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785" calcext:value-type="float">
            <text:p>0.7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535" calcext:value-type="float">
            <text:p>0.27535</text:p>
          </table:table-cell>
          <table:table-cell office:value-type="float" office:value="0.00812081" calcext:value-type="float">
            <text:p>0.00812081</text:p>
          </table:table-cell>
          <table:table-cell office:value-type="float" office:value="0.264" calcext:value-type="float">
            <text:p>0.264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9" calcext:value-type="float">
            <text:p>0.3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249" calcext:value-type="float">
            <text:p>0.32249</text:p>
          </table:table-cell>
          <table:table-cell office:value-type="float" office:value="0.024419" calcext:value-type="float">
            <text:p>0.024419</text:p>
          </table:table-cell>
          <table:table-cell office:value-type="float" office:value="0.286" calcext:value-type="float">
            <text:p>0.28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37" calcext:value-type="float">
            <text:p>0.337</text:p>
          </table:table-cell>
          <table:table-cell office:value-type="float" office:value="0.435" calcext:value-type="float">
            <text:p>0.4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62777" calcext:value-type="float">
            <text:p>0.0262777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1" calcext:value-type="float">
            <text:p>0.4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0529177" calcext:value-type="float">
            <text:p>0.0529177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6" calcext:value-type="float">
            <text:p>0.9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164" calcext:value-type="float">
            <text:p>0.72164</text:p>
          </table:table-cell>
          <table:table-cell office:value-type="float" office:value="0.0274305" calcext:value-type="float">
            <text:p>0.0274305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837" calcext:value-type="float">
            <text:p>0.8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12033" calcext:value-type="float">
            <text:p>1.12033</text:p>
          </table:table-cell>
          <table:table-cell office:value-type="float" office:value="0.0289116" calcext:value-type="float">
            <text:p>0.0289116</text:p>
          </table:table-cell>
          <table:table-cell office:value-type="float" office:value="1.064" calcext:value-type="float">
            <text:p>1.064</text:p>
          </table:table-cell>
          <table:table-cell office:value-type="float" office:value="1.1" calcext:value-type="float">
            <text:p>1.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41" calcext:value-type="float">
            <text:p>1.141</text:p>
          </table:table-cell>
          <table:table-cell office:value-type="float" office:value="1.24" calcext:value-type="float">
            <text:p>1.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91806" calcext:value-type="float">
            <text:p>1.91806</text:p>
          </table:table-cell>
          <table:table-cell office:value-type="float" office:value="0.0559367" calcext:value-type="float">
            <text:p>0.0559367</text:p>
          </table:table-cell>
          <table:table-cell office:value-type="float" office:value="1.835" calcext:value-type="float">
            <text:p>1.835</text:p>
          </table:table-cell>
          <table:table-cell office:value-type="float" office:value="1.872" calcext:value-type="float">
            <text:p>1.872</text:p>
          </table:table-cell>
          <table:table-cell office:value-type="float" office:value="1.901" calcext:value-type="float">
            <text:p>1.901</text:p>
          </table:table-cell>
          <table:table-cell office:value-type="float" office:value="1.954" calcext:value-type="float">
            <text:p>1.954</text:p>
          </table:table-cell>
          <table:table-cell office:value-type="float" office:value="2.188" calcext:value-type="float">
            <text:p>2.1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49316" calcext:value-type="float">
            <text:p>3.49316</text:p>
          </table:table-cell>
          <table:table-cell office:value-type="float" office:value="0.113637" calcext:value-type="float">
            <text:p>0.113637</text:p>
          </table:table-cell>
          <table:table-cell office:value-type="float" office:value="3.248" calcext:value-type="float">
            <text:p>3.248</text:p>
          </table:table-cell>
          <table:table-cell office:value-type="float" office:value="3.402" calcext:value-type="float">
            <text:p>3.402</text:p>
          </table:table-cell>
          <table:table-cell office:value-type="float" office:value="3.444" calcext:value-type="float">
            <text:p>3.444</text:p>
          </table:table-cell>
          <table:table-cell office:value-type="float" office:value="3.557" calcext:value-type="float">
            <text:p>3.557</text:p>
          </table:table-cell>
          <table:table-cell office:value-type="float" office:value="3.927" calcext:value-type="float">
            <text:p>3.9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72346" calcext:value-type="float">
            <text:p>6.72346</text:p>
          </table:table-cell>
          <table:table-cell office:value-type="float" office:value="0.242986" calcext:value-type="float">
            <text:p>0.242986</text:p>
          </table:table-cell>
          <table:table-cell office:value-type="float" office:value="6.003" calcext:value-type="float">
            <text:p>6.003</text:p>
          </table:table-cell>
          <table:table-cell office:value-type="float" office:value="6.469" calcext:value-type="float">
            <text:p>6.469</text:p>
          </table:table-cell>
          <table:table-cell office:value-type="float" office:value="6.758" calcext:value-type="float">
            <text:p>6.758</text:p>
          </table:table-cell>
          <table:table-cell office:value-type="float" office:value="6.805" calcext:value-type="float">
            <text:p>6.805</text:p>
          </table:table-cell>
          <table:table-cell office:value-type="float" office:value="7.484" calcext:value-type="float">
            <text:p>7.48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989" calcext:value-type="float">
            <text:p>13.989</text:p>
          </table:table-cell>
          <table:table-cell office:value-type="float" office:value="0.301846" calcext:value-type="float">
            <text:p>0.301846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807" calcext:value-type="float">
            <text:p>13.807</text:p>
          </table:table-cell>
          <table:table-cell office:value-type="float" office:value="13.911" calcext:value-type="float">
            <text:p>13.911</text:p>
          </table:table-cell>
          <table:table-cell office:value-type="float" office:value="14.187" calcext:value-type="float">
            <text:p>14.187</text:p>
          </table:table-cell>
          <table:table-cell office:value-type="float" office:value="15.183" calcext:value-type="float">
            <text:p>15.1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8418" calcext:value-type="float">
            <text:p>30.8418</text:p>
          </table:table-cell>
          <table:table-cell office:value-type="float" office:value="1.28275" calcext:value-type="float">
            <text:p>1.28275</text:p>
          </table:table-cell>
          <table:table-cell office:value-type="float" office:value="28.188" calcext:value-type="float">
            <text:p>28.188</text:p>
          </table:table-cell>
          <table:table-cell office:value-type="float" office:value="29.961" calcext:value-type="float">
            <text:p>29.961</text:p>
          </table:table-cell>
          <table:table-cell office:value-type="float" office:value="30.838" calcext:value-type="float">
            <text:p>30.838</text:p>
          </table:table-cell>
          <table:table-cell office:value-type="float" office:value="31.582" calcext:value-type="float">
            <text:p>31.582</text:p>
          </table:table-cell>
          <table:table-cell office:value-type="float" office:value="34.03" calcext:value-type="float">
            <text:p>34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9187" calcext:value-type="float">
            <text:p>63.9187</text:p>
          </table:table-cell>
          <table:table-cell office:value-type="float" office:value="1.79037" calcext:value-type="float">
            <text:p>1.79037</text:p>
          </table:table-cell>
          <table:table-cell office:value-type="float" office:value="59.332" calcext:value-type="float">
            <text:p>59.332</text:p>
          </table:table-cell>
          <table:table-cell office:value-type="float" office:value="62.46" calcext:value-type="float">
            <text:p>62.46</text:p>
          </table:table-cell>
          <table:table-cell office:value-type="float" office:value="63.873" calcext:value-type="float">
            <text:p>63.873</text:p>
          </table:table-cell>
          <table:table-cell office:value-type="float" office:value="65.643" calcext:value-type="float">
            <text:p>65.643</text:p>
          </table:table-cell>
          <table:table-cell office:value-type="float" office:value="66.692" calcext:value-type="float">
            <text:p>66.69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.073" calcext:value-type="float">
            <text:p>130.073</text:p>
          </table:table-cell>
          <table:table-cell office:value-type="float" office:value="3.3627" calcext:value-type="float">
            <text:p>3.3627</text:p>
          </table:table-cell>
          <table:table-cell office:value-type="float" office:value="118.512" calcext:value-type="float">
            <text:p>118.512</text:p>
          </table:table-cell>
          <table:table-cell office:value-type="float" office:value="128.479" calcext:value-type="float">
            <text:p>128.479</text:p>
          </table:table-cell>
          <table:table-cell office:value-type="float" office:value="130.7" calcext:value-type="float">
            <text:p>130.7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6.54" calcext:value-type="float">
            <text:p>136.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.549" calcext:value-type="float">
            <text:p>265.549</text:p>
          </table:table-cell>
          <table:table-cell office:value-type="float" office:value="5.28787" calcext:value-type="float">
            <text:p>5.28787</text:p>
          </table:table-cell>
          <table:table-cell office:value-type="float" office:value="242.083" calcext:value-type="float">
            <text:p>242.083</text:p>
          </table:table-cell>
          <table:table-cell office:value-type="float" office:value="262.962" calcext:value-type="float">
            <text:p>262.962</text:p>
          </table:table-cell>
          <table:table-cell office:value-type="float" office:value="265.636" calcext:value-type="float">
            <text:p>265.636</text:p>
          </table:table-cell>
          <table:table-cell office:value-type="float" office:value="268.571" calcext:value-type="float">
            <text:p>268.571</text:p>
          </table:table-cell>
          <table:table-cell office:value-type="float" office:value="274.53" calcext:value-type="float">
            <text:p>274.5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4.039" calcext:value-type="float">
            <text:p>534.039</text:p>
          </table:table-cell>
          <table:table-cell office:value-type="float" office:value="9.80959" calcext:value-type="float">
            <text:p>9.80959</text:p>
          </table:table-cell>
          <table:table-cell office:value-type="float" office:value="485.229" calcext:value-type="float">
            <text:p>485.229</text:p>
          </table:table-cell>
          <table:table-cell office:value-type="float" office:value="530.756" calcext:value-type="float">
            <text:p>530.756</text:p>
          </table:table-cell>
          <table:table-cell office:value-type="float" office:value="535.818" calcext:value-type="float">
            <text:p>535.818</text:p>
          </table:table-cell>
          <table:table-cell office:value-type="float" office:value="539.446" calcext:value-type="float">
            <text:p>539.446</text:p>
          </table:table-cell>
          <table:table-cell office:value-type="float" office:value="546.458" calcext:value-type="float">
            <text:p>546.4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6.8837" calcext:value-type="float">
            <text:p>16.8837</text:p>
          </table:table-cell>
          <table:table-cell office:value-type="float" office:value="977.803" calcext:value-type="float">
            <text:p>977.803</text:p>
          </table:table-cell>
          <table:table-cell office:value-type="float" office:value="1067.19" calcext:value-type="float">
            <text:p>1067.19</text:p>
          </table:table-cell>
          <table:table-cell office:value-type="float" office:value="1070.11" calcext:value-type="float">
            <text:p>1070.11</text:p>
          </table:table-cell>
          <table:table-cell office:value-type="float" office:value="1073.22" calcext:value-type="float">
            <text:p>1073.22</text:p>
          </table:table-cell>
          <table:table-cell office:value-type="float" office:value="1079.31" calcext:value-type="float">
            <text:p>1079.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763" calcext:value-type="float">
            <text:p>0.05763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1.115" calcext:value-type="float">
            <text:p>1.1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783" calcext:value-type="float">
            <text:p>0.04783</text:p>
          </table:table-cell>
          <table:table-cell office:value-type="float" office:value="0.0202879" calcext:value-type="float">
            <text:p>0.0202879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47" calcext:value-type="float">
            <text:p>0.2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05" calcext:value-type="float">
            <text:p>0.04705</text:p>
          </table:table-cell>
          <table:table-cell office:value-type="float" office:value="0.0200157" calcext:value-type="float">
            <text:p>0.0200157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45" calcext:value-type="float">
            <text:p>0.2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69" calcext:value-type="float">
            <text:p>0.04469</text:p>
          </table:table-cell>
          <table:table-cell office:value-type="float" office:value="0.0199161" calcext:value-type="float">
            <text:p>0.019916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23166" calcext:value-type="float">
            <text:p>0.0223166</text:p>
          </table:table-cell>
          <table:table-cell table:number-columns-repeated="2" office:value-type="float" office:value="0.042" calcext:value-type="float">
            <text:p>0.04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266" calcext:value-type="float">
            <text:p>0.2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42" calcext:value-type="float">
            <text:p>0.04742</text:p>
          </table:table-cell>
          <table:table-cell office:value-type="float" office:value="0.0200685" calcext:value-type="float">
            <text:p>0.020068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45" calcext:value-type="float">
            <text:p>0.2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14" calcext:value-type="float">
            <text:p>0.04714</text:p>
          </table:table-cell>
          <table:table-cell office:value-type="float" office:value="0.0199349" calcext:value-type="float">
            <text:p>0.01993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244" calcext:value-type="float">
            <text:p>0.2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98" calcext:value-type="float">
            <text:p>0.04898</text:p>
          </table:table-cell>
          <table:table-cell office:value-type="float" office:value="0.0346635" calcext:value-type="float">
            <text:p>0.0346635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393" calcext:value-type="float">
            <text:p>0.3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95" calcext:value-type="float">
            <text:p>0.04895</text:p>
          </table:table-cell>
          <table:table-cell office:value-type="float" office:value="0.0350538" calcext:value-type="float">
            <text:p>0.035053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396" calcext:value-type="float">
            <text:p>0.3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923" calcext:value-type="float">
            <text:p>0.04923</text:p>
          </table:table-cell>
          <table:table-cell office:value-type="float" office:value="0.0354758" calcext:value-type="float">
            <text:p>0.0354758</text:p>
          </table:table-cell>
          <table:table-cell office:value-type="float" office:value="0.044" calcext:value-type="float">
            <text:p>0.044</text:p>
          </table:table-cell>
          <table:table-cell table:number-columns-repeated="3" office:value-type="float" office:value="0.045" calcext:value-type="float">
            <text:p>0.045</text:p>
          </table:table-cell>
          <table:table-cell office:value-type="float" office:value="0.401" calcext:value-type="float">
            <text:p>0.4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978" calcext:value-type="float">
            <text:p>0.04978</text:p>
          </table:table-cell>
          <table:table-cell office:value-type="float" office:value="0.0357423" calcext:value-type="float">
            <text:p>0.035742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062" calcext:value-type="float">
            <text:p>0.05062</text:p>
          </table:table-cell>
          <table:table-cell office:value-type="float" office:value="0.0362079" calcext:value-type="float">
            <text:p>0.0362079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41" calcext:value-type="float">
            <text:p>0.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397412" calcext:value-type="float">
            <text:p>0.0397412</text:p>
          </table:table-cell>
          <table:table-cell office:value-type="float" office:value="0.048" calcext:value-type="float">
            <text:p>0.048</text:p>
          </table:table-cell>
          <table:table-cell table:number-columns-repeated="3" office:value-type="float" office:value="0.049" calcext:value-type="float">
            <text:p>0.049</text:p>
          </table:table-cell>
          <table:table-cell office:value-type="float" office:value="0.448" calcext:value-type="float">
            <text:p>0.4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94" calcext:value-type="float">
            <text:p>0.05794</text:p>
          </table:table-cell>
          <table:table-cell office:value-type="float" office:value="0.0396351" calcext:value-type="float">
            <text:p>0.0396351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451" calcext:value-type="float">
            <text:p>0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449436" calcext:value-type="float">
            <text:p>0.0449436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514" calcext:value-type="float">
            <text:p>0.5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666" calcext:value-type="float">
            <text:p>0.08666</text:p>
          </table:table-cell>
          <table:table-cell office:value-type="float" office:value="0.0537819" calcext:value-type="float">
            <text:p>0.053781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81" calcext:value-type="float">
            <text:p>0.081</text:p>
          </table:table-cell>
          <table:table-cell office:value-type="float" office:value="0.621" calcext:value-type="float">
            <text:p>0.6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418" calcext:value-type="float">
            <text:p>0.12418</text:p>
          </table:table-cell>
          <table:table-cell office:value-type="float" office:value="0.0736045" calcext:value-type="float">
            <text:p>0.0736045</text:p>
          </table:table-cell>
          <table:table-cell office:value-type="float" office:value="0.115" calcext:value-type="float">
            <text:p>0.115</text:p>
          </table:table-cell>
          <table:table-cell table:number-columns-repeated="2"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856" calcext:value-type="float">
            <text:p>0.8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272" calcext:value-type="float">
            <text:p>0.29272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" calcext:value-type="float">
            <text:p>0.2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3" calcext:value-type="float">
            <text:p>0.283</text:p>
          </table:table-cell>
          <table:table-cell office:value-type="float" office:value="1.399" calcext:value-type="float">
            <text:p>1.3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553" calcext:value-type="float">
            <text:p>0.53553</text:p>
          </table:table-cell>
          <table:table-cell office:value-type="float" office:value="0.193744" calcext:value-type="float">
            <text:p>0.193744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7" calcext:value-type="float">
            <text:p>0.517</text:p>
          </table:table-cell>
          <table:table-cell office:value-type="float" office:value="2.463" calcext:value-type="float">
            <text:p>2.4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1997" calcext:value-type="float">
            <text:p>1.01997</text:p>
          </table:table-cell>
          <table:table-cell office:value-type="float" office:value="0.346155" calcext:value-type="float">
            <text:p>0.346155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4.464" calcext:value-type="float">
            <text:p>4.4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882" calcext:value-type="float">
            <text:p>1.9882</text:p>
          </table:table-cell>
          <table:table-cell office:value-type="float" office:value="0.651366" calcext:value-type="float">
            <text:p>0.651366</text:p>
          </table:table-cell>
          <table:table-cell office:value-type="float" office:value="1.914" calcext:value-type="float">
            <text:p>1.914</text:p>
          </table:table-cell>
          <table:table-cell office:value-type="float" office:value="1.919" calcext:value-type="float">
            <text:p>1.919</text:p>
          </table:table-cell>
          <table:table-cell office:value-type="float" office:value="1.922" calcext:value-type="float">
            <text:p>1.922</text:p>
          </table:table-cell>
          <table:table-cell office:value-type="float" office:value="1.925" calcext:value-type="float">
            <text:p>1.925</text:p>
          </table:table-cell>
          <table:table-cell office:value-type="float" office:value="8.469" calcext:value-type="float">
            <text:p>8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2471" calcext:value-type="float">
            <text:p>3.92471</text:p>
          </table:table-cell>
          <table:table-cell office:value-type="float" office:value="1.25343" calcext:value-type="float">
            <text:p>1.25343</text:p>
          </table:table-cell>
          <table:table-cell office:value-type="float" office:value="3.785" calcext:value-type="float">
            <text:p>3.785</text:p>
          </table:table-cell>
          <table:table-cell office:value-type="float" office:value="3.793" calcext:value-type="float">
            <text:p>3.793</text:p>
          </table:table-cell>
          <table:table-cell office:value-type="float" office:value="3.799" calcext:value-type="float">
            <text:p>3.799</text:p>
          </table:table-cell>
          <table:table-cell office:value-type="float" office:value="3.803" calcext:value-type="float">
            <text:p>3.803</text:p>
          </table:table-cell>
          <table:table-cell office:value-type="float" office:value="16.396" calcext:value-type="float">
            <text:p>16.39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80683" calcext:value-type="float">
            <text:p>7.80683</text:p>
          </table:table-cell>
          <table:table-cell office:value-type="float" office:value="2.47716" calcext:value-type="float">
            <text:p>2.47716</text:p>
          </table:table-cell>
          <table:table-cell office:value-type="float" office:value="7.533" calcext:value-type="float">
            <text:p>7.533</text:p>
          </table:table-cell>
          <table:table-cell office:value-type="float" office:value="7.55" calcext:value-type="float">
            <text:p>7.55</text:p>
          </table:table-cell>
          <table:table-cell office:value-type="float" office:value="7.558" calcext:value-type="float">
            <text:p>7.558</text:p>
          </table:table-cell>
          <table:table-cell office:value-type="float" office:value="7.564" calcext:value-type="float">
            <text:p>7.564</text:p>
          </table:table-cell>
          <table:table-cell office:value-type="float" office:value="32.454" calcext:value-type="float">
            <text:p>32.4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5715" calcext:value-type="float">
            <text:p>15.5715</text:p>
          </table:table-cell>
          <table:table-cell office:value-type="float" office:value="4.90064" calcext:value-type="float">
            <text:p>4.90064</text:p>
          </table:table-cell>
          <table:table-cell office:value-type="float" office:value="15.044" calcext:value-type="float">
            <text:p>15.044</text:p>
          </table:table-cell>
          <table:table-cell office:value-type="float" office:value="15.0675" calcext:value-type="float">
            <text:p>15.0675</text:p>
          </table:table-cell>
          <table:table-cell office:value-type="float" office:value="15.08" calcext:value-type="float">
            <text:p>15.08</text:p>
          </table:table-cell>
          <table:table-cell office:value-type="float" office:value="15.091" calcext:value-type="float">
            <text:p>15.091</text:p>
          </table:table-cell>
          <table:table-cell office:value-type="float" office:value="64.332" calcext:value-type="float">
            <text:p>64.3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00852994" calcext:value-type="float">
            <text:p>0.00085299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.0010141" calcext:value-type="float">
            <text:p>0.001014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0861626" calcext:value-type="float">
            <text:p>0.00086162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0996945" calcext:value-type="float">
            <text:p>0.00099694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0558458" calcext:value-type="float">
            <text:p>0.0055845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9" calcext:value-type="float">
            <text:p>0.0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757892" calcext:value-type="float">
            <text:p>0.00075789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0729658" calcext:value-type="float">
            <text:p>0.00072965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494" calcext:value-type="float">
            <text:p>0.01494</text:p>
          </table:table-cell>
          <table:table-cell office:value-type="float" office:value="0.000675574" calcext:value-type="float">
            <text:p>0.00067557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0.000736138" calcext:value-type="float">
            <text:p>0.000736138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52" calcext:value-type="float">
            <text:p>0.01552</text:p>
          </table:table-cell>
          <table:table-cell office:value-type="float" office:value="0.000842378" calcext:value-type="float">
            <text:p>0.00084237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54" calcext:value-type="float">
            <text:p>0.01554</text:p>
          </table:table-cell>
          <table:table-cell office:value-type="float" office:value="0.000910165" calcext:value-type="float">
            <text:p>0.00091016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71239" calcext:value-type="float">
            <text:p>0.000712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190063" calcext:value-type="float">
            <text:p>0.0019006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7" calcext:value-type="float">
            <text:p>0.0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28" calcext:value-type="float">
            <text:p>0.01928</text:p>
          </table:table-cell>
          <table:table-cell office:value-type="float" office:value="0.036778" calcext:value-type="float">
            <text:p>0.036778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385" calcext:value-type="float">
            <text:p>0.38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0.00254659" calcext:value-type="float">
            <text:p>0.00254659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0412432" calcext:value-type="float">
            <text:p>0.0041243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0985698" calcext:value-type="float">
            <text:p>0.000985698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506355" calcext:value-type="float">
            <text:p>0.00506355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51" calcext:value-type="float">
            <text:p>0.01551</text:p>
          </table:table-cell>
          <table:table-cell office:value-type="float" office:value="0.00402118" calcext:value-type="float">
            <text:p>0.00402118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492" calcext:value-type="float">
            <text:p>0.01492</text:p>
          </table:table-cell>
          <table:table-cell office:value-type="float" office:value="0.00096623" calcext:value-type="float">
            <text:p>0.0009662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0.000817007" calcext:value-type="float">
            <text:p>0.00081700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0532677" calcext:value-type="float">
            <text:p>0.0053267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456" calcext:value-type="float">
            <text:p>0.01456</text:p>
          </table:table-cell>
          <table:table-cell office:value-type="float" office:value="0.0011342" calcext:value-type="float">
            <text:p>0.0011342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4" calcext:value-type="float">
            <text:p>0.02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00696491" calcext:value-type="float">
            <text:p>0.00069649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887" calcext:value-type="float">
            <text:p>0.04887</text:p>
          </table:table-cell>
          <table:table-cell office:value-type="float" office:value="0.0223592" calcext:value-type="float">
            <text:p>0.022359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69" calcext:value-type="float">
            <text:p>0.2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0.0211075" calcext:value-type="float">
            <text:p>0.0211075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252" calcext:value-type="float">
            <text:p>0.25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210585" calcext:value-type="float">
            <text:p>0.0210585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4" calcext:value-type="float">
            <text:p>0.2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823" calcext:value-type="float">
            <text:p>0.04823</text:p>
          </table:table-cell>
          <table:table-cell office:value-type="float" office:value="0.0210451" calcext:value-type="float">
            <text:p>0.0210451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0211399" calcext:value-type="float">
            <text:p>0.021139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08" calcext:value-type="float">
            <text:p>0.04808</text:p>
          </table:table-cell>
          <table:table-cell office:value-type="float" office:value="0.0210788" calcext:value-type="float">
            <text:p>0.0210788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0.0207617" calcext:value-type="float">
            <text:p>0.0207617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3" calcext:value-type="float">
            <text:p>0.2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888" calcext:value-type="float">
            <text:p>0.04888</text:p>
          </table:table-cell>
          <table:table-cell office:value-type="float" office:value="0.0229531" calcext:value-type="float">
            <text:p>0.0229531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868" calcext:value-type="float">
            <text:p>0.04868</text:p>
          </table:table-cell>
          <table:table-cell office:value-type="float" office:value="0.0212842" calcext:value-type="float">
            <text:p>0.0212842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210985" calcext:value-type="float">
            <text:p>0.0210985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864" calcext:value-type="float">
            <text:p>0.04864</text:p>
          </table:table-cell>
          <table:table-cell office:value-type="float" office:value="0.0212281" calcext:value-type="float">
            <text:p>0.021228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923" calcext:value-type="float">
            <text:p>0.04923</text:p>
          </table:table-cell>
          <table:table-cell office:value-type="float" office:value="0.0208316" calcext:value-type="float">
            <text:p>0.020831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879" calcext:value-type="float">
            <text:p>0.04879</text:p>
          </table:table-cell>
          <table:table-cell office:value-type="float" office:value="0.0211307" calcext:value-type="float">
            <text:p>0.0211307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209452" calcext:value-type="float">
            <text:p>0.0209452</text:p>
          </table:table-cell>
          <table:table-cell table:number-columns-repeated="2"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73" calcext:value-type="float">
            <text:p>0.04873</text:p>
          </table:table-cell>
          <table:table-cell office:value-type="float" office:value="0.0210864" calcext:value-type="float">
            <text:p>0.021086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828" calcext:value-type="float">
            <text:p>0.04828</text:p>
          </table:table-cell>
          <table:table-cell office:value-type="float" office:value="0.0211249" calcext:value-type="float">
            <text:p>0.0211249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11537" calcext:value-type="float">
            <text:p>0.0211537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5" calcext:value-type="float">
            <text:p>0.2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887" calcext:value-type="float">
            <text:p>0.04887</text:p>
          </table:table-cell>
          <table:table-cell office:value-type="float" office:value="0.0212738" calcext:value-type="float">
            <text:p>0.021273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932" calcext:value-type="float">
            <text:p>0.04932</text:p>
          </table:table-cell>
          <table:table-cell office:value-type="float" office:value="0.0212664" calcext:value-type="float">
            <text:p>0.0212664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9" calcext:value-type="float">
            <text:p>0.2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889" calcext:value-type="float">
            <text:p>0.04889</text:p>
          </table:table-cell>
          <table:table-cell office:value-type="float" office:value="0.0209523" calcext:value-type="float">
            <text:p>0.0209523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6" calcext:value-type="float">
            <text:p>0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896" calcext:value-type="float">
            <text:p>0.04896</text:p>
          </table:table-cell>
          <table:table-cell office:value-type="float" office:value="0.0210518" calcext:value-type="float">
            <text:p>0.0210518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0211476" calcext:value-type="float">
            <text:p>0.0211476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933" calcext:value-type="float">
            <text:p>0.04933</text:p>
          </table:table-cell>
          <table:table-cell office:value-type="float" office:value="0.0212368" calcext:value-type="float">
            <text:p>0.0212368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4937" calcext:value-type="float">
            <text:p>0.04937</text:p>
          </table:table-cell>
          <table:table-cell office:value-type="float" office:value="0.0212723" calcext:value-type="float">
            <text:p>0.0212723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046" calcext:value-type="float">
            <text:p>0.046</text:p>
          </table:table-cell>
          <table:table-cell office:value-type="float" office:value="0.047" calcext:value-type="float">
            <text:p>0.047</text:p>
          </table:table-cell>
          <table:table-cell office:value-type="float" office:value="0.258" calcext:value-type="float">
            <text:p>0.2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.5224375483966" calcext:value-type="float">
            <text:p>32.5224375483966</text:p>
          </table:table-cell>
          <table:table-cell office:value-type="float" office:value="8.84065023132245" calcext:value-type="float">
            <text:p>8.84065023132245</text:p>
          </table:table-cell>
          <table:table-cell office:value-type="float" office:value="0.855207443237305" calcext:value-type="float">
            <text:p>0.855207443237305</text:p>
          </table:table-cell>
          <table:table-cell office:value-type="float" office:value="34.883975982666" calcext:value-type="float">
            <text:p>34.883975982666</text:p>
          </table:table-cell>
          <table:table-cell office:value-type="float" office:value="34.9321365356445" calcext:value-type="float">
            <text:p>34.9321365356445</text:p>
          </table:table-cell>
          <table:table-cell office:value-type="float" office:value="35.7191562652588" calcext:value-type="float">
            <text:p>35.7191562652588</text:p>
          </table:table-cell>
          <table:table-cell office:value-type="float" office:value="34.883975982666" calcext:value-type="float">
            <text:p>34.88397598266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.545287481629" calcext:value-type="float">
            <text:p>38.545287481629</text:p>
          </table:table-cell>
          <table:table-cell office:value-type="float" office:value="21.3810269804416" calcext:value-type="float">
            <text:p>21.3810269804416</text:p>
          </table:table-cell>
          <table:table-cell office:value-type="float" office:value="1.18923187255859" calcext:value-type="float">
            <text:p>1.18923187255859</text:p>
          </table:table-cell>
          <table:table-cell office:value-type="float" office:value="48.6576557159424" calcext:value-type="float">
            <text:p>48.6576557159424</text:p>
          </table:table-cell>
          <table:table-cell office:value-type="float" office:value="50.9436130523682" calcext:value-type="float">
            <text:p>50.9436130523682</text:p>
          </table:table-cell>
          <table:table-cell office:value-type="float" office:value="43.1661605834961" calcext:value-type="float">
            <text:p>43.1661605834961</text:p>
          </table:table-cell>
          <table:table-cell office:value-type="float" office:value="48.6576557159424" calcext:value-type="float">
            <text:p>48.6576557159424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4184839500571" calcext:value-type="float">
            <text:p>34.4184839500571</text:p>
          </table:table-cell>
          <table:table-cell office:value-type="float" office:value="20.1535923059499" calcext:value-type="float">
            <text:p>20.1535923059499</text:p>
          </table:table-cell>
          <table:table-cell office:value-type="float" office:value="1.70254707336426" calcext:value-type="float">
            <text:p>1.70254707336426</text:p>
          </table:table-cell>
          <table:table-cell office:value-type="float" office:value="81.9604396820069" calcext:value-type="float">
            <text:p>81.9604396820069</text:p>
          </table:table-cell>
          <table:table-cell office:value-type="float" office:value="34.5263481140137" calcext:value-type="float">
            <text:p>34.5263481140137</text:p>
          </table:table-cell>
          <table:table-cell office:value-type="float" office:value="7.93623924255371" calcext:value-type="float">
            <text:p>7.93623924255371</text:p>
          </table:table-cell>
          <table:table-cell office:value-type="float" office:value="81.9604396820069" calcext:value-type="float">
            <text:p>81.9604396820069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5280181289813" calcext:value-type="float">
            <text:p>23.5280181289813</text:p>
          </table:table-cell>
          <table:table-cell office:value-type="float" office:value="20.3301182839572" calcext:value-type="float">
            <text:p>20.3301182839572</text:p>
          </table:table-cell>
          <table:table-cell office:value-type="float" office:value="6.46710395812988" calcext:value-type="float">
            <text:p>6.46710395812988</text:p>
          </table:table-cell>
          <table:table-cell office:value-type="float" office:value="21.0645198822022" calcext:value-type="float">
            <text:p>21.0645198822022</text:p>
          </table:table-cell>
          <table:table-cell office:value-type="float" office:value="26.5622138977051" calcext:value-type="float">
            <text:p>26.5622138977051</text:p>
          </table:table-cell>
          <table:table-cell office:value-type="float" office:value="24.477481842041" calcext:value-type="float">
            <text:p>24.477481842041</text:p>
          </table:table-cell>
          <table:table-cell office:value-type="float" office:value="21.0645198822022" calcext:value-type="float">
            <text:p>21.064519882202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2565955560184" calcext:value-type="float">
            <text:p>17.2565955560184</text:p>
          </table:table-cell>
          <table:table-cell office:value-type="float" office:value="26.9515729032855" calcext:value-type="float">
            <text:p>26.9515729032855</text:p>
          </table:table-cell>
          <table:table-cell office:value-type="float" office:value="3.15713882446289" calcext:value-type="float">
            <text:p>3.15713882446289</text:p>
          </table:table-cell>
          <table:table-cell office:value-type="float" office:value="5.71012496948242" calcext:value-type="float">
            <text:p>5.71012496948242</text:p>
          </table:table-cell>
          <table:table-cell office:value-type="float" office:value="11.3098621368408" calcext:value-type="float">
            <text:p>11.3098621368408</text:p>
          </table:table-cell>
          <table:table-cell office:value-type="float" office:value="4.24003601074219" calcext:value-type="float">
            <text:p>4.24003601074219</text:p>
          </table:table-cell>
          <table:table-cell office:value-type="float" office:value="5.71012496948242" calcext:value-type="float">
            <text:p>5.7101249694824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7459948084376" calcext:value-type="float">
            <text:p>20.7459948084376</text:p>
          </table:table-cell>
          <table:table-cell office:value-type="float" office:value="31.3512330100473" calcext:value-type="float">
            <text:p>31.3512330100473</text:p>
          </table:table-cell>
          <table:table-cell office:value-type="float" office:value="4.13703918457031" calcext:value-type="float">
            <text:p>4.13703918457031</text:p>
          </table:table-cell>
          <table:table-cell office:value-type="float" office:value="12.0537281036377" calcext:value-type="float">
            <text:p>12.0537281036377</text:p>
          </table:table-cell>
          <table:table-cell office:value-type="float" office:value="12.0630264282227" calcext:value-type="float">
            <text:p>12.0630264282227</text:p>
          </table:table-cell>
          <table:table-cell office:value-type="float" office:value="113.357305526733" calcext:value-type="float">
            <text:p>113.357305526733</text:p>
          </table:table-cell>
          <table:table-cell office:value-type="float" office:value="12.0537281036377" calcext:value-type="float">
            <text:p>12.053728103637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.6596292618218" calcext:value-type="float">
            <text:p>24.6596292618218</text:p>
          </table:table-cell>
          <table:table-cell office:value-type="float" office:value="33.9969822545833" calcext:value-type="float">
            <text:p>33.9969822545833</text:p>
          </table:table-cell>
          <table:table-cell office:value-type="float" office:value="5.62167167663574" calcext:value-type="float">
            <text:p>5.62167167663574</text:p>
          </table:table-cell>
          <table:table-cell office:value-type="float" office:value="9.26065444946289" calcext:value-type="float">
            <text:p>9.26065444946289</text:p>
          </table:table-cell>
          <table:table-cell office:value-type="float" office:value="5.77163696289063" calcext:value-type="float">
            <text:p>5.77163696289063</text:p>
          </table:table-cell>
          <table:table-cell office:value-type="float" office:value="5.97453117370606" calcext:value-type="float">
            <text:p>5.97453117370606</text:p>
          </table:table-cell>
          <table:table-cell office:value-type="float" office:value="9.26065444946289" calcext:value-type="float">
            <text:p>9.26065444946289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6897973049892" calcext:value-type="float">
            <text:p>26.6897973049892</text:p>
          </table:table-cell>
          <table:table-cell office:value-type="float" office:value="33.5026572329252" calcext:value-type="float">
            <text:p>33.5026572329252</text:p>
          </table:table-cell>
          <table:table-cell office:value-type="float" office:value="6.56437873840332" calcext:value-type="float">
            <text:p>6.56437873840332</text:p>
          </table:table-cell>
          <table:table-cell office:value-type="float" office:value="10.3974342346191" calcext:value-type="float">
            <text:p>10.3974342346191</text:p>
          </table:table-cell>
          <table:table-cell office:value-type="float" office:value="105.118751525879" calcext:value-type="float">
            <text:p>105.118751525879</text:p>
          </table:table-cell>
          <table:table-cell office:value-type="float" office:value="8.20779800415039" calcext:value-type="float">
            <text:p>8.20779800415039</text:p>
          </table:table-cell>
          <table:table-cell office:value-type="float" office:value="10.3974342346191" calcext:value-type="float">
            <text:p>10.397434234619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9052975064232" calcext:value-type="float">
            <text:p>22.9052975064232</text:p>
          </table:table-cell>
          <table:table-cell office:value-type="float" office:value="25.7275692320889" calcext:value-type="float">
            <text:p>25.7275692320889</text:p>
          </table:table-cell>
          <table:table-cell office:value-type="float" office:value="9.52529907226563" calcext:value-type="float">
            <text:p>9.52529907226563</text:p>
          </table:table-cell>
          <table:table-cell office:value-type="float" office:value="44.2795753479004" calcext:value-type="float">
            <text:p>44.2795753479004</text:p>
          </table:table-cell>
          <table:table-cell office:value-type="float" office:value="11.7168426513672" calcext:value-type="float">
            <text:p>11.7168426513672</text:p>
          </table:table-cell>
          <table:table-cell office:value-type="float" office:value="103.545904159546" calcext:value-type="float">
            <text:p>103.545904159546</text:p>
          </table:table-cell>
          <table:table-cell office:value-type="float" office:value="44.2795753479004" calcext:value-type="float">
            <text:p>44.2795753479004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194317817688" calcext:value-type="float">
            <text:p>18.194317817688</text:p>
          </table:table-cell>
          <table:table-cell office:value-type="float" office:value="16.2964907719564" calcext:value-type="float">
            <text:p>16.2964907719564</text:p>
          </table:table-cell>
          <table:table-cell office:value-type="float" office:value="10.8222961425781" calcext:value-type="float">
            <text:p>10.8222961425781</text:p>
          </table:table-cell>
          <table:table-cell office:value-type="float" office:value="14.5940780639648" calcext:value-type="float">
            <text:p>14.5940780639648</text:p>
          </table:table-cell>
          <table:table-cell office:value-type="float" office:value="13.1716728210449" calcext:value-type="float">
            <text:p>13.1716728210449</text:p>
          </table:table-cell>
          <table:table-cell office:value-type="float" office:value="13.18359375" calcext:value-type="float">
            <text:p>13.18359375</text:p>
          </table:table-cell>
          <table:table-cell office:value-type="float" office:value="14.5940780639648" calcext:value-type="float">
            <text:p>14.594078063964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1521384306628" calcext:value-type="float">
            <text:p>17.1521384306628</text:p>
          </table:table-cell>
          <table:table-cell office:value-type="float" office:value="5.86753244443873" calcext:value-type="float">
            <text:p>5.86753244443873</text:p>
          </table:table-cell>
          <table:table-cell office:value-type="float" office:value="14.8100852966309" calcext:value-type="float">
            <text:p>14.8100852966309</text:p>
          </table:table-cell>
          <table:table-cell office:value-type="float" office:value="18.1951522827148" calcext:value-type="float">
            <text:p>18.1951522827148</text:p>
          </table:table-cell>
          <table:table-cell office:value-type="float" office:value="18.4128284454346" calcext:value-type="float">
            <text:p>18.4128284454346</text:p>
          </table:table-cell>
          <table:table-cell office:value-type="float" office:value="14.9807929992676" calcext:value-type="float">
            <text:p>14.9807929992676</text:p>
          </table:table-cell>
          <table:table-cell office:value-type="float" office:value="18.1951522827148" calcext:value-type="float">
            <text:p>18.195152282714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9813679725893" calcext:value-type="float">
            <text:p>24.9813679725893</text:p>
          </table:table-cell>
          <table:table-cell office:value-type="float" office:value="21.5038562567335" calcext:value-type="float">
            <text:p>21.5038562567335</text:p>
          </table:table-cell>
          <table:table-cell office:value-type="float" office:value="14.948844909668" calcext:value-type="float">
            <text:p>14.948844909668</text:p>
          </table:table-cell>
          <table:table-cell office:value-type="float" office:value="17.0025825500488" calcext:value-type="float">
            <text:p>17.0025825500488</text:p>
          </table:table-cell>
          <table:table-cell office:value-type="float" office:value="19.3233489990234" calcext:value-type="float">
            <text:p>19.3233489990234</text:p>
          </table:table-cell>
          <table:table-cell office:value-type="float" office:value="22.4087238311768" calcext:value-type="float">
            <text:p>22.4087238311768</text:p>
          </table:table-cell>
          <table:table-cell office:value-type="float" office:value="17.0025825500488" calcext:value-type="float">
            <text:p>17.002582550048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4753071012951" calcext:value-type="float">
            <text:p>27.4753071012951</text:p>
          </table:table-cell>
          <table:table-cell office:value-type="float" office:value="19.8843438258006" calcext:value-type="float">
            <text:p>19.8843438258006</text:p>
          </table:table-cell>
          <table:table-cell office:value-type="float" office:value="19.6568965911865" calcext:value-type="float">
            <text:p>19.6568965911865</text:p>
          </table:table-cell>
          <table:table-cell office:value-type="float" office:value="21.1553573608398" calcext:value-type="float">
            <text:p>21.1553573608398</text:p>
          </table:table-cell>
          <table:table-cell office:value-type="float" office:value="21.7876434326172" calcext:value-type="float">
            <text:p>21.7876434326172</text:p>
          </table:table-cell>
          <table:table-cell office:value-type="float" office:value="19.6843147277832" calcext:value-type="float">
            <text:p>19.6843147277832</text:p>
          </table:table-cell>
          <table:table-cell office:value-type="float" office:value="21.1553573608398" calcext:value-type="float">
            <text:p>21.1553573608398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0985902639536" calcext:value-type="float">
            <text:p>36.0985902639536</text:p>
          </table:table-cell>
          <table:table-cell office:value-type="float" office:value="25.4132064060665" calcext:value-type="float">
            <text:p>25.4132064060665</text:p>
          </table:table-cell>
          <table:table-cell office:value-type="float" office:value="23.4899520874023" calcext:value-type="float">
            <text:p>23.4899520874023</text:p>
          </table:table-cell>
          <table:table-cell office:value-type="float" office:value="28.0177593231201" calcext:value-type="float">
            <text:p>28.0177593231201</text:p>
          </table:table-cell>
          <table:table-cell office:value-type="float" office:value="27.6823043823242" calcext:value-type="float">
            <text:p>27.6823043823242</text:p>
          </table:table-cell>
          <table:table-cell office:value-type="float" office:value="23.6966609954834" calcext:value-type="float">
            <text:p>23.6966609954834</text:p>
          </table:table-cell>
          <table:table-cell office:value-type="float" office:value="28.0177593231201" calcext:value-type="float">
            <text:p>28.017759323120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4014480860546" calcext:value-type="float">
            <text:p>34.4014480860546</text:p>
          </table:table-cell>
          <table:table-cell office:value-type="float" office:value="11.1766795115053" calcext:value-type="float">
            <text:p>11.1766795115053</text:p>
          </table:table-cell>
          <table:table-cell office:value-type="float" office:value="29.3211936950684" calcext:value-type="float">
            <text:p>29.3211936950684</text:p>
          </table:table-cell>
          <table:table-cell office:value-type="float" office:value="30.886173248291" calcext:value-type="float">
            <text:p>30.886173248291</text:p>
          </table:table-cell>
          <table:table-cell office:value-type="float" office:value="31.7094326019287" calcext:value-type="float">
            <text:p>31.7094326019287</text:p>
          </table:table-cell>
          <table:table-cell office:value-type="float" office:value="45.5284118652344" calcext:value-type="float">
            <text:p>45.5284118652344</text:p>
          </table:table-cell>
          <table:table-cell office:value-type="float" office:value="30.886173248291" calcext:value-type="float">
            <text:p>30.88617324829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558095034431" calcext:value-type="float">
            <text:p>42.558095034431</text:p>
          </table:table-cell>
          <table:table-cell office:value-type="float" office:value="1.35072086155864" calcext:value-type="float">
            <text:p>1.35072086155864</text:p>
          </table:table-cell>
          <table:table-cell office:value-type="float" office:value="41.1388874053955" calcext:value-type="float">
            <text:p>41.1388874053955</text:p>
          </table:table-cell>
          <table:table-cell office:value-type="float" office:value="45.3202724456787" calcext:value-type="float">
            <text:p>45.3202724456787</text:p>
          </table:table-cell>
          <table:table-cell office:value-type="float" office:value="41.3057804107666" calcext:value-type="float">
            <text:p>41.3057804107666</text:p>
          </table:table-cell>
          <table:table-cell office:value-type="float" office:value="44.8386669158936" calcext:value-type="float">
            <text:p>44.8386669158936</text:p>
          </table:table-cell>
          <table:table-cell office:value-type="float" office:value="45.3202724456787" calcext:value-type="float">
            <text:p>45.320272445678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1401515287511" calcext:value-type="float">
            <text:p>64.1401515287511</text:p>
          </table:table-cell>
          <table:table-cell office:value-type="float" office:value="0.869711983712511" calcext:value-type="float">
            <text:p>0.869711983712511</text:p>
          </table:table-cell>
          <table:table-cell office:value-type="float" office:value="62.8733634948731" calcext:value-type="float">
            <text:p>62.8733634948731</text:p>
          </table:table-cell>
          <table:table-cell office:value-type="float" office:value="62.9734992980957" calcext:value-type="float">
            <text:p>62.9734992980957</text:p>
          </table:table-cell>
          <table:table-cell office:value-type="float" office:value="64.166784286499" calcext:value-type="float">
            <text:p>64.166784286499</text:p>
          </table:table-cell>
          <table:table-cell office:value-type="float" office:value="64.0020370483398" calcext:value-type="float">
            <text:p>64.0020370483398</text:p>
          </table:table-cell>
          <table:table-cell office:value-type="float" office:value="62.9734992980957" calcext:value-type="float">
            <text:p>62.9734992980957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.031294345856" calcext:value-type="float">
            <text:p>113.031294345856</text:p>
          </table:table-cell>
          <table:table-cell office:value-type="float" office:value="13.2543367399858" calcext:value-type="float">
            <text:p>13.2543367399858</text:p>
          </table:table-cell>
          <table:table-cell office:value-type="float" office:value="109.708786010742" calcext:value-type="float">
            <text:p>109.708786010742</text:p>
          </table:table-cell>
          <table:table-cell office:value-type="float" office:value="110.931873321533" calcext:value-type="float">
            <text:p>110.931873321533</text:p>
          </table:table-cell>
          <table:table-cell office:value-type="float" office:value="110.718965530396" calcext:value-type="float">
            <text:p>110.718965530396</text:p>
          </table:table-cell>
          <table:table-cell office:value-type="float" office:value="112.995862960815" calcext:value-type="float">
            <text:p>112.995862960815</text:p>
          </table:table-cell>
          <table:table-cell office:value-type="float" office:value="110.931873321533" calcext:value-type="float">
            <text:p>110.931873321533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7.705193500893" calcext:value-type="float">
            <text:p>227.705193500893</text:p>
          </table:table-cell>
          <table:table-cell office:value-type="float" office:value="1.56283580286998" calcext:value-type="float">
            <text:p>1.56283580286998</text:p>
          </table:table-cell>
          <table:table-cell office:value-type="float" office:value="224.016666412354" calcext:value-type="float">
            <text:p>224.016666412354</text:p>
          </table:table-cell>
          <table:table-cell office:value-type="float" office:value="226.413011550903" calcext:value-type="float">
            <text:p>226.413011550903</text:p>
          </table:table-cell>
          <table:table-cell office:value-type="float" office:value="226.640224456787" calcext:value-type="float">
            <text:p>226.640224456787</text:p>
          </table:table-cell>
          <table:table-cell office:value-type="float" office:value="229.342460632324" calcext:value-type="float">
            <text:p>229.342460632324</text:p>
          </table:table-cell>
          <table:table-cell office:value-type="float" office:value="226.413011550903" calcext:value-type="float">
            <text:p>226.413011550903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62.496470080482" calcext:value-type="float">
            <text:p>562.496470080482</text:p>
          </table:table-cell>
          <table:table-cell office:value-type="float" office:value="9.93484740356697" calcext:value-type="float">
            <text:p>9.93484740356697</text:p>
          </table:table-cell>
          <table:table-cell office:value-type="float" office:value="550.836086273193" calcext:value-type="float">
            <text:p>550.836086273193</text:p>
          </table:table-cell>
          <table:table-cell office:value-type="float" office:value="558.540344238281" calcext:value-type="float">
            <text:p>558.540344238281</text:p>
          </table:table-cell>
          <table:table-cell office:value-type="float" office:value="557.556390762329" calcext:value-type="float">
            <text:p>557.556390762329</text:p>
          </table:table-cell>
          <table:table-cell office:value-type="float" office:value="561.08808517456" calcext:value-type="float">
            <text:p>561.08808517456</text:p>
          </table:table-cell>
          <table:table-cell office:value-type="float" office:value="558.540344238281" calcext:value-type="float">
            <text:p>558.540344238281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1.42935641268" calcext:value-type="float">
            <text:p>1401.42935641268</text:p>
          </table:table-cell>
          <table:table-cell office:value-type="float" office:value="35.256639351229" calcext:value-type="float">
            <text:p>35.256639351229</text:p>
          </table:table-cell>
          <table:table-cell office:value-type="float" office:value="1375.7152557373" calcext:value-type="float">
            <text:p>1375.7152557373</text:p>
          </table:table-cell>
          <table:table-cell office:value-type="float" office:value="1403.15532684326" calcext:value-type="float">
            <text:p>1403.15532684326</text:p>
          </table:table-cell>
          <table:table-cell office:value-type="float" office:value="1403.3191204071" calcext:value-type="float">
            <text:p>1403.3191204071</text:p>
          </table:table-cell>
          <table:table-cell office:value-type="float" office:value="1392.21858978271" calcext:value-type="float">
            <text:p>1392.21858978271</text:p>
          </table:table-cell>
          <table:table-cell office:value-type="float" office:value="1403.15532684326" calcext:value-type="float">
            <text:p>1403.1553268432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57.83858550222" calcext:value-type="float">
            <text:p>2957.83858550222</text:p>
          </table:table-cell>
          <table:table-cell office:value-type="float" office:value="15.8699553003416" calcext:value-type="float">
            <text:p>15.8699553003416</text:p>
          </table:table-cell>
          <table:table-cell office:value-type="float" office:value="2920.22800445557" calcext:value-type="float">
            <text:p>2920.22800445557</text:p>
          </table:table-cell>
          <table:table-cell office:value-type="float" office:value="2971.87995910645" calcext:value-type="float">
            <text:p>2971.87995910645</text:p>
          </table:table-cell>
          <table:table-cell office:value-type="float" office:value="2963.04059028625" calcext:value-type="float">
            <text:p>2963.04059028625</text:p>
          </table:table-cell>
          <table:table-cell office:value-type="float" office:value="2988.44790458679" calcext:value-type="float">
            <text:p>2988.44790458679</text:p>
          </table:table-cell>
          <table:table-cell office:value-type="float" office:value="2971.87995910645" calcext:value-type="float">
            <text:p>2971.87995910645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00.65867075553" calcext:value-type="float">
            <text:p>6300.65867075553</text:p>
          </table:table-cell>
          <table:table-cell office:value-type="float" office:value="34.2509460799358" calcext:value-type="float">
            <text:p>34.2509460799358</text:p>
          </table:table-cell>
          <table:table-cell office:value-type="float" office:value="6208.68563652039" calcext:value-type="float">
            <text:p>6208.68563652039</text:p>
          </table:table-cell>
          <table:table-cell office:value-type="float" office:value="6277.48274803162" calcext:value-type="float">
            <text:p>6277.48274803162</text:p>
          </table:table-cell>
          <table:table-cell office:value-type="float" office:value="6342.33999252319" calcext:value-type="float">
            <text:p>6342.33999252319</text:p>
          </table:table-cell>
          <table:table-cell office:value-type="float" office:value="6291.3920879364" calcext:value-type="float">
            <text:p>6291.3920879364</text:p>
          </table:table-cell>
          <table:table-cell office:value-type="float" office:value="6277.48274803162" calcext:value-type="float">
            <text:p>6277.48274803162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50.9710185668" calcext:value-type="float">
            <text:p>11350.9710185668</text:p>
          </table:table-cell>
          <table:table-cell office:value-type="float" office:value="127.157756096914" calcext:value-type="float">
            <text:p>127.157756096914</text:p>
          </table:table-cell>
          <table:table-cell office:value-type="float" office:value="11113.701581955" calcext:value-type="float">
            <text:p>11113.701581955</text:p>
          </table:table-cell>
          <table:table-cell office:value-type="float" office:value="11499.3538856506" calcext:value-type="float">
            <text:p>11499.3538856506</text:p>
          </table:table-cell>
          <table:table-cell office:value-type="float" office:value="11436.4349842072" calcext:value-type="float">
            <text:p>11436.4349842072</text:p>
          </table:table-cell>
          <table:table-cell office:value-type="float" office:value="11297.324180603" calcext:value-type="float">
            <text:p>11297.324180603</text:p>
          </table:table-cell>
          <table:table-cell office:value-type="float" office:value="11499.3538856506" calcext:value-type="float">
            <text:p>11499.3538856506</text:p>
          </table:table-cell>
          <table:table-cell table:formula="of:=&quot;ProjectQ (Default)&quot;" office:value-type="string" office:string-value="ProjectQ (Default)" calcext:value-type="string">
            <text:p>ProjectQ (Defaul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9140888629573" calcext:value-type="float">
            <text:p>1.99140888629573</text:p>
          </table:table-cell>
          <table:table-cell office:value-type="float" office:value="1.40905063057014" calcext:value-type="float">
            <text:p>1.40905063057014</text:p>
          </table:table-cell>
          <table:table-cell office:value-type="float" office:value="1.56235694885254" calcext:value-type="float">
            <text:p>1.56235694885254</text:p>
          </table:table-cell>
          <table:table-cell office:value-type="float" office:value="2.07018852233887" calcext:value-type="float">
            <text:p>2.07018852233887</text:p>
          </table:table-cell>
          <table:table-cell office:value-type="float" office:value="1.59263610839844" calcext:value-type="float">
            <text:p>1.59263610839844</text:p>
          </table:table-cell>
          <table:table-cell office:value-type="float" office:value="2.0906925201416" calcext:value-type="float">
            <text:p>2.0906925201416</text:p>
          </table:table-cell>
          <table:table-cell office:value-type="float" office:value="2.07018852233887" calcext:value-type="float">
            <text:p>2.0701885223388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9706415503916" calcext:value-type="float">
            <text:p>2.79706415503916</text:p>
          </table:table-cell>
          <table:table-cell office:value-type="float" office:value="0.305860968353957" calcext:value-type="float">
            <text:p>0.305860968353957</text:p>
          </table:table-cell>
          <table:table-cell office:value-type="float" office:value="2.48885154724121" calcext:value-type="float">
            <text:p>2.48885154724121</text:p>
          </table:table-cell>
          <table:table-cell office:value-type="float" office:value="3.47161293029785" calcext:value-type="float">
            <text:p>3.47161293029785</text:p>
          </table:table-cell>
          <table:table-cell office:value-type="float" office:value="2.56204605102539" calcext:value-type="float">
            <text:p>2.56204605102539</text:p>
          </table:table-cell>
          <table:table-cell office:value-type="float" office:value="2.51102447509766" calcext:value-type="float">
            <text:p>2.51102447509766</text:p>
          </table:table-cell>
          <table:table-cell office:value-type="float" office:value="3.47161293029785" calcext:value-type="float">
            <text:p>3.4716129302978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22510948586971" calcext:value-type="float">
            <text:p>4.22510948586971</text:p>
          </table:table-cell>
          <table:table-cell office:value-type="float" office:value="0.513044131959159" calcext:value-type="float">
            <text:p>0.513044131959159</text:p>
          </table:table-cell>
          <table:table-cell office:value-type="float" office:value="3.67522239685059" calcext:value-type="float">
            <text:p>3.67522239685059</text:p>
          </table:table-cell>
          <table:table-cell office:value-type="float" office:value="3.76343727111816" calcext:value-type="float">
            <text:p>3.76343727111816</text:p>
          </table:table-cell>
          <table:table-cell office:value-type="float" office:value="5.27024269104004" calcext:value-type="float">
            <text:p>5.27024269104004</text:p>
          </table:table-cell>
          <table:table-cell office:value-type="float" office:value="5.22065162658691" calcext:value-type="float">
            <text:p>5.22065162658691</text:p>
          </table:table-cell>
          <table:table-cell office:value-type="float" office:value="3.76343727111816" calcext:value-type="float">
            <text:p>3.7634372711181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765996492826" calcext:value-type="float">
            <text:p>5.6765996492826</text:p>
          </table:table-cell>
          <table:table-cell office:value-type="float" office:value="0.712547971945089" calcext:value-type="float">
            <text:p>0.712547971945089</text:p>
          </table:table-cell>
          <table:table-cell office:value-type="float" office:value="4.95433807373047" calcext:value-type="float">
            <text:p>4.95433807373047</text:p>
          </table:table-cell>
          <table:table-cell office:value-type="float" office:value="5.52654266357422" calcext:value-type="float">
            <text:p>5.52654266357422</text:p>
          </table:table-cell>
          <table:table-cell office:value-type="float" office:value="5.53035736083984" calcext:value-type="float">
            <text:p>5.53035736083984</text:p>
          </table:table-cell>
          <table:table-cell office:value-type="float" office:value="5.50913810729981" calcext:value-type="float">
            <text:p>5.50913810729981</text:p>
          </table:table-cell>
          <table:table-cell office:value-type="float" office:value="5.52654266357422" calcext:value-type="float">
            <text:p>5.5265426635742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734220917692" calcext:value-type="float">
            <text:p>7.03734220917692</text:p>
          </table:table-cell>
          <table:table-cell office:value-type="float" office:value="0.595810691611947" calcext:value-type="float">
            <text:p>0.595810691611947</text:p>
          </table:table-cell>
          <table:table-cell office:value-type="float" office:value="6.57129287719727" calcext:value-type="float">
            <text:p>6.57129287719727</text:p>
          </table:table-cell>
          <table:table-cell office:value-type="float" office:value="6.6225528717041" calcext:value-type="float">
            <text:p>6.6225528717041</text:p>
          </table:table-cell>
          <table:table-cell office:value-type="float" office:value="9.21058654785156" calcext:value-type="float">
            <text:p>9.21058654785156</text:p>
          </table:table-cell>
          <table:table-cell office:value-type="float" office:value="6.79516792297363" calcext:value-type="float">
            <text:p>6.79516792297363</text:p>
          </table:table-cell>
          <table:table-cell office:value-type="float" office:value="6.6225528717041" calcext:value-type="float">
            <text:p>6.6225528717041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4643133784948" calcext:value-type="float">
            <text:p>9.04643133784948</text:p>
          </table:table-cell>
          <table:table-cell office:value-type="float" office:value="0.81486886360036" calcext:value-type="float">
            <text:p>0.81486886360036</text:p>
          </table:table-cell>
          <table:table-cell office:value-type="float" office:value="8.4378719329834" calcext:value-type="float">
            <text:p>8.4378719329834</text:p>
          </table:table-cell>
          <table:table-cell office:value-type="float" office:value="9.11617279052735" calcext:value-type="float">
            <text:p>9.11617279052735</text:p>
          </table:table-cell>
          <table:table-cell office:value-type="float" office:value="9.31549072265625" calcext:value-type="float">
            <text:p>9.31549072265625</text:p>
          </table:table-cell>
          <table:table-cell office:value-type="float" office:value="8.53133201599121" calcext:value-type="float">
            <text:p>8.53133201599121</text:p>
          </table:table-cell>
          <table:table-cell office:value-type="float" office:value="9.11617279052735" calcext:value-type="float">
            <text:p>9.1161727905273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867307306646" calcext:value-type="float">
            <text:p>11.1867307306646</text:p>
          </table:table-cell>
          <table:table-cell office:value-type="float" office:value="0.965190877521093" calcext:value-type="float">
            <text:p>0.965190877521093</text:p>
          </table:table-cell>
          <table:table-cell office:value-type="float" office:value="10.4701519012451" calcext:value-type="float">
            <text:p>10.4701519012451</text:p>
          </table:table-cell>
          <table:table-cell office:value-type="float" office:value="11.0976696014404" calcext:value-type="float">
            <text:p>11.0976696014404</text:p>
          </table:table-cell>
          <table:table-cell office:value-type="float" office:value="11.1570358276367" calcext:value-type="float">
            <text:p>11.1570358276367</text:p>
          </table:table-cell>
          <table:table-cell office:value-type="float" office:value="14.6458148956299" calcext:value-type="float">
            <text:p>14.6458148956299</text:p>
          </table:table-cell>
          <table:table-cell office:value-type="float" office:value="11.0976696014404" calcext:value-type="float">
            <text:p>11.0976696014404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3323196892266" calcext:value-type="float">
            <text:p>13.3323196892266</text:p>
          </table:table-cell>
          <table:table-cell office:value-type="float" office:value="0.614412648136396" calcext:value-type="float">
            <text:p>0.614412648136396</text:p>
          </table:table-cell>
          <table:table-cell office:value-type="float" office:value="12.8836631774902" calcext:value-type="float">
            <text:p>12.8836631774902</text:p>
          </table:table-cell>
          <table:table-cell office:value-type="float" office:value="13.1151676177979" calcext:value-type="float">
            <text:p>13.1151676177979</text:p>
          </table:table-cell>
          <table:table-cell office:value-type="float" office:value="12.9621028900146" calcext:value-type="float">
            <text:p>12.9621028900146</text:p>
          </table:table-cell>
          <table:table-cell office:value-type="float" office:value="16.2312984466553" calcext:value-type="float">
            <text:p>16.2312984466553</text:p>
          </table:table-cell>
          <table:table-cell office:value-type="float" office:value="13.1151676177979" calcext:value-type="float">
            <text:p>13.1151676177979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1127642581337" calcext:value-type="float">
            <text:p>16.1127642581337</text:p>
          </table:table-cell>
          <table:table-cell office:value-type="float" office:value="0.96439482389611" calcext:value-type="float">
            <text:p>0.96439482389611</text:p>
          </table:table-cell>
          <table:table-cell office:value-type="float" office:value="15.5637264251709" calcext:value-type="float">
            <text:p>15.5637264251709</text:p>
          </table:table-cell>
          <table:table-cell office:value-type="float" office:value="15.5987739562988" calcext:value-type="float">
            <text:p>15.5987739562988</text:p>
          </table:table-cell>
          <table:table-cell office:value-type="float" office:value="15.6896114349365" calcext:value-type="float">
            <text:p>15.6896114349365</text:p>
          </table:table-cell>
          <table:table-cell office:value-type="float" office:value="22.4597454071045" calcext:value-type="float">
            <text:p>22.4597454071045</text:p>
          </table:table-cell>
          <table:table-cell office:value-type="float" office:value="15.5987739562988" calcext:value-type="float">
            <text:p>15.598773956298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9016778418358" calcext:value-type="float">
            <text:p>18.9016778418358</text:p>
          </table:table-cell>
          <table:table-cell office:value-type="float" office:value="0.300239955444806" calcext:value-type="float">
            <text:p>0.300239955444806</text:p>
          </table:table-cell>
          <table:table-cell office:value-type="float" office:value="18.4323787689209" calcext:value-type="float">
            <text:p>18.4323787689209</text:p>
          </table:table-cell>
          <table:table-cell office:value-type="float" office:value="19.0904140472412" calcext:value-type="float">
            <text:p>19.0904140472412</text:p>
          </table:table-cell>
          <table:table-cell office:value-type="float" office:value="19.0787315368652" calcext:value-type="float">
            <text:p>19.0787315368652</text:p>
          </table:table-cell>
          <table:table-cell office:value-type="float" office:value="19.0014839172363" calcext:value-type="float">
            <text:p>19.0014839172363</text:p>
          </table:table-cell>
          <table:table-cell office:value-type="float" office:value="19.0904140472412" calcext:value-type="float">
            <text:p>19.090414047241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0227147092914" calcext:value-type="float">
            <text:p>22.0227147092914</text:p>
          </table:table-cell>
          <table:table-cell office:value-type="float" office:value="0.459586137784392" calcext:value-type="float">
            <text:p>0.459586137784392</text:p>
          </table:table-cell>
          <table:table-cell office:value-type="float" office:value="21.4827060699463" calcext:value-type="float">
            <text:p>21.4827060699463</text:p>
          </table:table-cell>
          <table:table-cell office:value-type="float" office:value="22.0024585723877" calcext:value-type="float">
            <text:p>22.0024585723877</text:p>
          </table:table-cell>
          <table:table-cell office:value-type="float" office:value="22.0992565155029" calcext:value-type="float">
            <text:p>22.0992565155029</text:p>
          </table:table-cell>
          <table:table-cell office:value-type="float" office:value="21.8546390533447" calcext:value-type="float">
            <text:p>21.8546390533447</text:p>
          </table:table-cell>
          <table:table-cell office:value-type="float" office:value="22.0024585723877" calcext:value-type="float">
            <text:p>22.002458572387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4184687249014" calcext:value-type="float">
            <text:p>25.4184687249014</text:p>
          </table:table-cell>
          <table:table-cell office:value-type="float" office:value="0.822964003823998" calcext:value-type="float">
            <text:p>0.822964003823998</text:p>
          </table:table-cell>
          <table:table-cell office:value-type="float" office:value="24.8470306396484" calcext:value-type="float">
            <text:p>24.8470306396484</text:p>
          </table:table-cell>
          <table:table-cell office:value-type="float" office:value="25.108814239502" calcext:value-type="float">
            <text:p>25.108814239502</text:p>
          </table:table-cell>
          <table:table-cell office:value-type="float" office:value="25.0189304351807" calcext:value-type="float">
            <text:p>25.0189304351807</text:p>
          </table:table-cell>
          <table:table-cell office:value-type="float" office:value="24.8832702636719" calcext:value-type="float">
            <text:p>24.8832702636719</text:p>
          </table:table-cell>
          <table:table-cell office:value-type="float" office:value="25.108814239502" calcext:value-type="float">
            <text:p>25.108814239502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2930251673648" calcext:value-type="float">
            <text:p>29.2930251673648</text:p>
          </table:table-cell>
          <table:table-cell office:value-type="float" office:value="1.03392029100503" calcext:value-type="float">
            <text:p>1.03392029100503</text:p>
          </table:table-cell>
          <table:table-cell office:value-type="float" office:value="28.5983085632324" calcext:value-type="float">
            <text:p>28.5983085632324</text:p>
          </table:table-cell>
          <table:table-cell office:value-type="float" office:value="29.3424129486084" calcext:value-type="float">
            <text:p>29.3424129486084</text:p>
          </table:table-cell>
          <table:table-cell office:value-type="float" office:value="29.0319919586182" calcext:value-type="float">
            <text:p>29.0319919586182</text:p>
          </table:table-cell>
          <table:table-cell office:value-type="float" office:value="28.7296772003174" calcext:value-type="float">
            <text:p>28.7296772003174</text:p>
          </table:table-cell>
          <table:table-cell office:value-type="float" office:value="29.3424129486084" calcext:value-type="float">
            <text:p>29.3424129486084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028873304526" calcext:value-type="float">
            <text:p>33.028873304526</text:p>
          </table:table-cell>
          <table:table-cell office:value-type="float" office:value="0.360504481455666" calcext:value-type="float">
            <text:p>0.360504481455666</text:p>
          </table:table-cell>
          <table:table-cell office:value-type="float" office:value="32.489538192749" calcext:value-type="float">
            <text:p>32.489538192749</text:p>
          </table:table-cell>
          <table:table-cell office:value-type="float" office:value="33.2727432250977" calcext:value-type="float">
            <text:p>33.2727432250977</text:p>
          </table:table-cell>
          <table:table-cell office:value-type="float" office:value="33.3933830261231" calcext:value-type="float">
            <text:p>33.3933830261231</text:p>
          </table:table-cell>
          <table:table-cell office:value-type="float" office:value="33.2109928131104" calcext:value-type="float">
            <text:p>33.2109928131104</text:p>
          </table:table-cell>
          <table:table-cell office:value-type="float" office:value="33.2727432250977" calcext:value-type="float">
            <text:p>33.2727432250977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291408765434" calcext:value-type="float">
            <text:p>37.291408765434</text:p>
          </table:table-cell>
          <table:table-cell office:value-type="float" office:value="0.351878225244209" calcext:value-type="float">
            <text:p>0.351878225244209</text:p>
          </table:table-cell>
          <table:table-cell office:value-type="float" office:value="36.7062091827393" calcext:value-type="float">
            <text:p>36.7062091827393</text:p>
          </table:table-cell>
          <table:table-cell office:value-type="float" office:value="37.2369289398193" calcext:value-type="float">
            <text:p>37.2369289398193</text:p>
          </table:table-cell>
          <table:table-cell office:value-type="float" office:value="37.5826358795166" calcext:value-type="float">
            <text:p>37.5826358795166</text:p>
          </table:table-cell>
          <table:table-cell office:value-type="float" office:value="37.2025966644287" calcext:value-type="float">
            <text:p>37.2025966644287</text:p>
          </table:table-cell>
          <table:table-cell office:value-type="float" office:value="37.2369289398193" calcext:value-type="float">
            <text:p>37.2369289398193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.7225070621656" calcext:value-type="float">
            <text:p>41.7225070621656</text:p>
          </table:table-cell>
          <table:table-cell office:value-type="float" office:value="0.350233830554083" calcext:value-type="float">
            <text:p>0.350233830554083</text:p>
          </table:table-cell>
          <table:table-cell office:value-type="float" office:value="40.9939289093018" calcext:value-type="float">
            <text:p>40.9939289093018</text:p>
          </table:table-cell>
          <table:table-cell office:value-type="float" office:value="41.72682762146" calcext:value-type="float">
            <text:p>41.72682762146</text:p>
          </table:table-cell>
          <table:table-cell office:value-type="float" office:value="41.8851375579834" calcext:value-type="float">
            <text:p>41.8851375579834</text:p>
          </table:table-cell>
          <table:table-cell office:value-type="float" office:value="41.6522026062012" calcext:value-type="float">
            <text:p>41.6522026062012</text:p>
          </table:table-cell>
          <table:table-cell office:value-type="float" office:value="41.72682762146" calcext:value-type="float">
            <text:p>41.7268276214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.7845875283946" calcext:value-type="float">
            <text:p>46.7845875283946</text:p>
          </table:table-cell>
          <table:table-cell office:value-type="float" office:value="1.24790062202541" calcext:value-type="float">
            <text:p>1.24790062202541</text:p>
          </table:table-cell>
          <table:table-cell office:value-type="float" office:value="46.0474491119385" calcext:value-type="float">
            <text:p>46.0474491119385</text:p>
          </table:table-cell>
          <table:table-cell office:value-type="float" office:value="46.259880065918" calcext:value-type="float">
            <text:p>46.259880065918</text:p>
          </table:table-cell>
          <table:table-cell office:value-type="float" office:value="46.0741519927979" calcext:value-type="float">
            <text:p>46.0741519927979</text:p>
          </table:table-cell>
          <table:table-cell office:value-type="float" office:value="46.5328693389893" calcext:value-type="float">
            <text:p>46.5328693389893</text:p>
          </table:table-cell>
          <table:table-cell office:value-type="float" office:value="46.259880065918" calcext:value-type="float">
            <text:p>46.2598800659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7307891845703" calcext:value-type="float">
            <text:p>52.7307891845703</text:p>
          </table:table-cell>
          <table:table-cell office:value-type="float" office:value="1.31306293502859" calcext:value-type="float">
            <text:p>1.31306293502859</text:p>
          </table:table-cell>
          <table:table-cell office:value-type="float" office:value="51.5990257263184" calcext:value-type="float">
            <text:p>51.5990257263184</text:p>
          </table:table-cell>
          <table:table-cell office:value-type="float" office:value="52.0596504211426" calcext:value-type="float">
            <text:p>52.0596504211426</text:p>
          </table:table-cell>
          <table:table-cell office:value-type="float" office:value="53.5869598388672" calcext:value-type="float">
            <text:p>53.5869598388672</text:p>
          </table:table-cell>
          <table:table-cell office:value-type="float" office:value="52.1090030670166" calcext:value-type="float">
            <text:p>52.1090030670166</text:p>
          </table:table-cell>
          <table:table-cell office:value-type="float" office:value="52.0596504211426" calcext:value-type="float">
            <text:p>52.059650421142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.3048893675512" calcext:value-type="float">
            <text:p>59.3048893675512</text:p>
          </table:table-cell>
          <table:table-cell office:value-type="float" office:value="0.93636812013157" calcext:value-type="float">
            <text:p>0.93636812013157</text:p>
          </table:table-cell>
          <table:table-cell office:value-type="float" office:value="57.8763484954834" calcext:value-type="float">
            <text:p>57.8763484954834</text:p>
          </table:table-cell>
          <table:table-cell office:value-type="float" office:value="61.4447593688965" calcext:value-type="float">
            <text:p>61.4447593688965</text:p>
          </table:table-cell>
          <table:table-cell office:value-type="float" office:value="58.5610866546631" calcext:value-type="float">
            <text:p>58.5610866546631</text:p>
          </table:table-cell>
          <table:table-cell office:value-type="float" office:value="58.1839084625244" calcext:value-type="float">
            <text:p>58.1839084625244</text:p>
          </table:table-cell>
          <table:table-cell office:value-type="float" office:value="61.4447593688965" calcext:value-type="float">
            <text:p>61.4447593688965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.8971435712731" calcext:value-type="float">
            <text:p>67.8971435712731</text:p>
          </table:table-cell>
          <table:table-cell office:value-type="float" office:value="1.43056567750916" calcext:value-type="float">
            <text:p>1.43056567750916</text:p>
          </table:table-cell>
          <table:table-cell office:value-type="float" office:value="65.6688213348389" calcext:value-type="float">
            <text:p>65.6688213348389</text:p>
          </table:table-cell>
          <table:table-cell office:value-type="float" office:value="68.2797431945801" calcext:value-type="float">
            <text:p>68.2797431945801</text:p>
          </table:table-cell>
          <table:table-cell office:value-type="float" office:value="66.6124820709229" calcext:value-type="float">
            <text:p>66.6124820709229</text:p>
          </table:table-cell>
          <table:table-cell office:value-type="float" office:value="69.0181255340576" calcext:value-type="float">
            <text:p>69.0181255340576</text:p>
          </table:table-cell>
          <table:table-cell office:value-type="float" office:value="68.2797431945801" calcext:value-type="float">
            <text:p>68.2797431945801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7.9435876630387" calcext:value-type="float">
            <text:p>87.9435876630387</text:p>
          </table:table-cell>
          <table:table-cell office:value-type="float" office:value="0.585670900962121" calcext:value-type="float">
            <text:p>0.585670900962121</text:p>
          </table:table-cell>
          <table:table-cell office:value-type="float" office:value="87.2225761413574" calcext:value-type="float">
            <text:p>87.2225761413574</text:p>
          </table:table-cell>
          <table:table-cell office:value-type="float" office:value="88.0732536315918" calcext:value-type="float">
            <text:p>88.0732536315918</text:p>
          </table:table-cell>
          <table:table-cell office:value-type="float" office:value="88.1865024566651" calcext:value-type="float">
            <text:p>88.1865024566651</text:p>
          </table:table-cell>
          <table:table-cell office:value-type="float" office:value="88.7689590454102" calcext:value-type="float">
            <text:p>88.7689590454102</text:p>
          </table:table-cell>
          <table:table-cell office:value-type="float" office:value="88.0732536315918" calcext:value-type="float">
            <text:p>88.07325363159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02560915266" calcext:value-type="float">
            <text:p>120.402560915266</text:p>
          </table:table-cell>
          <table:table-cell office:value-type="float" office:value="0.700705191407767" calcext:value-type="float">
            <text:p>0.700705191407767</text:p>
          </table:table-cell>
          <table:table-cell office:value-type="float" office:value="119.399547576904" calcext:value-type="float">
            <text:p>119.399547576904</text:p>
          </table:table-cell>
          <table:table-cell office:value-type="float" office:value="119.515895843506" calcext:value-type="float">
            <text:p>119.515895843506</text:p>
          </table:table-cell>
          <table:table-cell office:value-type="float" office:value="119.554281234741" calcext:value-type="float">
            <text:p>119.554281234741</text:p>
          </table:table-cell>
          <table:table-cell office:value-type="float" office:value="120.80717086792" calcext:value-type="float">
            <text:p>120.80717086792</text:p>
          </table:table-cell>
          <table:table-cell office:value-type="float" office:value="119.515895843506" calcext:value-type="float">
            <text:p>119.515895843506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.63714881738" calcext:value-type="float">
            <text:p>250.63714881738</text:p>
          </table:table-cell>
          <table:table-cell office:value-type="float" office:value="1.3550076040471" calcext:value-type="float">
            <text:p>1.3550076040471</text:p>
          </table:table-cell>
          <table:table-cell office:value-type="float" office:value="248.54302406311" calcext:value-type="float">
            <text:p>248.54302406311</text:p>
          </table:table-cell>
          <table:table-cell office:value-type="float" office:value="251.389741897583" calcext:value-type="float">
            <text:p>251.389741897583</text:p>
          </table:table-cell>
          <table:table-cell office:value-type="float" office:value="257.37738609314" calcext:value-type="float">
            <text:p>257.37738609314</text:p>
          </table:table-cell>
          <table:table-cell office:value-type="float" office:value="252.022743225098" calcext:value-type="float">
            <text:p>252.022743225098</text:p>
          </table:table-cell>
          <table:table-cell office:value-type="float" office:value="251.389741897583" calcext:value-type="float">
            <text:p>251.389741897583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4.048092413922" calcext:value-type="float">
            <text:p>524.048092413922</text:p>
          </table:table-cell>
          <table:table-cell office:value-type="float" office:value="2.2862177598365" calcext:value-type="float">
            <text:p>2.2862177598365</text:p>
          </table:table-cell>
          <table:table-cell office:value-type="float" office:value="520.1735496521" calcext:value-type="float">
            <text:p>520.1735496521</text:p>
          </table:table-cell>
          <table:table-cell office:value-type="float" office:value="523.034572601318" calcext:value-type="float">
            <text:p>523.034572601318</text:p>
          </table:table-cell>
          <table:table-cell office:value-type="float" office:value="520.1735496521" calcext:value-type="float">
            <text:p>520.1735496521</text:p>
          </table:table-cell>
          <table:table-cell office:value-type="float" office:value="526.326179504395" calcext:value-type="float">
            <text:p>526.326179504395</text:p>
          </table:table-cell>
          <table:table-cell office:value-type="float" office:value="523.034572601318" calcext:value-type="float">
            <text:p>523.034572601318</text:p>
          </table:table-cell>
          <table:table-cell table:formula="of:=&quot;QCGPU&quot;" office:value-type="string" office:string-value="QCGPU" calcext:value-type="string">
            <text:p>QCG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646" calcext:value-type="float">
            <text:p>0.44646</text:p>
          </table:table-cell>
          <table:table-cell office:value-type="float" office:value="0.110624" calcext:value-type="float">
            <text:p>0.11062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95" calcext:value-type="float">
            <text:p>0.4395</text:p>
          </table:table-cell>
          <table:table-cell office:value-type="float" office:value="1.544" calcext:value-type="float">
            <text:p>1.544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654" calcext:value-type="float">
            <text:p>0.74654</text:p>
          </table:table-cell>
          <table:table-cell office:value-type="float" office:value="0.0255771" calcext:value-type="float">
            <text:p>0.025577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987" calcext:value-type="float">
            <text:p>0.987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3733" calcext:value-type="float">
            <text:p>1.13733</text:p>
          </table:table-cell>
          <table:table-cell office:value-type="float" office:value="0.0279274" calcext:value-type="float">
            <text:p>0.0279274</text:p>
          </table:table-cell>
          <table:table-cell office:value-type="float" office:value="1.122" calcext:value-type="float">
            <text:p>1.122</text:p>
          </table:table-cell>
          <table:table-cell office:value-type="float" office:value="1.127" calcext:value-type="float">
            <text:p>1.127</text:p>
          </table:table-cell>
          <table:table-cell office:value-type="float" office:value="1.131" calcext:value-type="float">
            <text:p>1.131</text:p>
          </table:table-cell>
          <table:table-cell office:value-type="float" office:value="1.1445" calcext:value-type="float">
            <text:p>1.1445</text:p>
          </table:table-cell>
          <table:table-cell office:value-type="float" office:value="1.398" calcext:value-type="float">
            <text:p>1.398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6873" calcext:value-type="float">
            <text:p>1.56873</text:p>
          </table:table-cell>
          <table:table-cell office:value-type="float" office:value="0.0262868" calcext:value-type="float">
            <text:p>0.0262868</text:p>
          </table:table-cell>
          <table:table-cell office:value-type="float" office:value="1.549" calcext:value-type="float">
            <text:p>1.549</text:p>
          </table:table-cell>
          <table:table-cell office:value-type="float" office:value="1.5565" calcext:value-type="float">
            <text:p>1.5565</text:p>
          </table:table-cell>
          <table:table-cell office:value-type="float" office:value="1.567" calcext:value-type="float">
            <text:p>1.567</text:p>
          </table:table-cell>
          <table:table-cell office:value-type="float" office:value="1.575" calcext:value-type="float">
            <text:p>1.575</text:p>
          </table:table-cell>
          <table:table-cell office:value-type="float" office:value="1.809" calcext:value-type="float">
            <text:p>1.809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1342" calcext:value-type="float">
            <text:p>2.11342</text:p>
          </table:table-cell>
          <table:table-cell office:value-type="float" office:value="0.030737" calcext:value-type="float">
            <text:p>0.030737</text:p>
          </table:table-cell>
          <table:table-cell office:value-type="float" office:value="2.089" calcext:value-type="float">
            <text:p>2.089</text:p>
          </table:table-cell>
          <table:table-cell office:value-type="float" office:value="2.0995" calcext:value-type="float">
            <text:p>2.0995</text:p>
          </table:table-cell>
          <table:table-cell office:value-type="float" office:value="2.113" calcext:value-type="float">
            <text:p>2.113</text:p>
          </table:table-cell>
          <table:table-cell office:value-type="float" office:value="2.1195" calcext:value-type="float">
            <text:p>2.1195</text:p>
          </table:table-cell>
          <table:table-cell office:value-type="float" office:value="2.397" calcext:value-type="float">
            <text:p>2.397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0.0304385" calcext:value-type="float">
            <text:p>0.0304385</text:p>
          </table:table-cell>
          <table:table-cell office:value-type="float" office:value="2.779" calcext:value-type="float">
            <text:p>2.779</text:p>
          </table:table-cell>
          <table:table-cell office:value-type="float" office:value="2.794" calcext:value-type="float">
            <text:p>2.794</text:p>
          </table:table-cell>
          <table:table-cell office:value-type="float" office:value="2.8035" calcext:value-type="float">
            <text:p>2.8035</text:p>
          </table:table-cell>
          <table:table-cell office:value-type="float" office:value="2.81" calcext:value-type="float">
            <text:p>2.81</text:p>
          </table:table-cell>
          <table:table-cell office:value-type="float" office:value="3.086" calcext:value-type="float">
            <text:p>3.086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4358" calcext:value-type="float">
            <text:p>3.54358</text:p>
          </table:table-cell>
          <table:table-cell office:value-type="float" office:value="0.0299109" calcext:value-type="float">
            <text:p>0.0299109</text:p>
          </table:table-cell>
          <table:table-cell office:value-type="float" office:value="3.505" calcext:value-type="float">
            <text:p>3.505</text:p>
          </table:table-cell>
          <table:table-cell office:value-type="float" office:value="3.532" calcext:value-type="float">
            <text:p>3.532</text:p>
          </table:table-cell>
          <table:table-cell office:value-type="float" office:value="3.54" calcext:value-type="float">
            <text:p>3.54</text:p>
          </table:table-cell>
          <table:table-cell office:value-type="float" office:value="3.5485" calcext:value-type="float">
            <text:p>3.5485</text:p>
          </table:table-cell>
          <table:table-cell office:value-type="float" office:value="3.812" calcext:value-type="float">
            <text:p>3.812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6915" calcext:value-type="float">
            <text:p>4.36915</text:p>
          </table:table-cell>
          <table:table-cell office:value-type="float" office:value="0.0448942" calcext:value-type="float">
            <text:p>0.0448942</text:p>
          </table:table-cell>
          <table:table-cell office:value-type="float" office:value="4.344" calcext:value-type="float">
            <text:p>4.344</text:p>
          </table:table-cell>
          <table:table-cell office:value-type="float" office:value="4.3555" calcext:value-type="float">
            <text:p>4.3555</text:p>
          </table:table-cell>
          <table:table-cell office:value-type="float" office:value="4.362" calcext:value-type="float">
            <text:p>4.362</text:p>
          </table:table-cell>
          <table:table-cell office:value-type="float" office:value="4.373" calcext:value-type="float">
            <text:p>4.373</text:p>
          </table:table-cell>
          <table:table-cell office:value-type="float" office:value="4.795" calcext:value-type="float">
            <text:p>4.795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6878" calcext:value-type="float">
            <text:p>5.26878</text:p>
          </table:table-cell>
          <table:table-cell office:value-type="float" office:value="0.0417427" calcext:value-type="float">
            <text:p>0.0417427</text:p>
          </table:table-cell>
          <table:table-cell office:value-type="float" office:value="5.238" calcext:value-type="float">
            <text:p>5.238</text:p>
          </table:table-cell>
          <table:table-cell office:value-type="float" office:value="5.254" calcext:value-type="float">
            <text:p>5.254</text:p>
          </table:table-cell>
          <table:table-cell office:value-type="float" office:value="5.265" calcext:value-type="float">
            <text:p>5.265</text:p>
          </table:table-cell>
          <table:table-cell office:value-type="float" office:value="5.275" calcext:value-type="float">
            <text:p>5.275</text:p>
          </table:table-cell>
          <table:table-cell office:value-type="float" office:value="5.661" calcext:value-type="float">
            <text:p>5.661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7359" calcext:value-type="float">
            <text:p>6.27359</text:p>
          </table:table-cell>
          <table:table-cell office:value-type="float" office:value="0.0707347" calcext:value-type="float">
            <text:p>0.0707347</text:p>
          </table:table-cell>
          <table:table-cell office:value-type="float" office:value="6.205" calcext:value-type="float">
            <text:p>6.205</text:p>
          </table:table-cell>
          <table:table-cell office:value-type="float" office:value="6.2395" calcext:value-type="float">
            <text:p>6.2395</text:p>
          </table:table-cell>
          <table:table-cell office:value-type="float" office:value="6.253" calcext:value-type="float">
            <text:p>6.253</text:p>
          </table:table-cell>
          <table:table-cell office:value-type="float" office:value="6.2645" calcext:value-type="float">
            <text:p>6.2645</text:p>
          </table:table-cell>
          <table:table-cell office:value-type="float" office:value="6.709" calcext:value-type="float">
            <text:p>6.709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57887" calcext:value-type="float">
            <text:p>7.57887</text:p>
          </table:table-cell>
          <table:table-cell office:value-type="float" office:value="0.0477076" calcext:value-type="float">
            <text:p>0.0477076</text:p>
          </table:table-cell>
          <table:table-cell office:value-type="float" office:value="7.537" calcext:value-type="float">
            <text:p>7.537</text:p>
          </table:table-cell>
          <table:table-cell office:value-type="float" office:value="7.564" calcext:value-type="float">
            <text:p>7.564</text:p>
          </table:table-cell>
          <table:table-cell office:value-type="float" office:value="7.574" calcext:value-type="float">
            <text:p>7.574</text:p>
          </table:table-cell>
          <table:table-cell office:value-type="float" office:value="7.585" calcext:value-type="float">
            <text:p>7.585</text:p>
          </table:table-cell>
          <table:table-cell office:value-type="float" office:value="8.028" calcext:value-type="float">
            <text:p>8.028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8261" calcext:value-type="float">
            <text:p>8.8261</text:p>
          </table:table-cell>
          <table:table-cell office:value-type="float" office:value="0.0473374" calcext:value-type="float">
            <text:p>0.0473374</text:p>
          </table:table-cell>
          <table:table-cell office:value-type="float" office:value="8.784" calcext:value-type="float">
            <text:p>8.784</text:p>
          </table:table-cell>
          <table:table-cell office:value-type="float" office:value="8.809" calcext:value-type="float">
            <text:p>8.809</text:p>
          </table:table-cell>
          <table:table-cell office:value-type="float" office:value="8.822" calcext:value-type="float">
            <text:p>8.822</text:p>
          </table:table-cell>
          <table:table-cell office:value-type="float" office:value="8.8345" calcext:value-type="float">
            <text:p>8.8345</text:p>
          </table:table-cell>
          <table:table-cell office:value-type="float" office:value="9.26" calcext:value-type="float">
            <text:p>9.26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52" calcext:value-type="float">
            <text:p>10.552</text:p>
          </table:table-cell>
          <table:table-cell office:value-type="float" office:value="0.0493503" calcext:value-type="float">
            <text:p>0.0493503</text:p>
          </table:table-cell>
          <table:table-cell office:value-type="float" office:value="10.511" calcext:value-type="float">
            <text:p>10.511</text:p>
          </table:table-cell>
          <table:table-cell office:value-type="float" office:value="10.535" calcext:value-type="float">
            <text:p>10.535</text:p>
          </table:table-cell>
          <table:table-cell office:value-type="float" office:value="10.548" calcext:value-type="float">
            <text:p>10.548</text:p>
          </table:table-cell>
          <table:table-cell office:value-type="float" office:value="10.557" calcext:value-type="float">
            <text:p>10.557</text:p>
          </table:table-cell>
          <table:table-cell office:value-type="float" office:value="11.019" calcext:value-type="float">
            <text:p>11.019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9876" calcext:value-type="float">
            <text:p>13.9876</text:p>
          </table:table-cell>
          <table:table-cell office:value-type="float" office:value="0.184279" calcext:value-type="float">
            <text:p>0.184279</text:p>
          </table:table-cell>
          <table:table-cell office:value-type="float" office:value="13.88" calcext:value-type="float">
            <text:p>13.88</text:p>
          </table:table-cell>
          <table:table-cell office:value-type="float" office:value="13.926" calcext:value-type="float">
            <text:p>13.926</text:p>
          </table:table-cell>
          <table:table-cell office:value-type="float" office:value="13.942" calcext:value-type="float">
            <text:p>13.942</text:p>
          </table:table-cell>
          <table:table-cell office:value-type="float" office:value="13.962" calcext:value-type="float">
            <text:p>13.962</text:p>
          </table:table-cell>
          <table:table-cell office:value-type="float" office:value="14.839" calcext:value-type="float">
            <text:p>14.839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.8671" calcext:value-type="float">
            <text:p>16.8671</text:p>
          </table:table-cell>
          <table:table-cell office:value-type="float" office:value="0.647199" calcext:value-type="float">
            <text:p>0.647199</text:p>
          </table:table-cell>
          <table:table-cell office:value-type="float" office:value="16.471" calcext:value-type="float">
            <text:p>16.471</text:p>
          </table:table-cell>
          <table:table-cell office:value-type="float" office:value="16.5125" calcext:value-type="float">
            <text:p>16.5125</text:p>
          </table:table-cell>
          <table:table-cell office:value-type="float" office:value="16.529" calcext:value-type="float">
            <text:p>16.529</text:p>
          </table:table-cell>
          <table:table-cell office:value-type="float" office:value="16.748" calcext:value-type="float">
            <text:p>16.748</text:p>
          </table:table-cell>
          <table:table-cell office:value-type="float" office:value="18.985" calcext:value-type="float">
            <text:p>18.985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9268" calcext:value-type="float">
            <text:p>23.9268</text:p>
          </table:table-cell>
          <table:table-cell office:value-type="float" office:value="0.0662589" calcext:value-type="float">
            <text:p>0.0662589</text:p>
          </table:table-cell>
          <table:table-cell office:value-type="float" office:value="23.876" calcext:value-type="float">
            <text:p>23.876</text:p>
          </table:table-cell>
          <table:table-cell office:value-type="float" office:value="23.905" calcext:value-type="float">
            <text:p>23.905</text:p>
          </table:table-cell>
          <table:table-cell office:value-type="float" office:value="23.921" calcext:value-type="float">
            <text:p>23.921</text:p>
          </table:table-cell>
          <table:table-cell office:value-type="float" office:value="23.936" calcext:value-type="float">
            <text:p>23.936</text:p>
          </table:table-cell>
          <table:table-cell office:value-type="float" office:value="24.558" calcext:value-type="float">
            <text:p>24.558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5263" calcext:value-type="float">
            <text:p>39.5263</text:p>
          </table:table-cell>
          <table:table-cell office:value-type="float" office:value="0.542177" calcext:value-type="float">
            <text:p>0.542177</text:p>
          </table:table-cell>
          <table:table-cell office:value-type="float" office:value="39.212" calcext:value-type="float">
            <text:p>39.212</text:p>
          </table:table-cell>
          <table:table-cell office:value-type="float" office:value="39.2615" calcext:value-type="float">
            <text:p>39.2615</text:p>
          </table:table-cell>
          <table:table-cell office:value-type="float" office:value="39.285" calcext:value-type="float">
            <text:p>39.285</text:p>
          </table:table-cell>
          <table:table-cell office:value-type="float" office:value="39.329" calcext:value-type="float">
            <text:p>39.329</text:p>
          </table:table-cell>
          <table:table-cell office:value-type="float" office:value="40.85" calcext:value-type="float">
            <text:p>40.85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.332" calcext:value-type="float">
            <text:p>100.332</text:p>
          </table:table-cell>
          <table:table-cell office:value-type="float" office:value="0.151867" calcext:value-type="float">
            <text:p>0.151867</text:p>
          </table:table-cell>
          <table:table-cell office:value-type="float" office:value="100.169" calcext:value-type="float">
            <text:p>100.169</text:p>
          </table:table-cell>
          <table:table-cell office:value-type="float" office:value="100.275" calcext:value-type="float">
            <text:p>100.275</text:p>
          </table:table-cell>
          <table:table-cell office:value-type="float" office:value="100.319" calcext:value-type="float">
            <text:p>100.319</text:p>
          </table:table-cell>
          <table:table-cell office:value-type="float" office:value="100.35" calcext:value-type="float">
            <text:p>100.35</text:p>
          </table:table-cell>
          <table:table-cell office:value-type="float" office:value="101.596" calcext:value-type="float">
            <text:p>101.596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3.429" calcext:value-type="float">
            <text:p>223.429</text:p>
          </table:table-cell>
          <table:table-cell office:value-type="float" office:value="0.410571" calcext:value-type="float">
            <text:p>0.410571</text:p>
          </table:table-cell>
          <table:table-cell office:value-type="float" office:value="223.209" calcext:value-type="float">
            <text:p>223.209</text:p>
          </table:table-cell>
          <table:table-cell office:value-type="float" office:value="223.273" calcext:value-type="float">
            <text:p>223.273</text:p>
          </table:table-cell>
          <table:table-cell office:value-type="float" office:value="223.309" calcext:value-type="float">
            <text:p>223.309</text:p>
          </table:table-cell>
          <table:table-cell office:value-type="float" office:value="223.368" calcext:value-type="float">
            <text:p>223.368</text:p>
          </table:table-cell>
          <table:table-cell office:value-type="float" office:value="225.39" calcext:value-type="float">
            <text:p>225.39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6.686" calcext:value-type="float">
            <text:p>466.686</text:p>
          </table:table-cell>
          <table:table-cell office:value-type="float" office:value="0.486768" calcext:value-type="float">
            <text:p>0.486768</text:p>
          </table:table-cell>
          <table:table-cell office:value-type="float" office:value="466.422" calcext:value-type="float">
            <text:p>466.422</text:p>
          </table:table-cell>
          <table:table-cell office:value-type="float" office:value="466.498" calcext:value-type="float">
            <text:p>466.498</text:p>
          </table:table-cell>
          <table:table-cell office:value-type="float" office:value="466.57" calcext:value-type="float">
            <text:p>466.57</text:p>
          </table:table-cell>
          <table:table-cell office:value-type="float" office:value="466.622" calcext:value-type="float">
            <text:p>466.622</text:p>
          </table:table-cell>
          <table:table-cell office:value-type="float" office:value="470.278" calcext:value-type="float">
            <text:p>470.278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6.821" calcext:value-type="float">
            <text:p>996.821</text:p>
          </table:table-cell>
          <table:table-cell office:value-type="float" office:value="0.702769" calcext:value-type="float">
            <text:p>0.702769</text:p>
          </table:table-cell>
          <table:table-cell office:value-type="float" office:value="996.368" calcext:value-type="float">
            <text:p>996.368</text:p>
          </table:table-cell>
          <table:table-cell office:value-type="float" office:value="996.635" calcext:value-type="float">
            <text:p>996.635</text:p>
          </table:table-cell>
          <table:table-cell office:value-type="float" office:value="996.726" calcext:value-type="float">
            <text:p>996.726</text:p>
          </table:table-cell>
          <table:table-cell office:value-type="float" office:value="996.827" calcext:value-type="float">
            <text:p>996.827</text:p>
          </table:table-cell>
          <table:table-cell office:value-type="float" office:value="1003.56" calcext:value-type="float">
            <text:p>1003.56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44.89" calcext:value-type="float">
            <text:p>2144.89</text:p>
          </table:table-cell>
          <table:table-cell office:value-type="float" office:value="1.28203" calcext:value-type="float">
            <text:p>1.28203</text:p>
          </table:table-cell>
          <table:table-cell office:value-type="float" office:value="2144.33" calcext:value-type="float">
            <text:p>2144.33</text:p>
          </table:table-cell>
          <table:table-cell office:value-type="float" office:value="2144.64" calcext:value-type="float">
            <text:p>2144.64</text:p>
          </table:table-cell>
          <table:table-cell office:value-type="float" office:value="2144.76" calcext:value-type="float">
            <text:p>2144.76</text:p>
          </table:table-cell>
          <table:table-cell office:value-type="float" office:value="2144.88" calcext:value-type="float">
            <text:p>2144.88</text:p>
          </table:table-cell>
          <table:table-cell office:value-type="float" office:value="2157.51" calcext:value-type="float">
            <text:p>2157.51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28.97" calcext:value-type="float">
            <text:p>4628.97</text:p>
          </table:table-cell>
          <table:table-cell office:value-type="float" office:value="2.52775" calcext:value-type="float">
            <text:p>2.52775</text:p>
          </table:table-cell>
          <table:table-cell office:value-type="float" office:value="4628.15" calcext:value-type="float">
            <text:p>4628.15</text:p>
          </table:table-cell>
          <table:table-cell office:value-type="float" office:value="4628.59" calcext:value-type="float">
            <text:p>4628.59</text:p>
          </table:table-cell>
          <table:table-cell office:value-type="float" office:value="4628.71" calcext:value-type="float">
            <text:p>4628.71</text:p>
          </table:table-cell>
          <table:table-cell office:value-type="float" office:value="4628.85" calcext:value-type="float">
            <text:p>4628.85</text:p>
          </table:table-cell>
          <table:table-cell office:value-type="float" office:value="4654.03" calcext:value-type="float">
            <text:p>4654.03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92.13" calcext:value-type="float">
            <text:p>9992.13</text:p>
          </table:table-cell>
          <table:table-cell office:value-type="float" office:value="4.93197" calcext:value-type="float">
            <text:p>4.93197</text:p>
          </table:table-cell>
          <table:table-cell office:value-type="float" office:value="9990.84" calcext:value-type="float">
            <text:p>9990.84</text:p>
          </table:table-cell>
          <table:table-cell office:value-type="float" office:value="9991.35" calcext:value-type="float">
            <text:p>9991.35</text:p>
          </table:table-cell>
          <table:table-cell office:value-type="float" office:value="9991.61" calcext:value-type="float">
            <text:p>9991.61</text:p>
          </table:table-cell>
          <table:table-cell office:value-type="float" office:value="9991.79" calcext:value-type="float">
            <text:p>9991.79</text:p>
          </table:table-cell>
          <table:table-cell office:value-type="float" office:value="10041" calcext:value-type="float">
            <text:p>10041</text:p>
          </table:table-cell>
          <table:table-cell table:formula="of:=&quot;QEngineOCL (Chained)&quot;" office:value-type="string" office:string-value="QEngineOCL (Chained)" calcext:value-type="string">
            <text:p>QEngineOCL (Chain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486" calcext:value-type="float">
            <text:p>0.85486</text:p>
          </table:table-cell>
          <table:table-cell office:value-type="float" office:value="0.121051" calcext:value-type="float">
            <text:p>0.121051</text:p>
          </table:table-cell>
          <table:table-cell office:value-type="float" office:value="0.79" calcext:value-type="float">
            <text:p>0.79</text:p>
          </table:table-cell>
          <table:table-cell office:value-type="float" office:value="0.8015" calcext:value-type="float">
            <text:p>0.8015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866" calcext:value-type="float">
            <text:p>0.866</text:p>
          </table:table-cell>
          <table:table-cell office:value-type="float" office:value="1.998" calcext:value-type="float">
            <text:p>1.998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537" calcext:value-type="float">
            <text:p>1.42537</text:p>
          </table:table-cell>
          <table:table-cell office:value-type="float" office:value="0.0338626" calcext:value-type="float">
            <text:p>0.0338626</text:p>
          </table:table-cell>
          <table:table-cell office:value-type="float" office:value="1.383" calcext:value-type="float">
            <text:p>1.383</text:p>
          </table:table-cell>
          <table:table-cell office:value-type="float" office:value="1.4045" calcext:value-type="float">
            <text:p>1.4045</text:p>
          </table:table-cell>
          <table:table-cell office:value-type="float" office:value="1.421" calcext:value-type="float">
            <text:p>1.421</text:p>
          </table:table-cell>
          <table:table-cell office:value-type="float" office:value="1.4395" calcext:value-type="float">
            <text:p>1.4395</text:p>
          </table:table-cell>
          <table:table-cell office:value-type="float" office:value="1.669" calcext:value-type="float">
            <text:p>1.669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0175" calcext:value-type="float">
            <text:p>1.30175</text:p>
          </table:table-cell>
          <table:table-cell office:value-type="float" office:value="0.0290938" calcext:value-type="float">
            <text:p>0.0290938</text:p>
          </table:table-cell>
          <table:table-cell office:value-type="float" office:value="1.271" calcext:value-type="float">
            <text:p>1.271</text:p>
          </table:table-cell>
          <table:table-cell office:value-type="float" office:value="1.28" calcext:value-type="float">
            <text:p>1.28</text:p>
          </table:table-cell>
          <table:table-cell office:value-type="float" office:value="1.296" calcext:value-type="float">
            <text:p>1.296</text:p>
          </table:table-cell>
          <table:table-cell office:value-type="float" office:value="1.318" calcext:value-type="float">
            <text:p>1.318</text:p>
          </table:table-cell>
          <table:table-cell office:value-type="float" office:value="1.507" calcext:value-type="float">
            <text:p>1.507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339" calcext:value-type="float">
            <text:p>1.7339</text:p>
          </table:table-cell>
          <table:table-cell office:value-type="float" office:value="0.0336742" calcext:value-type="float">
            <text:p>0.0336742</text:p>
          </table:table-cell>
          <table:table-cell office:value-type="float" office:value="1.676" calcext:value-type="float">
            <text:p>1.676</text:p>
          </table:table-cell>
          <table:table-cell office:value-type="float" office:value="1.713" calcext:value-type="float">
            <text:p>1.713</text:p>
          </table:table-cell>
          <table:table-cell office:value-type="float" office:value="1.729" calcext:value-type="float">
            <text:p>1.729</text:p>
          </table:table-cell>
          <table:table-cell office:value-type="float" office:value="1.747" calcext:value-type="float">
            <text:p>1.747</text:p>
          </table:table-cell>
          <table:table-cell office:value-type="float" office:value="1.991" calcext:value-type="float">
            <text:p>1.991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7415" calcext:value-type="float">
            <text:p>2.27415</text:p>
          </table:table-cell>
          <table:table-cell office:value-type="float" office:value="0.0394605" calcext:value-type="float">
            <text:p>0.0394605</text:p>
          </table:table-cell>
          <table:table-cell office:value-type="float" office:value="2.201" calcext:value-type="float">
            <text:p>2.201</text:p>
          </table:table-cell>
          <table:table-cell office:value-type="float" office:value="2.255" calcext:value-type="float">
            <text:p>2.255</text:p>
          </table:table-cell>
          <table:table-cell office:value-type="float" office:value="2.2675" calcext:value-type="float">
            <text:p>2.2675</text:p>
          </table:table-cell>
          <table:table-cell office:value-type="float" office:value="2.2815" calcext:value-type="float">
            <text:p>2.2815</text:p>
          </table:table-cell>
          <table:table-cell office:value-type="float" office:value="2.562" calcext:value-type="float">
            <text:p>2.562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576" calcext:value-type="float">
            <text:p>2.97576</text:p>
          </table:table-cell>
          <table:table-cell office:value-type="float" office:value="0.0336601" calcext:value-type="float">
            <text:p>0.0336601</text:p>
          </table:table-cell>
          <table:table-cell office:value-type="float" office:value="2.944" calcext:value-type="float">
            <text:p>2.944</text:p>
          </table:table-cell>
          <table:table-cell office:value-type="float" office:value="2.96" calcext:value-type="float">
            <text:p>2.96</text:p>
          </table:table-cell>
          <table:table-cell office:value-type="float" office:value="2.9715" calcext:value-type="float">
            <text:p>2.9715</text:p>
          </table:table-cell>
          <table:table-cell office:value-type="float" office:value="2.9815" calcext:value-type="float">
            <text:p>2.9815</text:p>
          </table:table-cell>
          <table:table-cell office:value-type="float" office:value="3.262" calcext:value-type="float">
            <text:p>3.262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0578" calcext:value-type="float">
            <text:p>3.70578</text:p>
          </table:table-cell>
          <table:table-cell office:value-type="float" office:value="0.0340401" calcext:value-type="float">
            <text:p>0.0340401</text:p>
          </table:table-cell>
          <table:table-cell office:value-type="float" office:value="3.668" calcext:value-type="float">
            <text:p>3.668</text:p>
          </table:table-cell>
          <table:table-cell office:value-type="float" office:value="3.6925" calcext:value-type="float">
            <text:p>3.6925</text:p>
          </table:table-cell>
          <table:table-cell office:value-type="float" office:value="3.7" calcext:value-type="float">
            <text:p>3.7</text:p>
          </table:table-cell>
          <table:table-cell office:value-type="float" office:value="3.71" calcext:value-type="float">
            <text:p>3.71</text:p>
          </table:table-cell>
          <table:table-cell office:value-type="float" office:value="4.002" calcext:value-type="float">
            <text:p>4.002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54542" calcext:value-type="float">
            <text:p>4.54542</text:p>
          </table:table-cell>
          <table:table-cell office:value-type="float" office:value="0.0450616" calcext:value-type="float">
            <text:p>0.0450616</text:p>
          </table:table-cell>
          <table:table-cell office:value-type="float" office:value="4.484" calcext:value-type="float">
            <text:p>4.484</text:p>
          </table:table-cell>
          <table:table-cell office:value-type="float" office:value="4.528" calcext:value-type="float">
            <text:p>4.528</text:p>
          </table:table-cell>
          <table:table-cell office:value-type="float" office:value="4.54" calcext:value-type="float">
            <text:p>4.54</text:p>
          </table:table-cell>
          <table:table-cell office:value-type="float" office:value="4.5535" calcext:value-type="float">
            <text:p>4.5535</text:p>
          </table:table-cell>
          <table:table-cell office:value-type="float" office:value="4.955" calcext:value-type="float">
            <text:p>4.955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42547" calcext:value-type="float">
            <text:p>5.42547</text:p>
          </table:table-cell>
          <table:table-cell office:value-type="float" office:value="0.0463408" calcext:value-type="float">
            <text:p>0.0463408</text:p>
          </table:table-cell>
          <table:table-cell office:value-type="float" office:value="5.388" calcext:value-type="float">
            <text:p>5.388</text:p>
          </table:table-cell>
          <table:table-cell office:value-type="float" office:value="5.405" calcext:value-type="float">
            <text:p>5.405</text:p>
          </table:table-cell>
          <table:table-cell office:value-type="float" office:value="5.42" calcext:value-type="float">
            <text:p>5.42</text:p>
          </table:table-cell>
          <table:table-cell office:value-type="float" office:value="5.435" calcext:value-type="float">
            <text:p>5.435</text:p>
          </table:table-cell>
          <table:table-cell office:value-type="float" office:value="5.839" calcext:value-type="float">
            <text:p>5.839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80258" calcext:value-type="float">
            <text:p>6.80258</text:p>
          </table:table-cell>
          <table:table-cell office:value-type="float" office:value="0.091864" calcext:value-type="float">
            <text:p>0.091864</text:p>
          </table:table-cell>
          <table:table-cell office:value-type="float" office:value="6.605" calcext:value-type="float">
            <text:p>6.605</text:p>
          </table:table-cell>
          <table:table-cell office:value-type="float" office:value="6.698" calcext:value-type="float">
            <text:p>6.698</text:p>
          </table:table-cell>
          <table:table-cell office:value-type="float" office:value="6.8455" calcext:value-type="float">
            <text:p>6.8455</text:p>
          </table:table-cell>
          <table:table-cell office:value-type="float" office:value="6.86" calcext:value-type="float">
            <text:p>6.86</text:p>
          </table:table-cell>
          <table:table-cell office:value-type="float" office:value="7.094" calcext:value-type="float">
            <text:p>7.094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6703" calcext:value-type="float">
            <text:p>7.76703</text:p>
          </table:table-cell>
          <table:table-cell office:value-type="float" office:value="0.0486061" calcext:value-type="float">
            <text:p>0.0486061</text:p>
          </table:table-cell>
          <table:table-cell office:value-type="float" office:value="7.714" calcext:value-type="float">
            <text:p>7.714</text:p>
          </table:table-cell>
          <table:table-cell office:value-type="float" office:value="7.7485" calcext:value-type="float">
            <text:p>7.7485</text:p>
          </table:table-cell>
          <table:table-cell office:value-type="float" office:value="7.765" calcext:value-type="float">
            <text:p>7.765</text:p>
          </table:table-cell>
          <table:table-cell office:value-type="float" office:value="7.775" calcext:value-type="float">
            <text:p>7.775</text:p>
          </table:table-cell>
          <table:table-cell office:value-type="float" office:value="8.198" calcext:value-type="float">
            <text:p>8.198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32026" calcext:value-type="float">
            <text:p>9.32026</text:p>
          </table:table-cell>
          <table:table-cell office:value-type="float" office:value="0.0493511" calcext:value-type="float">
            <text:p>0.0493511</text:p>
          </table:table-cell>
          <table:table-cell office:value-type="float" office:value="9.261" calcext:value-type="float">
            <text:p>9.261</text:p>
          </table:table-cell>
          <table:table-cell office:value-type="float" office:value="9.3" calcext:value-type="float">
            <text:p>9.3</text:p>
          </table:table-cell>
          <table:table-cell office:value-type="float" office:value="9.309" calcext:value-type="float">
            <text:p>9.309</text:p>
          </table:table-cell>
          <table:table-cell office:value-type="float" office:value="9.3275" calcext:value-type="float">
            <text:p>9.3275</text:p>
          </table:table-cell>
          <table:table-cell office:value-type="float" office:value="9.732" calcext:value-type="float">
            <text:p>9.732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7764" calcext:value-type="float">
            <text:p>10.7764</text:p>
          </table:table-cell>
          <table:table-cell office:value-type="float" office:value="0.0614557" calcext:value-type="float">
            <text:p>0.0614557</text:p>
          </table:table-cell>
          <table:table-cell office:value-type="float" office:value="10.704" calcext:value-type="float">
            <text:p>10.704</text:p>
          </table:table-cell>
          <table:table-cell office:value-type="float" office:value="10.7495" calcext:value-type="float">
            <text:p>10.7495</text:p>
          </table:table-cell>
          <table:table-cell office:value-type="float" office:value="10.7735" calcext:value-type="float">
            <text:p>10.7735</text:p>
          </table:table-cell>
          <table:table-cell office:value-type="float" office:value="10.7895" calcext:value-type="float">
            <text:p>10.7895</text:p>
          </table:table-cell>
          <table:table-cell office:value-type="float" office:value="11.317" calcext:value-type="float">
            <text:p>11.317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838" calcext:value-type="float">
            <text:p>14.5838</text:p>
          </table:table-cell>
          <table:table-cell office:value-type="float" office:value="0.064806" calcext:value-type="float">
            <text:p>0.064806</text:p>
          </table:table-cell>
          <table:table-cell office:value-type="float" office:value="14.46" calcext:value-type="float">
            <text:p>14.46</text:p>
          </table:table-cell>
          <table:table-cell office:value-type="float" office:value="14.5445" calcext:value-type="float">
            <text:p>14.5445</text:p>
          </table:table-cell>
          <table:table-cell office:value-type="float" office:value="14.584" calcext:value-type="float">
            <text:p>14.584</text:p>
          </table:table-cell>
          <table:table-cell office:value-type="float" office:value="14.617" calcext:value-type="float">
            <text:p>14.617</text:p>
          </table:table-cell>
          <table:table-cell office:value-type="float" office:value="14.976" calcext:value-type="float">
            <text:p>14.976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2092" calcext:value-type="float">
            <text:p>17.2092</text:p>
          </table:table-cell>
          <table:table-cell office:value-type="float" office:value="0.501811" calcext:value-type="float">
            <text:p>0.501811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994" calcext:value-type="float">
            <text:p>16.994</text:p>
          </table:table-cell>
          <table:table-cell office:value-type="float" office:value="17.0635" calcext:value-type="float">
            <text:p>17.0635</text:p>
          </table:table-cell>
          <table:table-cell office:value-type="float" office:value="17.1205" calcext:value-type="float">
            <text:p>17.1205</text:p>
          </table:table-cell>
          <table:table-cell office:value-type="float" office:value="19.469" calcext:value-type="float">
            <text:p>19.469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097" calcext:value-type="float">
            <text:p>25.097</text:p>
          </table:table-cell>
          <table:table-cell office:value-type="float" office:value="0.204723" calcext:value-type="float">
            <text:p>0.204723</text:p>
          </table:table-cell>
          <table:table-cell office:value-type="float" office:value="24.779" calcext:value-type="float">
            <text:p>24.779</text:p>
          </table:table-cell>
          <table:table-cell office:value-type="float" office:value="24.9645" calcext:value-type="float">
            <text:p>24.9645</text:p>
          </table:table-cell>
          <table:table-cell office:value-type="float" office:value="25.0525" calcext:value-type="float">
            <text:p>25.0525</text:p>
          </table:table-cell>
          <table:table-cell office:value-type="float" office:value="25.193" calcext:value-type="float">
            <text:p>25.193</text:p>
          </table:table-cell>
          <table:table-cell office:value-type="float" office:value="26.217" calcext:value-type="float">
            <text:p>26.217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.0588" calcext:value-type="float">
            <text:p>41.0588</text:p>
          </table:table-cell>
          <table:table-cell office:value-type="float" office:value="0.321848" calcext:value-type="float">
            <text:p>0.321848</text:p>
          </table:table-cell>
          <table:table-cell office:value-type="float" office:value="40.457" calcext:value-type="float">
            <text:p>40.457</text:p>
          </table:table-cell>
          <table:table-cell office:value-type="float" office:value="40.805" calcext:value-type="float">
            <text:p>40.805</text:p>
          </table:table-cell>
          <table:table-cell office:value-type="float" office:value="41.0475" calcext:value-type="float">
            <text:p>41.0475</text:p>
          </table:table-cell>
          <table:table-cell office:value-type="float" office:value="41.2605" calcext:value-type="float">
            <text:p>41.2605</text:p>
          </table:table-cell>
          <table:table-cell office:value-type="float" office:value="42.341" calcext:value-type="float">
            <text:p>42.341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.685" calcext:value-type="float">
            <text:p>103.685</text:p>
          </table:table-cell>
          <table:table-cell office:value-type="float" office:value="0.578924" calcext:value-type="float">
            <text:p>0.578924</text:p>
          </table:table-cell>
          <table:table-cell office:value-type="float" office:value="102.615" calcext:value-type="float">
            <text:p>102.615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617" calcext:value-type="float">
            <text:p>103.617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7.029" calcext:value-type="float">
            <text:p>107.029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9.742" calcext:value-type="float">
            <text:p>229.742</text:p>
          </table:table-cell>
          <table:table-cell office:value-type="float" office:value="1.22918" calcext:value-type="float">
            <text:p>1.22918</text:p>
          </table:table-cell>
          <table:table-cell office:value-type="float" office:value="227.565" calcext:value-type="float">
            <text:p>227.565</text:p>
          </table:table-cell>
          <table:table-cell office:value-type="float" office:value="228.821" calcext:value-type="float">
            <text:p>228.821</text:p>
          </table:table-cell>
          <table:table-cell office:value-type="float" office:value="229.664" calcext:value-type="float">
            <text:p>229.664</text:p>
          </table:table-cell>
          <table:table-cell office:value-type="float" office:value="230.506" calcext:value-type="float">
            <text:p>230.506</text:p>
          </table:table-cell>
          <table:table-cell office:value-type="float" office:value="235.985" calcext:value-type="float">
            <text:p>235.985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8.84" calcext:value-type="float">
            <text:p>478.84</text:p>
          </table:table-cell>
          <table:table-cell office:value-type="float" office:value="2.2023" calcext:value-type="float">
            <text:p>2.2023</text:p>
          </table:table-cell>
          <table:table-cell office:value-type="float" office:value="474.006" calcext:value-type="float">
            <text:p>474.006</text:p>
          </table:table-cell>
          <table:table-cell office:value-type="float" office:value="477.337" calcext:value-type="float">
            <text:p>477.337</text:p>
          </table:table-cell>
          <table:table-cell office:value-type="float" office:value="478.675" calcext:value-type="float">
            <text:p>478.675</text:p>
          </table:table-cell>
          <table:table-cell office:value-type="float" office:value="480.219" calcext:value-type="float">
            <text:p>480.219</text:p>
          </table:table-cell>
          <table:table-cell office:value-type="float" office:value="486.8" calcext:value-type="float">
            <text:p>486.8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35.07" calcext:value-type="float">
            <text:p>1035.07</text:p>
          </table:table-cell>
          <table:table-cell office:value-type="float" office:value="4.33376" calcext:value-type="float">
            <text:p>4.33376</text:p>
          </table:table-cell>
          <table:table-cell office:value-type="float" office:value="1025.31" calcext:value-type="float">
            <text:p>1025.31</text:p>
          </table:table-cell>
          <table:table-cell office:value-type="float" office:value="1031.53" calcext:value-type="float">
            <text:p>1031.53</text:p>
          </table:table-cell>
          <table:table-cell office:value-type="float" office:value="1035.57" calcext:value-type="float">
            <text:p>1035.57</text:p>
          </table:table-cell>
          <table:table-cell office:value-type="float" office:value="1038.46" calcext:value-type="float">
            <text:p>1038.46</text:p>
          </table:table-cell>
          <table:table-cell office:value-type="float" office:value="1042.85" calcext:value-type="float">
            <text:p>1042.85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21.21" calcext:value-type="float">
            <text:p>2221.21</text:p>
          </table:table-cell>
          <table:table-cell office:value-type="float" office:value="8.30832" calcext:value-type="float">
            <text:p>8.30832</text:p>
          </table:table-cell>
          <table:table-cell office:value-type="float" office:value="2208.46" calcext:value-type="float">
            <text:p>2208.46</text:p>
          </table:table-cell>
          <table:table-cell office:value-type="float" office:value="2213.73" calcext:value-type="float">
            <text:p>2213.73</text:p>
          </table:table-cell>
          <table:table-cell office:value-type="float" office:value="2219.59" calcext:value-type="float">
            <text:p>2219.59</text:p>
          </table:table-cell>
          <table:table-cell office:value-type="float" office:value="2229.11" calcext:value-type="float">
            <text:p>2229.11</text:p>
          </table:table-cell>
          <table:table-cell office:value-type="float" office:value="2241.37" calcext:value-type="float">
            <text:p>2241.37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86.89" calcext:value-type="float">
            <text:p>4786.89</text:p>
          </table:table-cell>
          <table:table-cell office:value-type="float" office:value="20.705" calcext:value-type="float">
            <text:p>20.705</text:p>
          </table:table-cell>
          <table:table-cell office:value-type="float" office:value="4753.92" calcext:value-type="float">
            <text:p>4753.92</text:p>
          </table:table-cell>
          <table:table-cell office:value-type="float" office:value="4766.3" calcext:value-type="float">
            <text:p>4766.3</text:p>
          </table:table-cell>
          <table:table-cell office:value-type="float" office:value="4782.77" calcext:value-type="float">
            <text:p>4782.77</text:p>
          </table:table-cell>
          <table:table-cell office:value-type="float" office:value="4807.37" calcext:value-type="float">
            <text:p>4807.37</text:p>
          </table:table-cell>
          <table:table-cell office:value-type="float" office:value="4830.45" calcext:value-type="float">
            <text:p>4830.45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14.8" calcext:value-type="float">
            <text:p>10314.8</text:p>
          </table:table-cell>
          <table:table-cell office:value-type="float" office:value="45.5765" calcext:value-type="float">
            <text:p>45.5765</text:p>
          </table:table-cell>
          <table:table-cell office:value-type="float" office:value="10239.2" calcext:value-type="float">
            <text:p>10239.2</text:p>
          </table:table-cell>
          <table:table-cell office:value-type="float" office:value="10259.1" calcext:value-type="float">
            <text:p>10259.1</text:p>
          </table:table-cell>
          <table:table-cell office:value-type="float" office:value="10345.5" calcext:value-type="float">
            <text:p>10345.5</text:p>
          </table:table-cell>
          <table:table-cell office:value-type="float" office:value="10346.9" calcext:value-type="float">
            <text:p>10346.9</text:p>
          </table:table-cell>
          <table:table-cell office:value-type="float" office:value="10419.5" calcext:value-type="float">
            <text:p>10419.5</text:p>
          </table:table-cell>
          <table:table-cell table:formula="of:=&quot;QEngineOCL (Permutation)&quot;" office:value-type="string" office:string-value="QEngineOCL (Permutation)" calcext:value-type="string">
            <text:p>QEngineOCL (Permutation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4553" calcext:value-type="float">
            <text:p>6.14553</text:p>
          </table:table-cell>
          <table:table-cell office:value-type="float" office:value="5.86238" calcext:value-type="float">
            <text:p>5.8623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7" calcext:value-type="float">
            <text:p>0.277</text:p>
          </table:table-cell>
          <table:table-cell office:value-type="float" office:value="6.0885" calcext:value-type="float">
            <text:p>6.0885</text:p>
          </table:table-cell>
          <table:table-cell office:value-type="float" office:value="12.0105" calcext:value-type="float">
            <text:p>12.0105</text:p>
          </table:table-cell>
          <table:table-cell office:value-type="float" office:value="12.342" calcext:value-type="float">
            <text:p>12.342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0231" calcext:value-type="float">
            <text:p>12.0231</text:p>
          </table:table-cell>
          <table:table-cell office:value-type="float" office:value="11.6168" calcext:value-type="float">
            <text:p>11.616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1" calcext:value-type="float">
            <text:p>0.401</text:p>
          </table:table-cell>
          <table:table-cell office:value-type="float" office:value="11.79" calcext:value-type="float">
            <text:p>11.79</text:p>
          </table:table-cell>
          <table:table-cell office:value-type="float" office:value="23.642" calcext:value-type="float">
            <text:p>23.642</text:p>
          </table:table-cell>
          <table:table-cell office:value-type="float" office:value="24.195" calcext:value-type="float">
            <text:p>24.19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.8484" calcext:value-type="float">
            <text:p>19.8484</text:p>
          </table:table-cell>
          <table:table-cell office:value-type="float" office:value="19.3088" calcext:value-type="float">
            <text:p>19.3088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5" calcext:value-type="float">
            <text:p>0.5335</text:p>
          </table:table-cell>
          <table:table-cell office:value-type="float" office:value="19.3085" calcext:value-type="float">
            <text:p>19.3085</text:p>
          </table:table-cell>
          <table:table-cell office:value-type="float" office:value="39.21" calcext:value-type="float">
            <text:p>39.21</text:p>
          </table:table-cell>
          <table:table-cell office:value-type="float" office:value="40.096" calcext:value-type="float">
            <text:p>40.096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6045" calcext:value-type="float">
            <text:p>29.6045</text:p>
          </table:table-cell>
          <table:table-cell office:value-type="float" office:value="28.9169" calcext:value-type="float">
            <text:p>28.916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2" calcext:value-type="float">
            <text:p>0.682</text:p>
          </table:table-cell>
          <table:table-cell office:value-type="float" office:value="28.892" calcext:value-type="float">
            <text:p>28.892</text:p>
          </table:table-cell>
          <table:table-cell office:value-type="float" office:value="58.5275" calcext:value-type="float">
            <text:p>58.5275</text:p>
          </table:table-cell>
          <table:table-cell office:value-type="float" office:value="59.945" calcext:value-type="float">
            <text:p>59.94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334" calcext:value-type="float">
            <text:p>41.1334</text:p>
          </table:table-cell>
          <table:table-cell office:value-type="float" office:value="40.2855" calcext:value-type="float">
            <text:p>40.285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2" calcext:value-type="float">
            <text:p>0.842</text:p>
          </table:table-cell>
          <table:table-cell office:value-type="float" office:value="40.554" calcext:value-type="float">
            <text:p>40.554</text:p>
          </table:table-cell>
          <table:table-cell office:value-type="float" office:value="81.366" calcext:value-type="float">
            <text:p>81.366</text:p>
          </table:table-cell>
          <table:table-cell office:value-type="float" office:value="83.354" calcext:value-type="float">
            <text:p>83.35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.8899" calcext:value-type="float">
            <text:p>54.8899</text:p>
          </table:table-cell>
          <table:table-cell office:value-type="float" office:value="53.8593" calcext:value-type="float">
            <text:p>53.8593</text:p>
          </table:table-cell>
          <table:table-cell office:value-type="float" office:value="1.006" calcext:value-type="float">
            <text:p>1.006</text:p>
          </table:table-cell>
          <table:table-cell office:value-type="float" office:value="1.02" calcext:value-type="float">
            <text:p>1.02</text:p>
          </table:table-cell>
          <table:table-cell office:value-type="float" office:value="54.2375" calcext:value-type="float">
            <text:p>54.2375</text:p>
          </table:table-cell>
          <table:table-cell office:value-type="float" office:value="108.806" calcext:value-type="float">
            <text:p>108.806</text:p>
          </table:table-cell>
          <table:table-cell office:value-type="float" office:value="110.503" calcext:value-type="float">
            <text:p>110.50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.3091" calcext:value-type="float">
            <text:p>70.3091</text:p>
          </table:table-cell>
          <table:table-cell office:value-type="float" office:value="69.1023" calcext:value-type="float">
            <text:p>69.1023</text:p>
          </table:table-cell>
          <table:table-cell office:value-type="float" office:value="1.18" calcext:value-type="float">
            <text:p>1.18</text:p>
          </table:table-cell>
          <table:table-cell office:value-type="float" office:value="1.1985" calcext:value-type="float">
            <text:p>1.1985</text:p>
          </table:table-cell>
          <table:table-cell office:value-type="float" office:value="69.6235" calcext:value-type="float">
            <text:p>69.6235</text:p>
          </table:table-cell>
          <table:table-cell office:value-type="float" office:value="139.347" calcext:value-type="float">
            <text:p>139.347</text:p>
          </table:table-cell>
          <table:table-cell office:value-type="float" office:value="142.374" calcext:value-type="float">
            <text:p>142.37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.4532" calcext:value-type="float">
            <text:p>87.4532</text:p>
          </table:table-cell>
          <table:table-cell office:value-type="float" office:value="86.0416" calcext:value-type="float">
            <text:p>86.0416</text:p>
          </table:table-cell>
          <table:table-cell office:value-type="float" office:value="1.383" calcext:value-type="float">
            <text:p>1.383</text:p>
          </table:table-cell>
          <table:table-cell office:value-type="float" office:value="1.403" calcext:value-type="float">
            <text:p>1.403</text:p>
          </table:table-cell>
          <table:table-cell office:value-type="float" office:value="86.5295" calcext:value-type="float">
            <text:p>86.5295</text:p>
          </table:table-cell>
          <table:table-cell office:value-type="float" office:value="173.516" calcext:value-type="float">
            <text:p>173.516</text:p>
          </table:table-cell>
          <table:table-cell office:value-type="float" office:value="176.732" calcext:value-type="float">
            <text:p>176.732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.953" calcext:value-type="float">
            <text:p>106.953</text:p>
          </table:table-cell>
          <table:table-cell office:value-type="float" office:value="105.326" calcext:value-type="float">
            <text:p>105.326</text:p>
          </table:table-cell>
          <table:table-cell office:value-type="float" office:value="1.586" calcext:value-type="float">
            <text:p>1.586</text:p>
          </table:table-cell>
          <table:table-cell office:value-type="float" office:value="1.618" calcext:value-type="float">
            <text:p>1.618</text:p>
          </table:table-cell>
          <table:table-cell office:value-type="float" office:value="105.77" calcext:value-type="float">
            <text:p>105.77</text:p>
          </table:table-cell>
          <table:table-cell office:value-type="float" office:value="212.133" calcext:value-type="float">
            <text:p>212.133</text:p>
          </table:table-cell>
          <table:table-cell office:value-type="float" office:value="215.337" calcext:value-type="float">
            <text:p>215.33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.214" calcext:value-type="float">
            <text:p>128.214</text:p>
          </table:table-cell>
          <table:table-cell office:value-type="float" office:value="126.366" calcext:value-type="float">
            <text:p>126.366</text:p>
          </table:table-cell>
          <table:table-cell office:value-type="float" office:value="1.81" calcext:value-type="float">
            <text:p>1.81</text:p>
          </table:table-cell>
          <table:table-cell office:value-type="float" office:value="1.8465" calcext:value-type="float">
            <text:p>1.8465</text:p>
          </table:table-cell>
          <table:table-cell office:value-type="float" office:value="126.186" calcext:value-type="float">
            <text:p>126.186</text:p>
          </table:table-cell>
          <table:table-cell office:value-type="float" office:value="254.626" calcext:value-type="float">
            <text:p>254.626</text:p>
          </table:table-cell>
          <table:table-cell office:value-type="float" office:value="257.014" calcext:value-type="float">
            <text:p>257.01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.004" calcext:value-type="float">
            <text:p>151.004</text:p>
          </table:table-cell>
          <table:table-cell office:value-type="float" office:value="148.904" calcext:value-type="float">
            <text:p>148.904</text:p>
          </table:table-cell>
          <table:table-cell office:value-type="float" office:value="2.06" calcext:value-type="float">
            <text:p>2.06</text:p>
          </table:table-cell>
          <table:table-cell office:value-type="float" office:value="2.099" calcext:value-type="float">
            <text:p>2.099</text:p>
          </table:table-cell>
          <table:table-cell office:value-type="float" office:value="148.898" calcext:value-type="float">
            <text:p>148.898</text:p>
          </table:table-cell>
          <table:table-cell office:value-type="float" office:value="300.043" calcext:value-type="float">
            <text:p>300.043</text:p>
          </table:table-cell>
          <table:table-cell office:value-type="float" office:value="303.655" calcext:value-type="float">
            <text:p>303.65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6.406" calcext:value-type="float">
            <text:p>176.406</text:p>
          </table:table-cell>
          <table:table-cell office:value-type="float" office:value="174.065" calcext:value-type="float">
            <text:p>174.065</text:p>
          </table:table-cell>
          <table:table-cell office:value-type="float" office:value="2.305" calcext:value-type="float">
            <text:p>2.305</text:p>
          </table:table-cell>
          <table:table-cell office:value-type="float" office:value="2.339" calcext:value-type="float">
            <text:p>2.339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350.412" calcext:value-type="float">
            <text:p>350.412</text:p>
          </table:table-cell>
          <table:table-cell office:value-type="float" office:value="354.247" calcext:value-type="float">
            <text:p>354.24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2.18" calcext:value-type="float">
            <text:p>202.18</text:p>
          </table:table-cell>
          <table:table-cell office:value-type="float" office:value="199.572" calcext:value-type="float">
            <text:p>199.572</text:p>
          </table:table-cell>
          <table:table-cell office:value-type="float" office:value="2.563" calcext:value-type="float">
            <text:p>2.563</text:p>
          </table:table-cell>
          <table:table-cell office:value-type="float" office:value="2.6085" calcext:value-type="float">
            <text:p>2.6085</text:p>
          </table:table-cell>
          <table:table-cell office:value-type="float" office:value="199.949" calcext:value-type="float">
            <text:p>199.949</text:p>
          </table:table-cell>
          <table:table-cell office:value-type="float" office:value="401.896" calcext:value-type="float">
            <text:p>401.896</text:p>
          </table:table-cell>
          <table:table-cell office:value-type="float" office:value="407.173" calcext:value-type="float">
            <text:p>407.17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.131" calcext:value-type="float">
            <text:p>232.131</text:p>
          </table:table-cell>
          <table:table-cell office:value-type="float" office:value="229.246" calcext:value-type="float">
            <text:p>229.246</text:p>
          </table:table-cell>
          <table:table-cell office:value-type="float" office:value="2.843" calcext:value-type="float">
            <text:p>2.843</text:p>
          </table:table-cell>
          <table:table-cell office:value-type="float" office:value="2.886" calcext:value-type="float">
            <text:p>2.886</text:p>
          </table:table-cell>
          <table:table-cell office:value-type="float" office:value="228.988" calcext:value-type="float">
            <text:p>228.988</text:p>
          </table:table-cell>
          <table:table-cell office:value-type="float" office:value="461.188" calcext:value-type="float">
            <text:p>461.188</text:p>
          </table:table-cell>
          <table:table-cell office:value-type="float" office:value="466.774" calcext:value-type="float">
            <text:p>466.77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.08" calcext:value-type="float">
            <text:p>263.08</text:p>
          </table:table-cell>
          <table:table-cell office:value-type="float" office:value="259.893" calcext:value-type="float">
            <text:p>259.893</text:p>
          </table:table-cell>
          <table:table-cell office:value-type="float" office:value="3.148" calcext:value-type="float">
            <text:p>3.148</text:p>
          </table:table-cell>
          <table:table-cell office:value-type="float" office:value="3.191" calcext:value-type="float">
            <text:p>3.191</text:p>
          </table:table-cell>
          <table:table-cell office:value-type="float" office:value="258.836" calcext:value-type="float">
            <text:p>258.836</text:p>
          </table:table-cell>
          <table:table-cell office:value-type="float" office:value="523.082" calcext:value-type="float">
            <text:p>523.082</text:p>
          </table:table-cell>
          <table:table-cell office:value-type="float" office:value="529.97" calcext:value-type="float">
            <text:p>529.9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.748" calcext:value-type="float">
            <text:p>295.748</text:p>
          </table:table-cell>
          <table:table-cell office:value-type="float" office:value="292.25" calcext:value-type="float">
            <text:p>292.25</text:p>
          </table:table-cell>
          <table:table-cell office:value-type="float" office:value="3.438" calcext:value-type="float">
            <text:p>3.438</text:p>
          </table:table-cell>
          <table:table-cell office:value-type="float" office:value="3.498" calcext:value-type="float">
            <text:p>3.498</text:p>
          </table:table-cell>
          <table:table-cell office:value-type="float" office:value="290.071" calcext:value-type="float">
            <text:p>290.071</text:p>
          </table:table-cell>
          <table:table-cell office:value-type="float" office:value="587.904" calcext:value-type="float">
            <text:p>587.904</text:p>
          </table:table-cell>
          <table:table-cell office:value-type="float" office:value="594.921" calcext:value-type="float">
            <text:p>594.92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8.987" calcext:value-type="float">
            <text:p>328.987</text:p>
          </table:table-cell>
          <table:table-cell office:value-type="float" office:value="325.17" calcext:value-type="float">
            <text:p>325.17</text:p>
          </table:table-cell>
          <table:table-cell office:value-type="float" office:value="3.78" calcext:value-type="float">
            <text:p>3.78</text:p>
          </table:table-cell>
          <table:table-cell office:value-type="float" office:value="3.8135" calcext:value-type="float">
            <text:p>3.8135</text:p>
          </table:table-cell>
          <table:table-cell office:value-type="float" office:value="324.524" calcext:value-type="float">
            <text:p>324.524</text:p>
          </table:table-cell>
          <table:table-cell office:value-type="float" office:value="654.391" calcext:value-type="float">
            <text:p>654.391</text:p>
          </table:table-cell>
          <table:table-cell office:value-type="float" office:value="661.485" calcext:value-type="float">
            <text:p>661.48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6.255" calcext:value-type="float">
            <text:p>366.255</text:p>
          </table:table-cell>
          <table:table-cell office:value-type="float" office:value="362.119" calcext:value-type="float">
            <text:p>362.119</text:p>
          </table:table-cell>
          <table:table-cell office:value-type="float" office:value="4.098" calcext:value-type="float">
            <text:p>4.098</text:p>
          </table:table-cell>
          <table:table-cell office:value-type="float" office:value="4.1385" calcext:value-type="float">
            <text:p>4.1385</text:p>
          </table:table-cell>
          <table:table-cell office:value-type="float" office:value="361.656" calcext:value-type="float">
            <text:p>361.656</text:p>
          </table:table-cell>
          <table:table-cell office:value-type="float" office:value="729.014" calcext:value-type="float">
            <text:p>729.014</text:p>
          </table:table-cell>
          <table:table-cell office:value-type="float" office:value="736.773" calcext:value-type="float">
            <text:p>736.773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4.629" calcext:value-type="float">
            <text:p>404.629</text:p>
          </table:table-cell>
          <table:table-cell office:value-type="float" office:value="400.155" calcext:value-type="float">
            <text:p>400.155</text:p>
          </table:table-cell>
          <table:table-cell office:value-type="float" office:value="4.426" calcext:value-type="float">
            <text:p>4.426</text:p>
          </table:table-cell>
          <table:table-cell office:value-type="float" office:value="4.472" calcext:value-type="float">
            <text:p>4.472</text:p>
          </table:table-cell>
          <table:table-cell office:value-type="float" office:value="399.566" calcext:value-type="float">
            <text:p>399.566</text:p>
          </table:table-cell>
          <table:table-cell office:value-type="float" office:value="805.02" calcext:value-type="float">
            <text:p>805.02</text:p>
          </table:table-cell>
          <table:table-cell office:value-type="float" office:value="816.728" calcext:value-type="float">
            <text:p>816.728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7.069" calcext:value-type="float">
            <text:p>447.069</text:p>
          </table:table-cell>
          <table:table-cell office:value-type="float" office:value="442.237" calcext:value-type="float">
            <text:p>442.237</text:p>
          </table:table-cell>
          <table:table-cell office:value-type="float" office:value="4.767" calcext:value-type="float">
            <text:p>4.767</text:p>
          </table:table-cell>
          <table:table-cell office:value-type="float" office:value="4.8405" calcext:value-type="float">
            <text:p>4.8405</text:p>
          </table:table-cell>
          <table:table-cell office:value-type="float" office:value="441.885" calcext:value-type="float">
            <text:p>441.885</text:p>
          </table:table-cell>
          <table:table-cell office:value-type="float" office:value="889.706" calcext:value-type="float">
            <text:p>889.706</text:p>
          </table:table-cell>
          <table:table-cell office:value-type="float" office:value="900.907" calcext:value-type="float">
            <text:p>900.907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6.499" calcext:value-type="float">
            <text:p>486.499</text:p>
          </table:table-cell>
          <table:table-cell office:value-type="float" office:value="481.287" calcext:value-type="float">
            <text:p>481.287</text:p>
          </table:table-cell>
          <table:table-cell office:value-type="float" office:value="5.151" calcext:value-type="float">
            <text:p>5.151</text:p>
          </table:table-cell>
          <table:table-cell office:value-type="float" office:value="5.2245" calcext:value-type="float">
            <text:p>5.2245</text:p>
          </table:table-cell>
          <table:table-cell office:value-type="float" office:value="479.031" calcext:value-type="float">
            <text:p>479.031</text:p>
          </table:table-cell>
          <table:table-cell office:value-type="float" office:value="967.918" calcext:value-type="float">
            <text:p>967.918</text:p>
          </table:table-cell>
          <table:table-cell office:value-type="float" office:value="978.861" calcext:value-type="float">
            <text:p>978.861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2.663" calcext:value-type="float">
            <text:p>532.663</text:p>
          </table:table-cell>
          <table:table-cell office:value-type="float" office:value="527.062" calcext:value-type="float">
            <text:p>527.062</text:p>
          </table:table-cell>
          <table:table-cell office:value-type="float" office:value="5.539" calcext:value-type="float">
            <text:p>5.539</text:p>
          </table:table-cell>
          <table:table-cell office:value-type="float" office:value="5.5965" calcext:value-type="float">
            <text:p>5.5965</text:p>
          </table:table-cell>
          <table:table-cell office:value-type="float" office:value="524.211" calcext:value-type="float">
            <text:p>524.211</text:p>
          </table:table-cell>
          <table:table-cell office:value-type="float" office:value="1059.57" calcext:value-type="float">
            <text:p>1059.57</text:p>
          </table:table-cell>
          <table:table-cell office:value-type="float" office:value="1072.9" calcext:value-type="float">
            <text:p>1072.9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9.84" calcext:value-type="float">
            <text:p>579.84</text:p>
          </table:table-cell>
          <table:table-cell office:value-type="float" office:value="573.853" calcext:value-type="float">
            <text:p>573.853</text:p>
          </table:table-cell>
          <table:table-cell office:value-type="float" office:value="5.924" calcext:value-type="float">
            <text:p>5.924</text:p>
          </table:table-cell>
          <table:table-cell office:value-type="float" office:value="5.9985" calcext:value-type="float">
            <text:p>5.9985</text:p>
          </table:table-cell>
          <table:table-cell office:value-type="float" office:value="568.402" calcext:value-type="float">
            <text:p>568.402</text:p>
          </table:table-cell>
          <table:table-cell office:value-type="float" office:value="1154.69" calcext:value-type="float">
            <text:p>1154.69</text:p>
          </table:table-cell>
          <table:table-cell office:value-type="float" office:value="1169.15" calcext:value-type="float">
            <text:p>1169.15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5.918" calcext:value-type="float">
            <text:p>625.918</text:p>
          </table:table-cell>
          <table:table-cell office:value-type="float" office:value="619.526" calcext:value-type="float">
            <text:p>619.526</text:p>
          </table:table-cell>
          <table:table-cell office:value-type="float" office:value="6.318" calcext:value-type="float">
            <text:p>6.318</text:p>
          </table:table-cell>
          <table:table-cell office:value-type="float" office:value="6.3795" calcext:value-type="float">
            <text:p>6.3795</text:p>
          </table:table-cell>
          <table:table-cell office:value-type="float" office:value="616.534" calcext:value-type="float">
            <text:p>616.534</text:p>
          </table:table-cell>
          <table:table-cell office:value-type="float" office:value="1246.3" calcext:value-type="float">
            <text:p>1246.3</text:p>
          </table:table-cell>
          <table:table-cell office:value-type="float" office:value="1256.04" calcext:value-type="float">
            <text:p>1256.04</text:p>
          </table:table-cell>
          <table:table-cell table:formula="of:=&quot;QUnit -&gt; QFusion (OCL, Chained)&quot;" office:value-type="string" office:string-value="QUnit -&gt; QFusion (OCL, Chained)" calcext:value-type="string">
            <text:p>QUnit -&gt; QFusion (OCL, Chained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0.872064" calcext:value-type="float">
            <text:p>0.872064</text:p>
          </table:table-cell>
          <table:table-cell office:value-type="float" office:value="0.564" calcext:value-type="float">
            <text:p>0.564</text:p>
          </table:table-cell>
          <table:table-cell office:value-type="float" office:value="0.72" calcext:value-type="float">
            <text:p>0.72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9715" calcext:value-type="float">
            <text:p>0.9715</text:p>
          </table:table-cell>
          <table:table-cell office:value-type="float" office:value="5.392" calcext:value-type="float">
            <text:p>5.392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9027" calcext:value-type="float">
            <text:p>1.69027</text:p>
          </table:table-cell>
          <table:table-cell office:value-type="float" office:value="1.41623" calcext:value-type="float">
            <text:p>1.41623</text:p>
          </table:table-cell>
          <table:table-cell office:value-type="float" office:value="0.792" calcext:value-type="float">
            <text:p>0.792</text:p>
          </table:table-cell>
          <table:table-cell office:value-type="float" office:value="1.169" calcext:value-type="float">
            <text:p>1.169</text:p>
          </table:table-cell>
          <table:table-cell office:value-type="float" office:value="1.365" calcext:value-type="float">
            <text:p>1.365</text:p>
          </table:table-cell>
          <table:table-cell office:value-type="float" office:value="1.5975" calcext:value-type="float">
            <text:p>1.5975</text:p>
          </table:table-cell>
          <table:table-cell office:value-type="float" office:value="10.339" calcext:value-type="float">
            <text:p>10.339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6305" calcext:value-type="float">
            <text:p>2.26305</text:p>
          </table:table-cell>
          <table:table-cell office:value-type="float" office:value="1.41643" calcext:value-type="float">
            <text:p>1.41643</text:p>
          </table:table-cell>
          <table:table-cell office:value-type="float" office:value="1.053" calcext:value-type="float">
            <text:p>1.053</text:p>
          </table:table-cell>
          <table:table-cell office:value-type="float" office:value="1.5665" calcext:value-type="float">
            <text:p>1.5665</text:p>
          </table:table-cell>
          <table:table-cell office:value-type="float" office:value="1.913" calcext:value-type="float">
            <text:p>1.913</text:p>
          </table:table-cell>
          <table:table-cell office:value-type="float" office:value="2.2345" calcext:value-type="float">
            <text:p>2.2345</text:p>
          </table:table-cell>
          <table:table-cell office:value-type="float" office:value="6.986" calcext:value-type="float">
            <text:p>6.986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1888" calcext:value-type="float">
            <text:p>3.51888</text:p>
          </table:table-cell>
          <table:table-cell office:value-type="float" office:value="2.26729" calcext:value-type="float">
            <text:p>2.26729</text:p>
          </table:table-cell>
          <table:table-cell office:value-type="float" office:value="1.588" calcext:value-type="float">
            <text:p>1.588</text:p>
          </table:table-cell>
          <table:table-cell office:value-type="float" office:value="2.098" calcext:value-type="float">
            <text:p>2.098</text:p>
          </table:table-cell>
          <table:table-cell office:value-type="float" office:value="2.7555" calcext:value-type="float">
            <text:p>2.7555</text:p>
          </table:table-cell>
          <table:table-cell office:value-type="float" office:value="3.4" calcext:value-type="float">
            <text:p>3.4</text:p>
          </table:table-cell>
          <table:table-cell office:value-type="float" office:value="11.548" calcext:value-type="float">
            <text:p>11.548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54202" calcext:value-type="float">
            <text:p>4.54202</text:p>
          </table:table-cell>
          <table:table-cell office:value-type="float" office:value="2.35715" calcext:value-type="float">
            <text:p>2.35715</text:p>
          </table:table-cell>
          <table:table-cell office:value-type="float" office:value="1.729" calcext:value-type="float">
            <text:p>1.729</text:p>
          </table:table-cell>
          <table:table-cell office:value-type="float" office:value="3.0035" calcext:value-type="float">
            <text:p>3.0035</text:p>
          </table:table-cell>
          <table:table-cell office:value-type="float" office:value="3.686" calcext:value-type="float">
            <text:p>3.686</text:p>
          </table:table-cell>
          <table:table-cell office:value-type="float" office:value="4.692" calcext:value-type="float">
            <text:p>4.692</text:p>
          </table:table-cell>
          <table:table-cell office:value-type="float" office:value="13.213" calcext:value-type="float">
            <text:p>13.213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155" calcext:value-type="float">
            <text:p>5.46155</text:p>
          </table:table-cell>
          <table:table-cell office:value-type="float" office:value="2.99937" calcext:value-type="float">
            <text:p>2.99937</text:p>
          </table:table-cell>
          <table:table-cell office:value-type="float" office:value="2.224" calcext:value-type="float">
            <text:p>2.224</text:p>
          </table:table-cell>
          <table:table-cell office:value-type="float" office:value="3.3125" calcext:value-type="float">
            <text:p>3.3125</text:p>
          </table:table-cell>
          <table:table-cell office:value-type="float" office:value="4.6035" calcext:value-type="float">
            <text:p>4.6035</text:p>
          </table:table-cell>
          <table:table-cell office:value-type="float" office:value="8.049" calcext:value-type="float">
            <text:p>8.049</text:p>
          </table:table-cell>
          <table:table-cell office:value-type="float" office:value="15" calcext:value-type="float">
            <text:p>15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8751" calcext:value-type="float">
            <text:p>7.08751</text:p>
          </table:table-cell>
          <table:table-cell office:value-type="float" office:value="3.49793" calcext:value-type="float">
            <text:p>3.49793</text:p>
          </table:table-cell>
          <table:table-cell office:value-type="float" office:value="2.394" calcext:value-type="float">
            <text:p>2.394</text:p>
          </table:table-cell>
          <table:table-cell office:value-type="float" office:value="4.3435" calcext:value-type="float">
            <text:p>4.3435</text:p>
          </table:table-cell>
          <table:table-cell office:value-type="float" office:value="5.942" calcext:value-type="float">
            <text:p>5.942</text:p>
          </table:table-cell>
          <table:table-cell office:value-type="float" office:value="9.643" calcext:value-type="float">
            <text:p>9.643</text:p>
          </table:table-cell>
          <table:table-cell office:value-type="float" office:value="18.349" calcext:value-type="float">
            <text:p>18.349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99424" calcext:value-type="float">
            <text:p>8.99424</text:p>
          </table:table-cell>
          <table:table-cell office:value-type="float" office:value="4.25067" calcext:value-type="float">
            <text:p>4.25067</text:p>
          </table:table-cell>
          <table:table-cell office:value-type="float" office:value="2.897" calcext:value-type="float">
            <text:p>2.897</text:p>
          </table:table-cell>
          <table:table-cell office:value-type="float" office:value="5.725" calcext:value-type="float">
            <text:p>5.725</text:p>
          </table:table-cell>
          <table:table-cell office:value-type="float" office:value="8.313" calcext:value-type="float">
            <text:p>8.313</text:p>
          </table:table-cell>
          <table:table-cell office:value-type="float" office:value="10.8215" calcext:value-type="float">
            <text:p>10.8215</text:p>
          </table:table-cell>
          <table:table-cell office:value-type="float" office:value="23.123" calcext:value-type="float">
            <text:p>23.123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0566" calcext:value-type="float">
            <text:p>11.0566</text:p>
          </table:table-cell>
          <table:table-cell office:value-type="float" office:value="5.05572" calcext:value-type="float">
            <text:p>5.05572</text:p>
          </table:table-cell>
          <table:table-cell office:value-type="float" office:value="3.193" calcext:value-type="float">
            <text:p>3.193</text:p>
          </table:table-cell>
          <table:table-cell office:value-type="float" office:value="7.187" calcext:value-type="float">
            <text:p>7.187</text:p>
          </table:table-cell>
          <table:table-cell office:value-type="float" office:value="10.3505" calcext:value-type="float">
            <text:p>10.3505</text:p>
          </table:table-cell>
          <table:table-cell office:value-type="float" office:value="13.9075" calcext:value-type="float">
            <text:p>13.9075</text:p>
          </table:table-cell>
          <table:table-cell office:value-type="float" office:value="29.09" calcext:value-type="float">
            <text:p>29.09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856" calcext:value-type="float">
            <text:p>12.2856</text:p>
          </table:table-cell>
          <table:table-cell office:value-type="float" office:value="5.13214" calcext:value-type="float">
            <text:p>5.13214</text:p>
          </table:table-cell>
          <table:table-cell office:value-type="float" office:value="3.624" calcext:value-type="float">
            <text:p>3.624</text:p>
          </table:table-cell>
          <table:table-cell office:value-type="float" office:value="8.0155" calcext:value-type="float">
            <text:p>8.0155</text:p>
          </table:table-cell>
          <table:table-cell office:value-type="float" office:value="11.404" calcext:value-type="float">
            <text:p>11.404</text:p>
          </table:table-cell>
          <table:table-cell office:value-type="float" office:value="15.4225" calcext:value-type="float">
            <text:p>15.4225</text:p>
          </table:table-cell>
          <table:table-cell office:value-type="float" office:value="29.433" calcext:value-type="float">
            <text:p>29.433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1122" calcext:value-type="float">
            <text:p>14.1122</text:p>
          </table:table-cell>
          <table:table-cell office:value-type="float" office:value="6.15245" calcext:value-type="float">
            <text:p>6.15245</text:p>
          </table:table-cell>
          <table:table-cell office:value-type="float" office:value="4.007" calcext:value-type="float">
            <text:p>4.007</text:p>
          </table:table-cell>
          <table:table-cell office:value-type="float" office:value="9.0645" calcext:value-type="float">
            <text:p>9.0645</text:p>
          </table:table-cell>
          <table:table-cell office:value-type="float" office:value="13.3835" calcext:value-type="float">
            <text:p>13.3835</text:p>
          </table:table-cell>
          <table:table-cell office:value-type="float" office:value="17.931" calcext:value-type="float">
            <text:p>17.931</text:p>
          </table:table-cell>
          <table:table-cell office:value-type="float" office:value="33.168" calcext:value-type="float">
            <text:p>33.168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515" calcext:value-type="float">
            <text:p>16.515</text:p>
          </table:table-cell>
          <table:table-cell office:value-type="float" office:value="5.75226" calcext:value-type="float">
            <text:p>5.75226</text:p>
          </table:table-cell>
          <table:table-cell office:value-type="float" office:value="4.333" calcext:value-type="float">
            <text:p>4.333</text:p>
          </table:table-cell>
          <table:table-cell office:value-type="float" office:value="12.5235" calcext:value-type="float">
            <text:p>12.5235</text:p>
          </table:table-cell>
          <table:table-cell office:value-type="float" office:value="15.75" calcext:value-type="float">
            <text:p>15.75</text:p>
          </table:table-cell>
          <table:table-cell office:value-type="float" office:value="20.221" calcext:value-type="float">
            <text:p>20.221</text:p>
          </table:table-cell>
          <table:table-cell office:value-type="float" office:value="33.359" calcext:value-type="float">
            <text:p>33.359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4077" calcext:value-type="float">
            <text:p>19.4077</text:p>
          </table:table-cell>
          <table:table-cell office:value-type="float" office:value="6.02403" calcext:value-type="float">
            <text:p>6.02403</text:p>
          </table:table-cell>
          <table:table-cell office:value-type="float" office:value="4.615" calcext:value-type="float">
            <text:p>4.615</text:p>
          </table:table-cell>
          <table:table-cell office:value-type="float" office:value="14.846" calcext:value-type="float">
            <text:p>14.846</text:p>
          </table:table-cell>
          <table:table-cell office:value-type="float" office:value="18.658" calcext:value-type="float">
            <text:p>18.658</text:p>
          </table:table-cell>
          <table:table-cell office:value-type="float" office:value="23.452" calcext:value-type="float">
            <text:p>23.452</text:p>
          </table:table-cell>
          <table:table-cell office:value-type="float" office:value="40.348" calcext:value-type="float">
            <text:p>40.348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6169" calcext:value-type="float">
            <text:p>21.6169</text:p>
          </table:table-cell>
          <table:table-cell office:value-type="float" office:value="7.67658" calcext:value-type="float">
            <text:p>7.67658</text:p>
          </table:table-cell>
          <table:table-cell office:value-type="float" office:value="4.928" calcext:value-type="float">
            <text:p>4.928</text:p>
          </table:table-cell>
          <table:table-cell office:value-type="float" office:value="15.8235" calcext:value-type="float">
            <text:p>15.8235</text:p>
          </table:table-cell>
          <table:table-cell office:value-type="float" office:value="20.854" calcext:value-type="float">
            <text:p>20.854</text:p>
          </table:table-cell>
          <table:table-cell office:value-type="float" office:value="25.8035" calcext:value-type="float">
            <text:p>25.8035</text:p>
          </table:table-cell>
          <table:table-cell office:value-type="float" office:value="45.282" calcext:value-type="float">
            <text:p>45.282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9011" calcext:value-type="float">
            <text:p>24.9011</text:p>
          </table:table-cell>
          <table:table-cell office:value-type="float" office:value="9.25692" calcext:value-type="float">
            <text:p>9.25692</text:p>
          </table:table-cell>
          <table:table-cell office:value-type="float" office:value="5.587" calcext:value-type="float">
            <text:p>5.587</text:p>
          </table:table-cell>
          <table:table-cell office:value-type="float" office:value="17.8725" calcext:value-type="float">
            <text:p>17.8725</text:p>
          </table:table-cell>
          <table:table-cell office:value-type="float" office:value="24.36" calcext:value-type="float">
            <text:p>24.36</text:p>
          </table:table-cell>
          <table:table-cell office:value-type="float" office:value="31.367" calcext:value-type="float">
            <text:p>31.367</text:p>
          </table:table-cell>
          <table:table-cell office:value-type="float" office:value="52.41" calcext:value-type="float">
            <text:p>52.41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.4057" calcext:value-type="float">
            <text:p>28.4057</text:p>
          </table:table-cell>
          <table:table-cell office:value-type="float" office:value="8.70879" calcext:value-type="float">
            <text:p>8.70879</text:p>
          </table:table-cell>
          <table:table-cell office:value-type="float" office:value="5.932" calcext:value-type="float">
            <text:p>5.932</text:p>
          </table:table-cell>
          <table:table-cell office:value-type="float" office:value="22.92" calcext:value-type="float">
            <text:p>22.92</text:p>
          </table:table-cell>
          <table:table-cell office:value-type="float" office:value="27.581" calcext:value-type="float">
            <text:p>27.581</text:p>
          </table:table-cell>
          <table:table-cell office:value-type="float" office:value="33.8505" calcext:value-type="float">
            <text:p>33.8505</text:p>
          </table:table-cell>
          <table:table-cell office:value-type="float" office:value="54.414" calcext:value-type="float">
            <text:p>54.414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.7997" calcext:value-type="float">
            <text:p>31.7997</text:p>
          </table:table-cell>
          <table:table-cell office:value-type="float" office:value="11.3284" calcext:value-type="float">
            <text:p>11.3284</text:p>
          </table:table-cell>
          <table:table-cell office:value-type="float" office:value="6.225" calcext:value-type="float">
            <text:p>6.225</text:p>
          </table:table-cell>
          <table:table-cell office:value-type="float" office:value="23.539" calcext:value-type="float">
            <text:p>23.539</text:p>
          </table:table-cell>
          <table:table-cell office:value-type="float" office:value="30.349" calcext:value-type="float">
            <text:p>30.349</text:p>
          </table:table-cell>
          <table:table-cell office:value-type="float" office:value="39.1425" calcext:value-type="float">
            <text:p>39.1425</text:p>
          </table:table-cell>
          <table:table-cell office:value-type="float" office:value="65.657" calcext:value-type="float">
            <text:p>65.657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8359" calcext:value-type="float">
            <text:p>35.8359</text:p>
          </table:table-cell>
          <table:table-cell office:value-type="float" office:value="11.3237" calcext:value-type="float">
            <text:p>11.3237</text:p>
          </table:table-cell>
          <table:table-cell office:value-type="float" office:value="6.697" calcext:value-type="float">
            <text:p>6.697</text:p>
          </table:table-cell>
          <table:table-cell office:value-type="float" office:value="27.8645" calcext:value-type="float">
            <text:p>27.8645</text:p>
          </table:table-cell>
          <table:table-cell office:value-type="float" office:value="34.9845" calcext:value-type="float">
            <text:p>34.9845</text:p>
          </table:table-cell>
          <table:table-cell office:value-type="float" office:value="41.518" calcext:value-type="float">
            <text:p>41.518</text:p>
          </table:table-cell>
          <table:table-cell office:value-type="float" office:value="72.66" calcext:value-type="float">
            <text:p>72.66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9824" calcext:value-type="float">
            <text:p>37.9824</text:p>
          </table:table-cell>
          <table:table-cell office:value-type="float" office:value="11.6647" calcext:value-type="float">
            <text:p>11.6647</text:p>
          </table:table-cell>
          <table:table-cell office:value-type="float" office:value="7.178" calcext:value-type="float">
            <text:p>7.178</text:p>
          </table:table-cell>
          <table:table-cell office:value-type="float" office:value="30.1595" calcext:value-type="float">
            <text:p>30.1595</text:p>
          </table:table-cell>
          <table:table-cell office:value-type="float" office:value="38.2225" calcext:value-type="float">
            <text:p>38.2225</text:p>
          </table:table-cell>
          <table:table-cell office:value-type="float" office:value="45.286" calcext:value-type="float">
            <text:p>45.286</text:p>
          </table:table-cell>
          <table:table-cell office:value-type="float" office:value="67.557" calcext:value-type="float">
            <text:p>67.557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.3018" calcext:value-type="float">
            <text:p>44.3018</text:p>
          </table:table-cell>
          <table:table-cell office:value-type="float" office:value="14.1876" calcext:value-type="float">
            <text:p>14.1876</text:p>
          </table:table-cell>
          <table:table-cell office:value-type="float" office:value="7.953" calcext:value-type="float">
            <text:p>7.953</text:p>
          </table:table-cell>
          <table:table-cell office:value-type="float" office:value="35.622" calcext:value-type="float">
            <text:p>35.622</text:p>
          </table:table-cell>
          <table:table-cell office:value-type="float" office:value="42.917" calcext:value-type="float">
            <text:p>42.917</text:p>
          </table:table-cell>
          <table:table-cell office:value-type="float" office:value="53.449" calcext:value-type="float">
            <text:p>53.449</text:p>
          </table:table-cell>
          <table:table-cell office:value-type="float" office:value="83.35" calcext:value-type="float">
            <text:p>83.35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.1765" calcext:value-type="float">
            <text:p>44.1765</text:p>
          </table:table-cell>
          <table:table-cell office:value-type="float" office:value="12.4135" calcext:value-type="float">
            <text:p>12.4135</text:p>
          </table:table-cell>
          <table:table-cell office:value-type="float" office:value="8.409" calcext:value-type="float">
            <text:p>8.409</text:p>
          </table:table-cell>
          <table:table-cell office:value-type="float" office:value="36.229" calcext:value-type="float">
            <text:p>36.229</text:p>
          </table:table-cell>
          <table:table-cell office:value-type="float" office:value="43.31" calcext:value-type="float">
            <text:p>43.31</text:p>
          </table:table-cell>
          <table:table-cell office:value-type="float" office:value="52.4805" calcext:value-type="float">
            <text:p>52.4805</text:p>
          </table:table-cell>
          <table:table-cell office:value-type="float" office:value="76.389" calcext:value-type="float">
            <text:p>76.389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0082" calcext:value-type="float">
            <text:p>49.0082</text:p>
          </table:table-cell>
          <table:table-cell office:value-type="float" office:value="14.7576" calcext:value-type="float">
            <text:p>14.7576</text:p>
          </table:table-cell>
          <table:table-cell office:value-type="float" office:value="8.657" calcext:value-type="float">
            <text:p>8.657</text:p>
          </table:table-cell>
          <table:table-cell office:value-type="float" office:value="38.4455" calcext:value-type="float">
            <text:p>38.4455</text:p>
          </table:table-cell>
          <table:table-cell office:value-type="float" office:value="47.2045" calcext:value-type="float">
            <text:p>47.2045</text:p>
          </table:table-cell>
          <table:table-cell office:value-type="float" office:value="60.049" calcext:value-type="float">
            <text:p>60.049</text:p>
          </table:table-cell>
          <table:table-cell office:value-type="float" office:value="83.617" calcext:value-type="float">
            <text:p>83.617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693" calcext:value-type="float">
            <text:p>49.693</text:p>
          </table:table-cell>
          <table:table-cell office:value-type="float" office:value="14.6387" calcext:value-type="float">
            <text:p>14.6387</text:p>
          </table:table-cell>
          <table:table-cell office:value-type="float" office:value="9.306" calcext:value-type="float">
            <text:p>9.306</text:p>
          </table:table-cell>
          <table:table-cell office:value-type="float" office:value="41.389" calcext:value-type="float">
            <text:p>41.389</text:p>
          </table:table-cell>
          <table:table-cell office:value-type="float" office:value="49.1945" calcext:value-type="float">
            <text:p>49.1945</text:p>
          </table:table-cell>
          <table:table-cell office:value-type="float" office:value="56.876" calcext:value-type="float">
            <text:p>56.876</text:p>
          </table:table-cell>
          <table:table-cell office:value-type="float" office:value="88.653" calcext:value-type="float">
            <text:p>88.653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.9445" calcext:value-type="float">
            <text:p>57.9445</text:p>
          </table:table-cell>
          <table:table-cell office:value-type="float" office:value="15.6087" calcext:value-type="float">
            <text:p>15.6087</text:p>
          </table:table-cell>
          <table:table-cell office:value-type="float" office:value="9.976" calcext:value-type="float">
            <text:p>9.976</text:p>
          </table:table-cell>
          <table:table-cell office:value-type="float" office:value="48.0415" calcext:value-type="float">
            <text:p>48.0415</text:p>
          </table:table-cell>
          <table:table-cell office:value-type="float" office:value="58.2035" calcext:value-type="float">
            <text:p>58.2035</text:p>
          </table:table-cell>
          <table:table-cell office:value-type="float" office:value="67.5515" calcext:value-type="float">
            <text:p>67.5515</text:p>
          </table:table-cell>
          <table:table-cell office:value-type="float" office:value="97.8" calcext:value-type="float">
            <text:p>97.8</text:p>
          </table:table-cell>
          <table:table-cell table:formula="of:=&quot;QUnit -&gt; QFusion (OCL, Permutation)&quot;" office:value-type="string" office:string-value="QUnit -&gt; QFusion (OCL, Permutation)" calcext:value-type="string">
            <text:p>QUnit -&gt; QFusion (OCL, Permutation)</text:p>
          </table:table-cell>
        </table:table-row>
      </table:table>
      <table:table table:name="Grover's (Old)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3804" calcext:value-type="float">
            <text:p>2.03804</text:p>
          </table:table-cell>
          <table:table-cell office:value-type="float" office:value="0.297273" calcext:value-type="float">
            <text:p>0.297273</text:p>
          </table:table-cell>
          <table:table-cell office:value-type="float" office:value="1.85" calcext:value-type="float">
            <text:p>1.85</text:p>
          </table:table-cell>
          <table:table-cell office:value-type="float" office:value="1.893" calcext:value-type="float">
            <text:p>1.893</text:p>
          </table:table-cell>
          <table:table-cell office:value-type="float" office:value="2.023" calcext:value-type="float">
            <text:p>2.023</text:p>
          </table:table-cell>
          <table:table-cell office:value-type="float" office:value="2.045" calcext:value-type="float">
            <text:p>2.045</text:p>
          </table:table-cell>
          <table:table-cell office:value-type="float" office:value="4.661" calcext:value-type="float">
            <text:p>4.6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9741" calcext:value-type="float">
            <text:p>6.79741</text:p>
          </table:table-cell>
          <table:table-cell office:value-type="float" office:value="0.265689" calcext:value-type="float">
            <text:p>0.265689</text:p>
          </table:table-cell>
          <table:table-cell office:value-type="float" office:value="6.392" calcext:value-type="float">
            <text:p>6.392</text:p>
          </table:table-cell>
          <table:table-cell office:value-type="float" office:value="6.639" calcext:value-type="float">
            <text:p>6.639</text:p>
          </table:table-cell>
          <table:table-cell office:value-type="float" office:value="6.714" calcext:value-type="float">
            <text:p>6.714</text:p>
          </table:table-cell>
          <table:table-cell office:value-type="float" office:value="7.013" calcext:value-type="float">
            <text:p>7.013</text:p>
          </table:table-cell>
          <table:table-cell office:value-type="float" office:value="7.745" calcext:value-type="float">
            <text:p>7.74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5835" calcext:value-type="float">
            <text:p>14.5835</text:p>
          </table:table-cell>
          <table:table-cell office:value-type="float" office:value="0.299419" calcext:value-type="float">
            <text:p>0.299419</text:p>
          </table:table-cell>
          <table:table-cell office:value-type="float" office:value="13.823" calcext:value-type="float">
            <text:p>13.823</text:p>
          </table:table-cell>
          <table:table-cell office:value-type="float" office:value="14.342" calcext:value-type="float">
            <text:p>14.342</text:p>
          </table:table-cell>
          <table:table-cell office:value-type="float" office:value="14.596" calcext:value-type="float">
            <text:p>14.596</text:p>
          </table:table-cell>
          <table:table-cell office:value-type="float" office:value="14.759" calcext:value-type="float">
            <text:p>14.759</text:p>
          </table:table-cell>
          <table:table-cell office:value-type="float" office:value="15.551" calcext:value-type="float">
            <text:p>15.5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.9036" calcext:value-type="float">
            <text:p>23.9036</text:p>
          </table:table-cell>
          <table:table-cell office:value-type="float" office:value="0.366507" calcext:value-type="float">
            <text:p>0.366507</text:p>
          </table:table-cell>
          <table:table-cell office:value-type="float" office:value="23.128" calcext:value-type="float">
            <text:p>23.128</text:p>
          </table:table-cell>
          <table:table-cell office:value-type="float" office:value="23.641" calcext:value-type="float">
            <text:p>23.641</text:p>
          </table:table-cell>
          <table:table-cell office:value-type="float" office:value="23.894" calcext:value-type="float">
            <text:p>23.894</text:p>
          </table:table-cell>
          <table:table-cell office:value-type="float" office:value="24.141" calcext:value-type="float">
            <text:p>24.141</text:p>
          </table:table-cell>
          <table:table-cell office:value-type="float" office:value="24.844" calcext:value-type="float">
            <text:p>24.84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.8492" calcext:value-type="float">
            <text:p>35.8492</text:p>
          </table:table-cell>
          <table:table-cell office:value-type="float" office:value="0.4999" calcext:value-type="float">
            <text:p>0.4999</text:p>
          </table:table-cell>
          <table:table-cell office:value-type="float" office:value="34.398" calcext:value-type="float">
            <text:p>34.398</text:p>
          </table:table-cell>
          <table:table-cell office:value-type="float" office:value="35.484" calcext:value-type="float">
            <text:p>35.484</text:p>
          </table:table-cell>
          <table:table-cell office:value-type="float" office:value="35.891" calcext:value-type="float">
            <text:p>35.891</text:p>
          </table:table-cell>
          <table:table-cell office:value-type="float" office:value="36.214" calcext:value-type="float">
            <text:p>36.214</text:p>
          </table:table-cell>
          <table:table-cell office:value-type="float" office:value="36.807" calcext:value-type="float">
            <text:p>36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.568" calcext:value-type="float">
            <text:p>59.568</text:p>
          </table:table-cell>
          <table:table-cell office:value-type="float" office:value="0.714172" calcext:value-type="float">
            <text:p>0.714172</text:p>
          </table:table-cell>
          <table:table-cell office:value-type="float" office:value="57.83" calcext:value-type="float">
            <text:p>57.83</text:p>
          </table:table-cell>
          <table:table-cell office:value-type="float" office:value="59.111" calcext:value-type="float">
            <text:p>59.111</text:p>
          </table:table-cell>
          <table:table-cell office:value-type="float" office:value="59.536" calcext:value-type="float">
            <text:p>59.536</text:p>
          </table:table-cell>
          <table:table-cell office:value-type="float" office:value="59.949" calcext:value-type="float">
            <text:p>59.949</text:p>
          </table:table-cell>
          <table:table-cell office:value-type="float" office:value="61.881" calcext:value-type="float">
            <text:p>61.8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9781" calcext:value-type="float">
            <text:p>97.9781</text:p>
          </table:table-cell>
          <table:table-cell office:value-type="float" office:value="0.937997" calcext:value-type="float">
            <text:p>0.937997</text:p>
          </table:table-cell>
          <table:table-cell office:value-type="float" office:value="95.923" calcext:value-type="float">
            <text:p>95.923</text:p>
          </table:table-cell>
          <table:table-cell office:value-type="float" office:value="97.255" calcext:value-type="float">
            <text:p>97.255</text:p>
          </table:table-cell>
          <table:table-cell office:value-type="float" office:value="97.861" calcext:value-type="float">
            <text:p>97.861</text:p>
          </table:table-cell>
          <table:table-cell office:value-type="float" office:value="98.584" calcext:value-type="float">
            <text:p>98.584</text:p>
          </table:table-cell>
          <table:table-cell office:value-type="float" office:value="100.138" calcext:value-type="float">
            <text:p>100.1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.366" calcext:value-type="float">
            <text:p>170.366</text:p>
          </table:table-cell>
          <table:table-cell office:value-type="float" office:value="1.15427" calcext:value-type="float">
            <text:p>1.15427</text:p>
          </table:table-cell>
          <table:table-cell office:value-type="float" office:value="167.563" calcext:value-type="float">
            <text:p>167.563</text:p>
          </table:table-cell>
          <table:table-cell office:value-type="float" office:value="169.692" calcext:value-type="float">
            <text:p>169.692</text:p>
          </table:table-cell>
          <table:table-cell office:value-type="float" office:value="170.398" calcext:value-type="float">
            <text:p>170.398</text:p>
          </table:table-cell>
          <table:table-cell office:value-type="float" office:value="171.011" calcext:value-type="float">
            <text:p>171.011</text:p>
          </table:table-cell>
          <table:table-cell office:value-type="float" office:value="172.933" calcext:value-type="float">
            <text:p>172.9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0.34" calcext:value-type="float">
            <text:p>310.34</text:p>
          </table:table-cell>
          <table:table-cell office:value-type="float" office:value="1.61505" calcext:value-type="float">
            <text:p>1.61505</text:p>
          </table:table-cell>
          <table:table-cell office:value-type="float" office:value="306.785" calcext:value-type="float">
            <text:p>306.785</text:p>
          </table:table-cell>
          <table:table-cell office:value-type="float" office:value="309.159" calcext:value-type="float">
            <text:p>309.159</text:p>
          </table:table-cell>
          <table:table-cell office:value-type="float" office:value="310.169" calcext:value-type="float">
            <text:p>310.169</text:p>
          </table:table-cell>
          <table:table-cell office:value-type="float" office:value="311.467" calcext:value-type="float">
            <text:p>311.467</text:p>
          </table:table-cell>
          <table:table-cell office:value-type="float" office:value="314.807" calcext:value-type="float">
            <text:p>314.8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7.096" calcext:value-type="float">
            <text:p>667.096</text:p>
          </table:table-cell>
          <table:table-cell office:value-type="float" office:value="5.5272" calcext:value-type="float">
            <text:p>5.5272</text:p>
          </table:table-cell>
          <table:table-cell office:value-type="float" office:value="649.486" calcext:value-type="float">
            <text:p>649.486</text:p>
          </table:table-cell>
          <table:table-cell office:value-type="float" office:value="664.822" calcext:value-type="float">
            <text:p>664.822</text:p>
          </table:table-cell>
          <table:table-cell office:value-type="float" office:value="668.114" calcext:value-type="float">
            <text:p>668.114</text:p>
          </table:table-cell>
          <table:table-cell office:value-type="float" office:value="670.888" calcext:value-type="float">
            <text:p>670.888</text:p>
          </table:table-cell>
          <table:table-cell office:value-type="float" office:value="676.15" calcext:value-type="float">
            <text:p>676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4.3773" calcext:value-type="float">
            <text:p>14.3773</text:p>
          </table:table-cell>
          <table:table-cell office:value-type="float" office:value="1528.84" calcext:value-type="float">
            <text:p>1528.84</text:p>
          </table:table-cell>
          <table:table-cell office:value-type="float" office:value="1556.34" calcext:value-type="float">
            <text:p>1556.34</text:p>
          </table:table-cell>
          <table:table-cell office:value-type="float" office:value="1563.4" calcext:value-type="float">
            <text:p>1563.4</text:p>
          </table:table-cell>
          <table:table-cell office:value-type="float" office:value="1577.44" calcext:value-type="float">
            <text:p>1577.44</text:p>
          </table:table-cell>
          <table:table-cell office:value-type="float" office:value="1591.65" calcext:value-type="float">
            <text:p>1591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43.94" calcext:value-type="float">
            <text:p>3843.94</text:p>
          </table:table-cell>
          <table:table-cell office:value-type="float" office:value="69.3541" calcext:value-type="float">
            <text:p>69.3541</text:p>
          </table:table-cell>
          <table:table-cell office:value-type="float" office:value="3679.44" calcext:value-type="float">
            <text:p>3679.44</text:p>
          </table:table-cell>
          <table:table-cell office:value-type="float" office:value="3802.12" calcext:value-type="float">
            <text:p>3802.12</text:p>
          </table:table-cell>
          <table:table-cell office:value-type="float" office:value="3848.9" calcext:value-type="float">
            <text:p>3848.9</text:p>
          </table:table-cell>
          <table:table-cell office:value-type="float" office:value="3892.95" calcext:value-type="float">
            <text:p>3892.95</text:p>
          </table:table-cell>
          <table:table-cell office:value-type="float" office:value="4012.71" calcext:value-type="float">
            <text:p>4012.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31" calcext:value-type="float">
            <text:p>10131</text:p>
          </table:table-cell>
          <table:table-cell office:value-type="float" office:value="273.403" calcext:value-type="float">
            <text:p>273.403</text:p>
          </table:table-cell>
          <table:table-cell office:value-type="float" office:value="9270.73" calcext:value-type="float">
            <text:p>9270.73</text:p>
          </table:table-cell>
          <table:table-cell office:value-type="float" office:value="9942.57" calcext:value-type="float">
            <text:p>9942.57</text:p>
          </table:table-cell>
          <table:table-cell office:value-type="float" office:value="10144.6" calcext:value-type="float">
            <text:p>10144.6</text:p>
          </table:table-cell>
          <table:table-cell office:value-type="float" office:value="10329.5" calcext:value-type="float">
            <text:p>10329.5</text:p>
          </table:table-cell>
          <table:table-cell office:value-type="float" office:value="10693.4" calcext:value-type="float">
            <text:p>10693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173.7" calcext:value-type="float">
            <text:p>28173.7</text:p>
          </table:table-cell>
          <table:table-cell office:value-type="float" office:value="803.56" calcext:value-type="float">
            <text:p>803.56</text:p>
          </table:table-cell>
          <table:table-cell office:value-type="float" office:value="26544.8" calcext:value-type="float">
            <text:p>26544.8</text:p>
          </table:table-cell>
          <table:table-cell office:value-type="float" office:value="27569" calcext:value-type="float">
            <text:p>27569</text:p>
          </table:table-cell>
          <table:table-cell office:value-type="float" office:value="28180.6" calcext:value-type="float">
            <text:p>28180.6</text:p>
          </table:table-cell>
          <table:table-cell office:value-type="float" office:value="28682" calcext:value-type="float">
            <text:p>28682</text:p>
          </table:table-cell>
          <table:table-cell office:value-type="float" office:value="30171" calcext:value-type="float">
            <text:p>301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2599.3" calcext:value-type="float">
            <text:p>82599.3</text:p>
          </table:table-cell>
          <table:table-cell office:value-type="float" office:value="2468.02" calcext:value-type="float">
            <text:p>2468.02</text:p>
          </table:table-cell>
          <table:table-cell office:value-type="float" office:value="76275.4" calcext:value-type="float">
            <text:p>76275.4</text:p>
          </table:table-cell>
          <table:table-cell office:value-type="float" office:value="80889.3" calcext:value-type="float">
            <text:p>80889.3</text:p>
          </table:table-cell>
          <table:table-cell office:value-type="float" office:value="82532" calcext:value-type="float">
            <text:p>82532</text:p>
          </table:table-cell>
          <table:table-cell office:value-type="float" office:value="84046.6" calcext:value-type="float">
            <text:p>84046.6</text:p>
          </table:table-cell>
          <table:table-cell office:value-type="float" office:value="88172.4" calcext:value-type="float">
            <text:p>88172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8573" calcext:value-type="float">
            <text:p>238573</text:p>
          </table:table-cell>
          <table:table-cell office:value-type="float" office:value="7346.63" calcext:value-type="float">
            <text:p>7346.63</text:p>
          </table:table-cell>
          <table:table-cell office:value-type="float" office:value="222166" calcext:value-type="float">
            <text:p>222166</text:p>
          </table:table-cell>
          <table:table-cell office:value-type="float" office:value="232677" calcext:value-type="float">
            <text:p>232677</text:p>
          </table:table-cell>
          <table:table-cell office:value-type="float" office:value="238041" calcext:value-type="float">
            <text:p>238041</text:p>
          </table:table-cell>
          <table:table-cell office:value-type="float" office:value="243588" calcext:value-type="float">
            <text:p>243588</text:p>
          </table:table-cell>
          <table:table-cell office:value-type="float" office:value="258342" calcext:value-type="float">
            <text:p>25834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489" calcext:value-type="float">
            <text:p>2.9489</text:p>
          </table:table-cell>
          <table:table-cell office:value-type="float" office:value="2.04459" calcext:value-type="float">
            <text:p>2.04459</text:p>
          </table:table-cell>
          <table:table-cell office:value-type="float" office:value="2.331" calcext:value-type="float">
            <text:p>2.331</text:p>
          </table:table-cell>
          <table:table-cell office:value-type="float" office:value="2.504" calcext:value-type="float">
            <text:p>2.504</text:p>
          </table:table-cell>
          <table:table-cell office:value-type="float" office:value="2.579" calcext:value-type="float">
            <text:p>2.579</text:p>
          </table:table-cell>
          <table:table-cell office:value-type="float" office:value="2.635" calcext:value-type="float">
            <text:p>2.635</text:p>
          </table:table-cell>
          <table:table-cell office:value-type="float" office:value="16.899" calcext:value-type="float">
            <text:p>16.8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64" calcext:value-type="float">
            <text:p>4.1864</text:p>
          </table:table-cell>
          <table:table-cell office:value-type="float" office:value="0.125652" calcext:value-type="float">
            <text:p>0.125652</text:p>
          </table:table-cell>
          <table:table-cell office:value-type="float" office:value="3.88" calcext:value-type="float">
            <text:p>3.88</text:p>
          </table:table-cell>
          <table:table-cell office:value-type="float" office:value="4.105" calcext:value-type="float">
            <text:p>4.105</text:p>
          </table:table-cell>
          <table:table-cell office:value-type="float" office:value="4.174" calcext:value-type="float">
            <text:p>4.174</text:p>
          </table:table-cell>
          <table:table-cell office:value-type="float" office:value="4.258" calcext:value-type="float">
            <text:p>4.258</text:p>
          </table:table-cell>
          <table:table-cell office:value-type="float" office:value="4.578" calcext:value-type="float">
            <text:p>4.57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4752" calcext:value-type="float">
            <text:p>5.34752</text:p>
          </table:table-cell>
          <table:table-cell office:value-type="float" office:value="0.193917" calcext:value-type="float">
            <text:p>0.193917</text:p>
          </table:table-cell>
          <table:table-cell office:value-type="float" office:value="4.921" calcext:value-type="float">
            <text:p>4.921</text:p>
          </table:table-cell>
          <table:table-cell office:value-type="float" office:value="5.2" calcext:value-type="float">
            <text:p>5.2</text:p>
          </table:table-cell>
          <table:table-cell office:value-type="float" office:value="5.372" calcext:value-type="float">
            <text:p>5.372</text:p>
          </table:table-cell>
          <table:table-cell office:value-type="float" office:value="5.507" calcext:value-type="float">
            <text:p>5.507</text:p>
          </table:table-cell>
          <table:table-cell office:value-type="float" office:value="5.999" calcext:value-type="float">
            <text:p>5.99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3238" calcext:value-type="float">
            <text:p>8.3238</text:p>
          </table:table-cell>
          <table:table-cell office:value-type="float" office:value="0.279969" calcext:value-type="float">
            <text:p>0.279969</text:p>
          </table:table-cell>
          <table:table-cell office:value-type="float" office:value="7.915" calcext:value-type="float">
            <text:p>7.915</text:p>
          </table:table-cell>
          <table:table-cell office:value-type="float" office:value="8.086" calcext:value-type="float">
            <text:p>8.086</text:p>
          </table:table-cell>
          <table:table-cell office:value-type="float" office:value="8.312" calcext:value-type="float">
            <text:p>8.312</text:p>
          </table:table-cell>
          <table:table-cell office:value-type="float" office:value="8.525" calcext:value-type="float">
            <text:p>8.525</text:p>
          </table:table-cell>
          <table:table-cell office:value-type="float" office:value="9.086" calcext:value-type="float">
            <text:p>9.0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9795" calcext:value-type="float">
            <text:p>12.9795</text:p>
          </table:table-cell>
          <table:table-cell office:value-type="float" office:value="0.145015" calcext:value-type="float">
            <text:p>0.1450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2.906" calcext:value-type="float">
            <text:p>12.906</text:p>
          </table:table-cell>
          <table:table-cell office:value-type="float" office:value="12.986" calcext:value-type="float">
            <text:p>12.986</text:p>
          </table:table-cell>
          <table:table-cell office:value-type="float" office:value="13.082" calcext:value-type="float">
            <text:p>13.082</text:p>
          </table:table-cell>
          <table:table-cell office:value-type="float" office:value="13.603" calcext:value-type="float">
            <text:p>13.6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0776" calcext:value-type="float">
            <text:p>21.0776</text:p>
          </table:table-cell>
          <table:table-cell office:value-type="float" office:value="0.207279" calcext:value-type="float">
            <text:p>0.207279</text:p>
          </table:table-cell>
          <table:table-cell office:value-type="float" office:value="20.713" calcext:value-type="float">
            <text:p>20.713</text:p>
          </table:table-cell>
          <table:table-cell office:value-type="float" office:value="20.925" calcext:value-type="float">
            <text:p>20.925</text:p>
          </table:table-cell>
          <table:table-cell office:value-type="float" office:value="21.073" calcext:value-type="float">
            <text:p>21.073</text:p>
          </table:table-cell>
          <table:table-cell office:value-type="float" office:value="21.163" calcext:value-type="float">
            <text:p>21.163</text:p>
          </table:table-cell>
          <table:table-cell office:value-type="float" office:value="22.049" calcext:value-type="float">
            <text:p>22.0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.4248" calcext:value-type="float">
            <text:p>32.4248</text:p>
          </table:table-cell>
          <table:table-cell office:value-type="float" office:value="0.257436" calcext:value-type="float">
            <text:p>0.257436</text:p>
          </table:table-cell>
          <table:table-cell office:value-type="float" office:value="32.212" calcext:value-type="float">
            <text:p>32.212</text:p>
          </table:table-cell>
          <table:table-cell office:value-type="float" office:value="32.314" calcext:value-type="float">
            <text:p>32.314</text:p>
          </table:table-cell>
          <table:table-cell office:value-type="float" office:value="32.381" calcext:value-type="float">
            <text:p>32.381</text:p>
          </table:table-cell>
          <table:table-cell office:value-type="float" office:value="32.441" calcext:value-type="float">
            <text:p>32.441</text:p>
          </table:table-cell>
          <table:table-cell office:value-type="float" office:value="34.108" calcext:value-type="float">
            <text:p>34.1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919" calcext:value-type="float">
            <text:p>53.8919</text:p>
          </table:table-cell>
          <table:table-cell office:value-type="float" office:value="0.303335" calcext:value-type="float">
            <text:p>0.303335</text:p>
          </table:table-cell>
          <table:table-cell office:value-type="float" office:value="53.521" calcext:value-type="float">
            <text:p>53.521</text:p>
          </table:table-cell>
          <table:table-cell office:value-type="float" office:value="53.767" calcext:value-type="float">
            <text:p>53.767</text:p>
          </table:table-cell>
          <table:table-cell office:value-type="float" office:value="53.838" calcext:value-type="float">
            <text:p>53.838</text:p>
          </table:table-cell>
          <table:table-cell office:value-type="float" office:value="53.963" calcext:value-type="float">
            <text:p>53.963</text:p>
          </table:table-cell>
          <table:table-cell office:value-type="float" office:value="56.409" calcext:value-type="float">
            <text:p>56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9393" calcext:value-type="float">
            <text:p>77.9393</text:p>
          </table:table-cell>
          <table:table-cell office:value-type="float" office:value="0.534918" calcext:value-type="float">
            <text:p>0.534918</text:p>
          </table:table-cell>
          <table:table-cell office:value-type="float" office:value="77.015" calcext:value-type="float">
            <text:p>77.015</text:p>
          </table:table-cell>
          <table:table-cell office:value-type="float" office:value="77.686" calcext:value-type="float">
            <text:p>77.686</text:p>
          </table:table-cell>
          <table:table-cell office:value-type="float" office:value="77.873" calcext:value-type="float">
            <text:p>77.873</text:p>
          </table:table-cell>
          <table:table-cell office:value-type="float" office:value="78.088" calcext:value-type="float">
            <text:p>78.088</text:p>
          </table:table-cell>
          <table:table-cell office:value-type="float" office:value="81.098" calcext:value-type="float">
            <text:p>81.09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.282" calcext:value-type="float">
            <text:p>121.282</text:p>
          </table:table-cell>
          <table:table-cell office:value-type="float" office:value="1.34614" calcext:value-type="float">
            <text:p>1.34614</text:p>
          </table:table-cell>
          <table:table-cell office:value-type="float" office:value="120.389" calcext:value-type="float">
            <text:p>120.389</text:p>
          </table:table-cell>
          <table:table-cell office:value-type="float" office:value="120.703" calcext:value-type="float">
            <text:p>120.70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121.09" calcext:value-type="float">
            <text:p>121.09</text:p>
          </table:table-cell>
          <table:table-cell office:value-type="float" office:value="128.182" calcext:value-type="float">
            <text:p>128.1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.764" calcext:value-type="float">
            <text:p>185.764</text:p>
          </table:table-cell>
          <table:table-cell office:value-type="float" office:value="1.05852" calcext:value-type="float">
            <text:p>1.05852</text:p>
          </table:table-cell>
          <table:table-cell office:value-type="float" office:value="184.609" calcext:value-type="float">
            <text:p>184.609</text:p>
          </table:table-cell>
          <table:table-cell office:value-type="float" office:value="185.11" calcext:value-type="float">
            <text:p>185.11</text:p>
          </table:table-cell>
          <table:table-cell office:value-type="float" office:value="185.546" calcext:value-type="float">
            <text:p>185.546</text:p>
          </table:table-cell>
          <table:table-cell office:value-type="float" office:value="185.985" calcext:value-type="float">
            <text:p>185.985</text:p>
          </table:table-cell>
          <table:table-cell office:value-type="float" office:value="190.315" calcext:value-type="float">
            <text:p>190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3.60702" calcext:value-type="float">
            <text:p>3.60702</text:p>
          </table:table-cell>
          <table:table-cell office:value-type="float" office:value="276.28" calcext:value-type="float">
            <text:p>276.28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278.309" calcext:value-type="float">
            <text:p>278.309</text:p>
          </table:table-cell>
          <table:table-cell office:value-type="float" office:value="278.934" calcext:value-type="float">
            <text:p>278.934</text:p>
          </table:table-cell>
          <table:table-cell office:value-type="float" office:value="293.222" calcext:value-type="float">
            <text:p>293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1.659" calcext:value-type="float">
            <text:p>411.659</text:p>
          </table:table-cell>
          <table:table-cell office:value-type="float" office:value="4.86538" calcext:value-type="float">
            <text:p>4.86538</text:p>
          </table:table-cell>
          <table:table-cell office:value-type="float" office:value="405.754" calcext:value-type="float">
            <text:p>405.754</text:p>
          </table:table-cell>
          <table:table-cell office:value-type="float" office:value="408.245" calcext:value-type="float">
            <text:p>408.245</text:p>
          </table:table-cell>
          <table:table-cell office:value-type="float" office:value="409.459" calcext:value-type="float">
            <text:p>409.459</text:p>
          </table:table-cell>
          <table:table-cell office:value-type="float" office:value="414.115" calcext:value-type="float">
            <text:p>414.115</text:p>
          </table:table-cell>
          <table:table-cell office:value-type="float" office:value="434.676" calcext:value-type="float">
            <text:p>434.67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6.226" calcext:value-type="float">
            <text:p>716.226</text:p>
          </table:table-cell>
          <table:table-cell office:value-type="float" office:value="4.82583" calcext:value-type="float">
            <text:p>4.82583</text:p>
          </table:table-cell>
          <table:table-cell office:value-type="float" office:value="709.035" calcext:value-type="float">
            <text:p>709.035</text:p>
          </table:table-cell>
          <table:table-cell office:value-type="float" office:value="712.802" calcext:value-type="float">
            <text:p>712.802</text:p>
          </table:table-cell>
          <table:table-cell office:value-type="float" office:value="714.146" calcext:value-type="float">
            <text:p>714.146</text:p>
          </table:table-cell>
          <table:table-cell office:value-type="float" office:value="721.373" calcext:value-type="float">
            <text:p>721.373</text:p>
          </table:table-cell>
          <table:table-cell office:value-type="float" office:value="728.451" calcext:value-type="float">
            <text:p>728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9.63" calcext:value-type="float">
            <text:p>1149.63</text:p>
          </table:table-cell>
          <table:table-cell office:value-type="float" office:value="11.4442" calcext:value-type="float">
            <text:p>11.4442</text:p>
          </table:table-cell>
          <table:table-cell office:value-type="float" office:value="1134.28" calcext:value-type="float">
            <text:p>1134.28</text:p>
          </table:table-cell>
          <table:table-cell office:value-type="float" office:value="1139.11" calcext:value-type="float">
            <text:p>1139.11</text:p>
          </table:table-cell>
          <table:table-cell office:value-type="float" office:value="1150.42" calcext:value-type="float">
            <text:p>1150.42</text:p>
          </table:table-cell>
          <table:table-cell office:value-type="float" office:value="1155.96" calcext:value-type="float">
            <text:p>1155.96</text:p>
          </table:table-cell>
          <table:table-cell office:value-type="float" office:value="1194.18" calcext:value-type="float">
            <text:p>1194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29.74" calcext:value-type="float">
            <text:p>2329.74</text:p>
          </table:table-cell>
          <table:table-cell office:value-type="float" office:value="2.3459" calcext:value-type="float">
            <text:p>2.3459</text:p>
          </table:table-cell>
          <table:table-cell office:value-type="float" office:value="2323.92" calcext:value-type="float">
            <text:p>2323.92</text:p>
          </table:table-cell>
          <table:table-cell office:value-type="float" office:value="2328.25" calcext:value-type="float">
            <text:p>2328.25</text:p>
          </table:table-cell>
          <table:table-cell office:value-type="float" office:value="2329.57" calcext:value-type="float">
            <text:p>2329.57</text:p>
          </table:table-cell>
          <table:table-cell office:value-type="float" office:value="2330.82" calcext:value-type="float">
            <text:p>2330.82</text:p>
          </table:table-cell>
          <table:table-cell office:value-type="float" office:value="2337.53" calcext:value-type="float">
            <text:p>2337.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205306" calcext:value-type="float">
            <text:p>0.205306</text:p>
          </table:table-cell>
          <table:table-cell office:value-type="float" office:value="2.55" calcext:value-type="float">
            <text:p>2.55</text:p>
          </table:table-cell>
          <table:table-cell office:value-type="float" office:value="2.8" calcext:value-type="float">
            <text:p>2.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7" calcext:value-type="float">
            <text:p>3.087</text:p>
          </table:table-cell>
          <table:table-cell office:value-type="float" office:value="3.56" calcext:value-type="float">
            <text:p>3.5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4331" calcext:value-type="float">
            <text:p>8.34331</text:p>
          </table:table-cell>
          <table:table-cell office:value-type="float" office:value="0.308168" calcext:value-type="float">
            <text:p>0.308168</text:p>
          </table:table-cell>
          <table:table-cell office:value-type="float" office:value="7.58" calcext:value-type="float">
            <text:p>7.58</text:p>
          </table:table-cell>
          <table:table-cell office:value-type="float" office:value="8.12" calcext:value-type="float">
            <text:p>8.12</text:p>
          </table:table-cell>
          <table:table-cell office:value-type="float" office:value="8.296" calcext:value-type="float">
            <text:p>8.296</text:p>
          </table:table-cell>
          <table:table-cell office:value-type="float" office:value="8.502" calcext:value-type="float">
            <text:p>8.502</text:p>
          </table:table-cell>
          <table:table-cell office:value-type="float" office:value="9.09" calcext:value-type="float">
            <text:p>9.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55" calcext:value-type="float">
            <text:p>17.255</text:p>
          </table:table-cell>
          <table:table-cell office:value-type="float" office:value="0.501394" calcext:value-type="float">
            <text:p>0.501394</text:p>
          </table:table-cell>
          <table:table-cell office:value-type="float" office:value="16.115" calcext:value-type="float">
            <text:p>16.115</text:p>
          </table:table-cell>
          <table:table-cell office:value-type="float" office:value="16.914" calcext:value-type="float">
            <text:p>16.914</text:p>
          </table:table-cell>
          <table:table-cell office:value-type="float" office:value="17.228" calcext:value-type="float">
            <text:p>17.228</text:p>
          </table:table-cell>
          <table:table-cell office:value-type="float" office:value="17.529" calcext:value-type="float">
            <text:p>17.529</text:p>
          </table:table-cell>
          <table:table-cell office:value-type="float" office:value="19.021" calcext:value-type="float">
            <text:p>19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4797" calcext:value-type="float">
            <text:p>27.4797</text:p>
          </table:table-cell>
          <table:table-cell office:value-type="float" office:value="0.521193" calcext:value-type="float">
            <text:p>0.521193</text:p>
          </table:table-cell>
          <table:table-cell office:value-type="float" office:value="26.246" calcext:value-type="float">
            <text:p>26.246</text:p>
          </table:table-cell>
          <table:table-cell office:value-type="float" office:value="27.077" calcext:value-type="float">
            <text:p>27.077</text:p>
          </table:table-cell>
          <table:table-cell office:value-type="float" office:value="27.5" calcext:value-type="float">
            <text:p>27.5</text:p>
          </table:table-cell>
          <table:table-cell office:value-type="float" office:value="27.745" calcext:value-type="float">
            <text:p>27.745</text:p>
          </table:table-cell>
          <table:table-cell office:value-type="float" office:value="29.326" calcext:value-type="float">
            <text:p>29.3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.8652" calcext:value-type="float">
            <text:p>39.8652</text:p>
          </table:table-cell>
          <table:table-cell office:value-type="float" office:value="0.635475" calcext:value-type="float">
            <text:p>0.635475</text:p>
          </table:table-cell>
          <table:table-cell office:value-type="float" office:value="38.383" calcext:value-type="float">
            <text:p>38.383</text:p>
          </table:table-cell>
          <table:table-cell office:value-type="float" office:value="39.431" calcext:value-type="float">
            <text:p>39.431</text:p>
          </table:table-cell>
          <table:table-cell office:value-type="float" office:value="39.885" calcext:value-type="float">
            <text:p>39.885</text:p>
          </table:table-cell>
          <table:table-cell office:value-type="float" office:value="40.332" calcext:value-type="float">
            <text:p>40.332</text:p>
          </table:table-cell>
          <table:table-cell office:value-type="float" office:value="41.36" calcext:value-type="float">
            <text:p>41.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.0988" calcext:value-type="float">
            <text:p>63.0988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61.498" calcext:value-type="float">
            <text:p>61.498</text:p>
          </table:table-cell>
          <table:table-cell office:value-type="float" office:value="62.555" calcext:value-type="float">
            <text:p>62.555</text:p>
          </table:table-cell>
          <table:table-cell office:value-type="float" office:value="63.074" calcext:value-type="float">
            <text:p>63.074</text:p>
          </table:table-cell>
          <table:table-cell office:value-type="float" office:value="63.531" calcext:value-type="float">
            <text:p>63.531</text:p>
          </table:table-cell>
          <table:table-cell office:value-type="float" office:value="65.418" calcext:value-type="float">
            <text:p>65.4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.5459" calcext:value-type="float">
            <text:p>99.5459</text:p>
          </table:table-cell>
          <table:table-cell office:value-type="float" office:value="1.11114" calcext:value-type="float">
            <text:p>1.11114</text:p>
          </table:table-cell>
          <table:table-cell office:value-type="float" office:value="96.767" calcext:value-type="float">
            <text:p>96.767</text:p>
          </table:table-cell>
          <table:table-cell office:value-type="float" office:value="98.793" calcext:value-type="float">
            <text:p>98.793</text:p>
          </table:table-cell>
          <table:table-cell office:value-type="float" office:value="99.434" calcext:value-type="float">
            <text:p>99.434</text:p>
          </table:table-cell>
          <table:table-cell office:value-type="float" office:value="100.183" calcext:value-type="float">
            <text:p>100.183</text:p>
          </table:table-cell>
          <table:table-cell office:value-type="float" office:value="102.837" calcext:value-type="float">
            <text:p>102.83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.442" calcext:value-type="float">
            <text:p>161.442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158.549" calcext:value-type="float">
            <text:p>158.549</text:p>
          </table:table-cell>
          <table:table-cell office:value-type="float" office:value="160.439" calcext:value-type="float">
            <text:p>160.439</text:p>
          </table:table-cell>
          <table:table-cell office:value-type="float" office:value="161.593" calcext:value-type="float">
            <text:p>161.593</text:p>
          </table:table-cell>
          <table:table-cell office:value-type="float" office:value="162.296" calcext:value-type="float">
            <text:p>162.296</text:p>
          </table:table-cell>
          <table:table-cell office:value-type="float" office:value="163.969" calcext:value-type="float">
            <text:p>163.9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8.632" calcext:value-type="float">
            <text:p>268.632</text:p>
          </table:table-cell>
          <table:table-cell office:value-type="float" office:value="2.47213" calcext:value-type="float">
            <text:p>2.47213</text:p>
          </table:table-cell>
          <table:table-cell office:value-type="float" office:value="264.853" calcext:value-type="float">
            <text:p>264.853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268.398" calcext:value-type="float">
            <text:p>268.398</text:p>
          </table:table-cell>
          <table:table-cell office:value-type="float" office:value="269.42" calcext:value-type="float">
            <text:p>269.42</text:p>
          </table:table-cell>
          <table:table-cell office:value-type="float" office:value="288.57" calcext:value-type="float">
            <text:p>288.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1.494" calcext:value-type="float">
            <text:p>541.494</text:p>
          </table:table-cell>
          <table:table-cell office:value-type="float" office:value="12.5044" calcext:value-type="float">
            <text:p>12.5044</text:p>
          </table:table-cell>
          <table:table-cell office:value-type="float" office:value="530.291" calcext:value-type="float">
            <text:p>530.291</text:p>
          </table:table-cell>
          <table:table-cell office:value-type="float" office:value="536.831" calcext:value-type="float">
            <text:p>536.831</text:p>
          </table:table-cell>
          <table:table-cell office:value-type="float" office:value="539.451" calcext:value-type="float">
            <text:p>539.451</text:p>
          </table:table-cell>
          <table:table-cell office:value-type="float" office:value="541.427" calcext:value-type="float">
            <text:p>541.427</text:p>
          </table:table-cell>
          <table:table-cell office:value-type="float" office:value="615.661" calcext:value-type="float">
            <text:p>615.6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73.0482" calcext:value-type="float">
            <text:p>73.0482</text:p>
          </table:table-cell>
          <table:table-cell office:value-type="float" office:value="1258.3" calcext:value-type="float">
            <text:p>1258.3</text:p>
          </table:table-cell>
          <table:table-cell office:value-type="float" office:value="1420.47" calcext:value-type="float">
            <text:p>1420.47</text:p>
          </table:table-cell>
          <table:table-cell office:value-type="float" office:value="1439.47" calcext:value-type="float">
            <text:p>1439.47</text:p>
          </table:table-cell>
          <table:table-cell office:value-type="float" office:value="1449.6" calcext:value-type="float">
            <text:p>1449.6</text:p>
          </table:table-cell>
          <table:table-cell office:value-type="float" office:value="1465.2" calcext:value-type="float">
            <text:p>1465.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19.82" calcext:value-type="float">
            <text:p>3719.82</text:p>
          </table:table-cell>
          <table:table-cell office:value-type="float" office:value="116.197" calcext:value-type="float">
            <text:p>116.197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3666.69" calcext:value-type="float">
            <text:p>3666.69</text:p>
          </table:table-cell>
          <table:table-cell office:value-type="float" office:value="3727.68" calcext:value-type="float">
            <text:p>3727.68</text:p>
          </table:table-cell>
          <table:table-cell office:value-type="float" office:value="3802.89" calcext:value-type="float">
            <text:p>3802.89</text:p>
          </table:table-cell>
          <table:table-cell office:value-type="float" office:value="3888.28" calcext:value-type="float">
            <text:p>3888.2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2.7" calcext:value-type="float">
            <text:p>10192.7</text:p>
          </table:table-cell>
          <table:table-cell office:value-type="float" office:value="265.172" calcext:value-type="float">
            <text:p>265.172</text:p>
          </table:table-cell>
          <table:table-cell office:value-type="float" office:value="9219.55" calcext:value-type="float">
            <text:p>9219.55</text:p>
          </table:table-cell>
          <table:table-cell office:value-type="float" office:value="10105.6" calcext:value-type="float">
            <text:p>10105.6</text:p>
          </table:table-cell>
          <table:table-cell office:value-type="float" office:value="10244.4" calcext:value-type="float">
            <text:p>10244.4</text:p>
          </table:table-cell>
          <table:table-cell office:value-type="float" office:value="10338.2" calcext:value-type="float">
            <text:p>10338.2</text:p>
          </table:table-cell>
          <table:table-cell office:value-type="float" office:value="10614.3" calcext:value-type="float">
            <text:p>10614.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340.2" calcext:value-type="float">
            <text:p>29340.2</text:p>
          </table:table-cell>
          <table:table-cell office:value-type="float" office:value="573.276" calcext:value-type="float">
            <text:p>573.276</text:p>
          </table:table-cell>
          <table:table-cell office:value-type="float" office:value="26766.1" calcext:value-type="float">
            <text:p>26766.1</text:p>
          </table:table-cell>
          <table:table-cell office:value-type="float" office:value="28974.2" calcext:value-type="float">
            <text:p>28974.2</text:p>
          </table:table-cell>
          <table:table-cell office:value-type="float" office:value="29430.8" calcext:value-type="float">
            <text:p>29430.8</text:p>
          </table:table-cell>
          <table:table-cell office:value-type="float" office:value="29792.5" calcext:value-type="float">
            <text:p>29792.5</text:p>
          </table:table-cell>
          <table:table-cell office:value-type="float" office:value="30348.6" calcext:value-type="float">
            <text:p>30348.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425.2" calcext:value-type="float">
            <text:p>83425.2</text:p>
          </table:table-cell>
          <table:table-cell office:value-type="float" office:value="1657.48" calcext:value-type="float">
            <text:p>1657.48</text:p>
          </table:table-cell>
          <table:table-cell office:value-type="float" office:value="77008.8" calcext:value-type="float">
            <text:p>77008.8</text:p>
          </table:table-cell>
          <table:table-cell office:value-type="float" office:value="82840.3" calcext:value-type="float">
            <text:p>82840.3</text:p>
          </table:table-cell>
          <table:table-cell office:value-type="float" office:value="83692.7" calcext:value-type="float">
            <text:p>83692.7</text:p>
          </table:table-cell>
          <table:table-cell office:value-type="float" office:value="84453.9" calcext:value-type="float">
            <text:p>84453.9</text:p>
          </table:table-cell>
          <table:table-cell office:value-type="float" office:value="86982.5" calcext:value-type="float">
            <text:p>86982.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6089" calcext:value-type="float">
            <text:p>246089</text:p>
          </table:table-cell>
          <table:table-cell office:value-type="float" office:value="6487.55" calcext:value-type="float">
            <text:p>6487.55</text:p>
          </table:table-cell>
          <table:table-cell office:value-type="float" office:value="228635" calcext:value-type="float">
            <text:p>228635</text:p>
          </table:table-cell>
          <table:table-cell office:value-type="float" office:value="242196" calcext:value-type="float">
            <text:p>242196</text:p>
          </table:table-cell>
          <table:table-cell office:value-type="float" office:value="246756" calcext:value-type="float">
            <text:p>246756</text:p>
          </table:table-cell>
          <table:table-cell office:value-type="float" office:value="250726" calcext:value-type="float">
            <text:p>250726</text:p>
          </table:table-cell>
          <table:table-cell office:value-type="float" office:value="265591" calcext:value-type="float">
            <text:p>26559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2623" calcext:value-type="float">
            <text:p>6.92623</text:p>
          </table:table-cell>
          <table:table-cell office:value-type="float" office:value="0.137021" calcext:value-type="float">
            <text:p>0.137021</text:p>
          </table:table-cell>
          <table:table-cell office:value-type="float" office:value="6.611" calcext:value-type="float">
            <text:p>6.611</text:p>
          </table:table-cell>
          <table:table-cell office:value-type="float" office:value="6.827" calcext:value-type="float">
            <text:p>6.827</text:p>
          </table:table-cell>
          <table:table-cell office:value-type="float" office:value="6.94" calcext:value-type="float">
            <text:p>6.94</text:p>
          </table:table-cell>
          <table:table-cell office:value-type="float" office:value="7.009" calcext:value-type="float">
            <text:p>7.009</text:p>
          </table:table-cell>
          <table:table-cell office:value-type="float" office:value="7.342" calcext:value-type="float">
            <text:p>7.3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073" calcext:value-type="float">
            <text:p>10.7073</text:p>
          </table:table-cell>
          <table:table-cell office:value-type="float" office:value="0.159924" calcext:value-type="float">
            <text:p>0.159924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589" calcext:value-type="float">
            <text:p>10.589</text:p>
          </table:table-cell>
          <table:table-cell office:value-type="float" office:value="10.709" calcext:value-type="float">
            <text:p>10.709</text:p>
          </table:table-cell>
          <table:table-cell office:value-type="float" office:value="10.805" calcext:value-type="float">
            <text:p>10.805</text:p>
          </table:table-cell>
          <table:table-cell office:value-type="float" office:value="11.167" calcext:value-type="float">
            <text:p>11.1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063" calcext:value-type="float">
            <text:p>14.7063</text:p>
          </table:table-cell>
          <table:table-cell office:value-type="float" office:value="0.241134" calcext:value-type="float">
            <text:p>0.241134</text:p>
          </table:table-cell>
          <table:table-cell office:value-type="float" office:value="13.983" calcext:value-type="float">
            <text:p>13.983</text:p>
          </table:table-cell>
          <table:table-cell office:value-type="float" office:value="14.571" calcext:value-type="float">
            <text:p>14.571</text:p>
          </table:table-cell>
          <table:table-cell office:value-type="float" office:value="14.705" calcext:value-type="float">
            <text:p>14.705</text:p>
          </table:table-cell>
          <table:table-cell office:value-type="float" office:value="14.871" calcext:value-type="float">
            <text:p>14.871</text:p>
          </table:table-cell>
          <table:table-cell office:value-type="float" office:value="15.21" calcext:value-type="float">
            <text:p>15.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6766" calcext:value-type="float">
            <text:p>20.6766</text:p>
          </table:table-cell>
          <table:table-cell office:value-type="float" office:value="0.271844" calcext:value-type="float">
            <text:p>0.271844</text:p>
          </table:table-cell>
          <table:table-cell office:value-type="float" office:value="19.962" calcext:value-type="float">
            <text:p>19.962</text:p>
          </table:table-cell>
          <table:table-cell office:value-type="float" office:value="20.495" calcext:value-type="float">
            <text:p>20.495</text:p>
          </table:table-cell>
          <table:table-cell office:value-type="float" office:value="20.662" calcext:value-type="float">
            <text:p>20.662</text:p>
          </table:table-cell>
          <table:table-cell office:value-type="float" office:value="20.842" calcext:value-type="float">
            <text:p>20.842</text:p>
          </table:table-cell>
          <table:table-cell office:value-type="float" office:value="21.404" calcext:value-type="float">
            <text:p>21.4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2818" calcext:value-type="float">
            <text:p>27.2818</text:p>
          </table:table-cell>
          <table:table-cell office:value-type="float" office:value="0.512009" calcext:value-type="float">
            <text:p>0.512009</text:p>
          </table:table-cell>
          <table:table-cell office:value-type="float" office:value="25.989" calcext:value-type="float">
            <text:p>25.989</text:p>
          </table:table-cell>
          <table:table-cell office:value-type="float" office:value="26.934" calcext:value-type="float">
            <text:p>26.934</text:p>
          </table:table-cell>
          <table:table-cell office:value-type="float" office:value="27.343" calcext:value-type="float">
            <text:p>27.343</text:p>
          </table:table-cell>
          <table:table-cell office:value-type="float" office:value="27.627" calcext:value-type="float">
            <text:p>27.627</text:p>
          </table:table-cell>
          <table:table-cell office:value-type="float" office:value="28.339" calcext:value-type="float">
            <text:p>28.33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2174" calcext:value-type="float">
            <text:p>38.2174</text:p>
          </table:table-cell>
          <table:table-cell office:value-type="float" office:value="0.718536" calcext:value-type="float">
            <text:p>0.718536</text:p>
          </table:table-cell>
          <table:table-cell office:value-type="float" office:value="36.657" calcext:value-type="float">
            <text:p>36.657</text:p>
          </table:table-cell>
          <table:table-cell office:value-type="float" office:value="37.784" calcext:value-type="float">
            <text:p>37.784</text:p>
          </table:table-cell>
          <table:table-cell office:value-type="float" office:value="38.117" calcext:value-type="float">
            <text:p>38.117</text:p>
          </table:table-cell>
          <table:table-cell office:value-type="float" office:value="38.629" calcext:value-type="float">
            <text:p>38.629</text:p>
          </table:table-cell>
          <table:table-cell office:value-type="float" office:value="39.978" calcext:value-type="float">
            <text:p>39.9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.9756" calcext:value-type="float">
            <text:p>53.9756</text:p>
          </table:table-cell>
          <table:table-cell office:value-type="float" office:value="0.525187" calcext:value-type="float">
            <text:p>0.525187</text:p>
          </table:table-cell>
          <table:table-cell office:value-type="float" office:value="52.259" calcext:value-type="float">
            <text:p>52.259</text:p>
          </table:table-cell>
          <table:table-cell office:value-type="float" office:value="53.703" calcext:value-type="float">
            <text:p>53.703</text:p>
          </table:table-cell>
          <table:table-cell office:value-type="float" office:value="53.959" calcext:value-type="float">
            <text:p>53.959</text:p>
          </table:table-cell>
          <table:table-cell office:value-type="float" office:value="54.341" calcext:value-type="float">
            <text:p>54.341</text:p>
          </table:table-cell>
          <table:table-cell office:value-type="float" office:value="54.955" calcext:value-type="float">
            <text:p>54.9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13" calcext:value-type="float">
            <text:p>80.5713</text:p>
          </table:table-cell>
          <table:table-cell office:value-type="float" office:value="0.810395" calcext:value-type="float">
            <text:p>0.810395</text:p>
          </table:table-cell>
          <table:table-cell office:value-type="float" office:value="78.753" calcext:value-type="float">
            <text:p>78.753</text:p>
          </table:table-cell>
          <table:table-cell office:value-type="float" office:value="79.72" calcext:value-type="float">
            <text:p>79.72</text:p>
          </table:table-cell>
          <table:table-cell office:value-type="float" office:value="80.73" calcext:value-type="float">
            <text:p>80.73</text:p>
          </table:table-cell>
          <table:table-cell office:value-type="float" office:value="81.112" calcext:value-type="float">
            <text:p>81.112</text:p>
          </table:table-cell>
          <table:table-cell office:value-type="float" office:value="82.114" calcext:value-type="float">
            <text:p>82.11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364" calcext:value-type="float">
            <text:p>111.364</text:p>
          </table:table-cell>
          <table:table-cell office:value-type="float" office:value="1.36608" calcext:value-type="float">
            <text:p>1.36608</text:p>
          </table:table-cell>
          <table:table-cell office:value-type="float" office:value="106.56" calcext:value-type="float">
            <text:p>106.56</text:p>
          </table:table-cell>
          <table:table-cell office:value-type="float" office:value="110.299" calcext:value-type="float">
            <text:p>110.299</text:p>
          </table:table-cell>
          <table:table-cell office:value-type="float" office:value="111.371" calcext:value-type="float">
            <text:p>111.371</text:p>
          </table:table-cell>
          <table:table-cell office:value-type="float" office:value="112.421" calcext:value-type="float">
            <text:p>112.421</text:p>
          </table:table-cell>
          <table:table-cell office:value-type="float" office:value="114.286" calcext:value-type="float">
            <text:p>114.28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.709" calcext:value-type="float">
            <text:p>161.709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159.053" calcext:value-type="float">
            <text:p>159.053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61.434" calcext:value-type="float">
            <text:p>161.434</text:p>
          </table:table-cell>
          <table:table-cell office:value-type="float" office:value="162.909" calcext:value-type="float">
            <text:p>162.909</text:p>
          </table:table-cell>
          <table:table-cell office:value-type="float" office:value="164.619" calcext:value-type="float">
            <text:p>164.6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3.954" calcext:value-type="float">
            <text:p>233.954</text:p>
          </table:table-cell>
          <table:table-cell office:value-type="float" office:value="2.00101" calcext:value-type="float">
            <text:p>2.00101</text:p>
          </table:table-cell>
          <table:table-cell office:value-type="float" office:value="230.763" calcext:value-type="float">
            <text:p>230.763</text:p>
          </table:table-cell>
          <table:table-cell office:value-type="float" office:value="232.618" calcext:value-type="float">
            <text:p>232.618</text:p>
          </table:table-cell>
          <table:table-cell office:value-type="float" office:value="233.643" calcext:value-type="float">
            <text:p>233.643</text:p>
          </table:table-cell>
          <table:table-cell office:value-type="float" office:value="234.295" calcext:value-type="float">
            <text:p>234.295</text:p>
          </table:table-cell>
          <table:table-cell office:value-type="float" office:value="239.804" calcext:value-type="float">
            <text:p>239.8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4.111" calcext:value-type="float">
            <text:p>334.111</text:p>
          </table:table-cell>
          <table:table-cell office:value-type="float" office:value="4.22526" calcext:value-type="float">
            <text:p>4.22526</text:p>
          </table:table-cell>
          <table:table-cell office:value-type="float" office:value="324.722" calcext:value-type="float">
            <text:p>324.722</text:p>
          </table:table-cell>
          <table:table-cell office:value-type="float" office:value="331.18" calcext:value-type="float">
            <text:p>331.18</text:p>
          </table:table-cell>
          <table:table-cell office:value-type="float" office:value="333.103" calcext:value-type="float">
            <text:p>333.103</text:p>
          </table:table-cell>
          <table:table-cell office:value-type="float" office:value="337.821" calcext:value-type="float">
            <text:p>337.821</text:p>
          </table:table-cell>
          <table:table-cell office:value-type="float" office:value="343.931" calcext:value-type="float">
            <text:p>343.9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.253" calcext:value-type="float">
            <text:p>492.253</text:p>
          </table:table-cell>
          <table:table-cell office:value-type="float" office:value="6.44594" calcext:value-type="float">
            <text:p>6.44594</text:p>
          </table:table-cell>
          <table:table-cell office:value-type="float" office:value="474.409" calcext:value-type="float">
            <text:p>474.409</text:p>
          </table:table-cell>
          <table:table-cell office:value-type="float" office:value="487.567" calcext:value-type="float">
            <text:p>487.567</text:p>
          </table:table-cell>
          <table:table-cell office:value-type="float" office:value="491.448" calcext:value-type="float">
            <text:p>491.448</text:p>
          </table:table-cell>
          <table:table-cell office:value-type="float" office:value="496.621" calcext:value-type="float">
            <text:p>496.621</text:p>
          </table:table-cell>
          <table:table-cell office:value-type="float" office:value="508.392" calcext:value-type="float">
            <text:p>508.3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9.379" calcext:value-type="float">
            <text:p>819.379</text:p>
          </table:table-cell>
          <table:table-cell office:value-type="float" office:value="7.48103" calcext:value-type="float">
            <text:p>7.48103</text:p>
          </table:table-cell>
          <table:table-cell office:value-type="float" office:value="803.519" calcext:value-type="float">
            <text:p>803.519</text:p>
          </table:table-cell>
          <table:table-cell office:value-type="float" office:value="814.825" calcext:value-type="float">
            <text:p>814.825</text:p>
          </table:table-cell>
          <table:table-cell office:value-type="float" office:value="819.792" calcext:value-type="float">
            <text:p>819.792</text:p>
          </table:table-cell>
          <table:table-cell office:value-type="float" office:value="823.477" calcext:value-type="float">
            <text:p>823.477</text:p>
          </table:table-cell>
          <table:table-cell office:value-type="float" office:value="838.136" calcext:value-type="float">
            <text:p>838.1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4.49" calcext:value-type="float">
            <text:p>1294.49</text:p>
          </table:table-cell>
          <table:table-cell office:value-type="float" office:value="10.3331" calcext:value-type="float">
            <text:p>10.3331</text:p>
          </table:table-cell>
          <table:table-cell office:value-type="float" office:value="1268.95" calcext:value-type="float">
            <text:p>1268.95</text:p>
          </table:table-cell>
          <table:table-cell office:value-type="float" office:value="1284.92" calcext:value-type="float">
            <text:p>1284.92</text:p>
          </table:table-cell>
          <table:table-cell office:value-type="float" office:value="1297.1" calcext:value-type="float">
            <text:p>1297.1</text:p>
          </table:table-cell>
          <table:table-cell office:value-type="float" office:value="1300.78" calcext:value-type="float">
            <text:p>1300.78</text:p>
          </table:table-cell>
          <table:table-cell office:value-type="float" office:value="1323.24" calcext:value-type="float">
            <text:p>1323.2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2.61" calcext:value-type="float">
            <text:p>2502.61</text:p>
          </table:table-cell>
          <table:table-cell office:value-type="float" office:value="21.8234" calcext:value-type="float">
            <text:p>21.8234</text:p>
          </table:table-cell>
          <table:table-cell office:value-type="float" office:value="2466.38" calcext:value-type="float">
            <text:p>2466.38</text:p>
          </table:table-cell>
          <table:table-cell office:value-type="float" office:value="2483.73" calcext:value-type="float">
            <text:p>2483.73</text:p>
          </table:table-cell>
          <table:table-cell office:value-type="float" office:value="2502.7" calcext:value-type="float">
            <text:p>2502.7</text:p>
          </table:table-cell>
          <table:table-cell office:value-type="float" office:value="2522.37" calcext:value-type="float">
            <text:p>2522.37</text:p>
          </table:table-cell>
          <table:table-cell office:value-type="float" office:value="2537.94" calcext:value-type="float">
            <text:p>2537.9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21:18.426994493</meta:creation-date>
    <dc:date>2018-12-02T21:12:55.884071435</dc:date>
    <meta:editing-duration>PT51M32S</meta:editing-duration>
    <meta:editing-cycles>10</meta:editing-cycles>
    <meta:generator>LibreOffice/6.0.6.2$Linux_X86_64 LibreOffice_project/00m0$Build-2</meta:generator>
    <meta:document-statistic meta:table-count="6" meta:cell-count="5382" meta:object-count="0"/>
  </office:meta>
</office:document-meta>
</file>